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m falhas" table:style-name="ta1">
        <table:shapes>
          <draw:frame draw:z-index="0" draw:style-name="gr1" draw:text-style-name="P1" svg:width="15.999cm" svg:height="8.999cm" svg:x="22.042cm" svg:y="0.499cm">
            <draw:object draw:notify-on-update-of-ranges="'sem falhas'.B18:'sem falhas'.B57 'sem falhas'.C1:'sem falhas'.C1 'sem falhas'.C18:'sem falhas'.C57 'sem falhas'.D1:'sem falhas'.D1 'sem falhas'.D18:'sem falhas'.D57 'sem falhas'.E1:'sem falhas'.E1 'sem falhas'.E18:'sem falhas'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unTime(ms)</text:p>
          </table:table-cell>
          <table:table-cell office:value-type="string" calcext:value-type="string">
            <text:p>Cliente 01</text:p>
          </table:table-cell>
          <table:table-cell office:value-type="string" calcext:value-type="string">
            <text:p>Cliente 02</text:p>
          </table:table-cell>
          <table:table-cell office:value-type="string" calcext:value-type="string">
            <text:p>Cliente 03</text:p>
          </table:table-cell>
          <table: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Sem falhas</text:p>
          </table:table-cell>
          <table:table-cell office:value-type="float" office:value="40290" calcext:value-type="float">
            <text:p>40290</text:p>
          </table:table-cell>
          <table:table-cell office:value-type="float" office:value="40276" calcext:value-type="float">
            <text:p>40276</text:p>
          </table:table-cell>
          <table:table-cell office:value-type="float" office:value="40245" calcext:value-type="float">
            <text:p>40245</text:p>
          </table:table-cell>
          <table: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Throughput(ops/sec)</text:p>
          </table:table-cell>
          <table:table-cell office:value-type="float" office:value="297.840655249442" calcext:value-type="float">
            <text:p>297,840655249442</text:p>
          </table:table-cell>
          <table:table-cell office:value-type="float" office:value="297.944185122654" calcext:value-type="float">
            <text:p>297,944185122654</text:p>
          </table:table-cell>
          <table:table-cell office:value-type="float" office:value="298.173686172195" calcext:value-type="float">
            <text:p>298,173686172195</text:p>
          </table:table-cell>
          <table:table-cell/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Time(ms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Time(%)</text:p>
          </table:table-cell>
          <table:table-cell office:value-type="float" office:value="0.0347480764457682" calcext:value-type="float">
            <text:p>0,0347480764457682</text:p>
          </table:table-cell>
          <table:table-cell office:value-type="float" office:value="0.0347601549309763" calcext:value-type="float">
            <text:p>0,0347601549309763</text:p>
          </table:table-cell>
          <table:table-cell office:value-type="float" office:value="0.0323021493353212" calcext:value-type="float">
            <text:p>0,0323021493353212</text:p>
          </table:table-cell>
          <table:table-cell/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Time(ms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Time(%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Time(ms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Time(%)</text:p>
          </table:table-cell>
          <table:table-cell office:value-type="float" office:value="0.0347480764457682" calcext:value-type="float">
            <text:p>0,0347480764457682</text:p>
          </table:table-cell>
          <table:table-cell office:value-type="float" office:value="0.0347601549309763" calcext:value-type="float">
            <text:p>0,0347601549309763</text:p>
          </table:table-cell>
          <table:table-cell office:value-type="float" office:value="0.0323021493353212" calcext:value-type="float">
            <text:p>0,032302149335321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Operations</text:p>
          </table:table-cell>
          <table:table-cell office:value-type="float" office:value="5948" calcext:value-type="float">
            <text:p>5948</text:p>
          </table:table-cell>
          <table:table-cell office:value-type="float" office:value="6063" calcext:value-type="float">
            <text:p>6063</text:p>
          </table:table-cell>
          <table:table-cell office:value-type="float" office:value="6003" calcext:value-type="float">
            <text:p>600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AverageLatency(us)</text:p>
          </table:table-cell>
          <table:table-cell office:value-type="float" office:value="195.405346334902" calcext:value-type="float">
            <text:p>195,405346334902</text:p>
          </table:table-cell>
          <table:table-cell office:value-type="float" office:value="185.673923800099" calcext:value-type="float">
            <text:p>185,673923800099</text:p>
          </table:table-cell>
          <table:table-cell office:value-type="float" office:value="198.12343828086" calcext:value-type="float">
            <text:p>198,1234382808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inLatency(us)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axLatency(us)</text:p>
          </table:table-cell>
          <table:table-cell office:value-type="float" office:value="11625" calcext:value-type="float">
            <text:p>11625</text:p>
          </table:table-cell>
          <table:table-cell office:value-type="float" office:value="10498" calcext:value-type="float">
            <text:p>10498</text:p>
          </table:table-cell>
          <table:table-cell office:value-type="float" office:value="50767" calcext:value-type="float">
            <text:p>5076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Return=OK</text:p>
          </table:table-cell>
          <table:table-cell office:value-type="float" office:value="5948" calcext:value-type="float">
            <text:p>5948</text:p>
          </table:table-cell>
          <table:table-cell office:value-type="float" office:value="6063" calcext:value-type="float">
            <text:p>6063</text:p>
          </table:table-cell>
          <table:table-cell office:value-type="float" office:value="6003" calcext:value-type="float">
            <text:p>600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348.8" calcext:value-type="float">
            <text:p>348,8</text:p>
          </table:table-cell>
          <table:table-cell office:value-type="float" office:value="357.801418439716" calcext:value-type="float">
            <text:p>357,801418439716</text:p>
          </table:table-cell>
          <table:table-cell office:value-type="float" office:value="612.284722222222" calcext:value-type="float">
            <text:p>612,28472222222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" calcext:value-type="float">
            <text:p>1000</text:p>
          </table:table-cell>
          <table:table-cell office:value-type="float" office:value="218.722627737226" calcext:value-type="float">
            <text:p>218,722627737226</text:p>
          </table:table-cell>
          <table:table-cell office:value-type="float" office:value="204.770833333333" calcext:value-type="float">
            <text:p>204,770833333333</text:p>
          </table:table-cell>
          <table:table-cell office:value-type="float" office:value="213.190789473684" calcext:value-type="float">
            <text:p>213,19078947368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225.299270072993" calcext:value-type="float">
            <text:p>225,299270072993</text:p>
          </table:table-cell>
          <table:table-cell office:value-type="float" office:value="230.101351351351" calcext:value-type="float">
            <text:p>230,101351351351</text:p>
          </table:table-cell>
          <table:table-cell office:value-type="float" office:value="211.595744680851" calcext:value-type="float">
            <text:p>211,59574468085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" calcext:value-type="float">
            <text:p>3000</text:p>
          </table:table-cell>
          <table:table-cell office:value-type="float" office:value="200.878205128205" calcext:value-type="float">
            <text:p>200,878205128205</text:p>
          </table:table-cell>
          <table:table-cell office:value-type="float" office:value="208.205128205128" calcext:value-type="float">
            <text:p>208,205128205128</text:p>
          </table:table-cell>
          <table:table-cell office:value-type="float" office:value="194.372262773723" calcext:value-type="float">
            <text:p>194,37226277372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189.557823129252" calcext:value-type="float">
            <text:p>189,557823129252</text:p>
          </table:table-cell>
          <table:table-cell office:value-type="float" office:value="187.572327044025" calcext:value-type="float">
            <text:p>187,572327044025</text:p>
          </table:table-cell>
          <table:table-cell office:value-type="float" office:value="190.96644295302" calcext:value-type="float">
            <text:p>190,9664429530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" calcext:value-type="float">
            <text:p>5000</text:p>
          </table:table-cell>
          <table:table-cell office:value-type="float" office:value="193.536912751678" calcext:value-type="float">
            <text:p>193,536912751678</text:p>
          </table:table-cell>
          <table:table-cell office:value-type="float" office:value="189.257142857143" calcext:value-type="float">
            <text:p>189,257142857143</text:p>
          </table:table-cell>
          <table:table-cell office:value-type="float" office:value="192.755555555556" calcext:value-type="float">
            <text:p>192,755555555556</text:p>
          </table:table-cell>
          <table:table-cell>
            <draw:frame draw:z-index="1" draw:style-name="gr1" draw:text-style-name="P1" svg:width="15.999cm" svg:height="8.999cm" svg:x="0.273cm" svg:y="0.4cm">
              <draw:object draw:notify-on-update-of-ranges="'sem falhas'.B68:'sem falhas'.B107 'sem falhas'.C1:'sem falhas'.C1 'sem falhas'.C68:'sem falhas'.C107 'sem falhas'.D1:'sem falhas'.D1 'sem falhas'.D68:'sem falhas'.D107 'sem falhas'.E1:'sem falhas'.E1 'sem falhas'.E68:'sem falhas'.E1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194.087837837838" calcext:value-type="float">
            <text:p>194,087837837838</text:p>
          </table:table-cell>
          <table:table-cell office:value-type="float" office:value="202.715277777778" calcext:value-type="float">
            <text:p>202,715277777778</text:p>
          </table:table-cell>
          <table:table-cell office:value-type="float" office:value="188.927536231884" calcext:value-type="float">
            <text:p>188,92753623188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" calcext:value-type="float">
            <text:p>7000</text:p>
          </table:table-cell>
          <table:table-cell office:value-type="float" office:value="191.835616438356" calcext:value-type="float">
            <text:p>191,835616438356</text:p>
          </table:table-cell>
          <table:table-cell office:value-type="float" office:value="181.472972972973" calcext:value-type="float">
            <text:p>181,472972972973</text:p>
          </table:table-cell>
          <table:table-cell office:value-type="float" office:value="197.445161290323" calcext:value-type="float">
            <text:p>197,44516129032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195.25" calcext:value-type="float">
            <text:p>195,25</text:p>
          </table:table-cell>
          <table:table-cell office:value-type="float" office:value="170.614457831325" calcext:value-type="float">
            <text:p>170,614457831325</text:p>
          </table:table-cell>
          <table:table-cell office:value-type="float" office:value="179.486666666667" calcext:value-type="float">
            <text:p>179,48666666666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" calcext:value-type="float">
            <text:p>9000</text:p>
          </table:table-cell>
          <table:table-cell office:value-type="float" office:value="192.438709677419" calcext:value-type="float">
            <text:p>192,438709677419</text:p>
          </table:table-cell>
          <table:table-cell office:value-type="float" office:value="193.703703703704" calcext:value-type="float">
            <text:p>193,703703703704</text:p>
          </table:table-cell>
          <table:table-cell office:value-type="float" office:value="197.427631578947" calcext:value-type="float">
            <text:p>197,42763157894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188.453333333333" calcext:value-type="float">
            <text:p>188,453333333333</text:p>
          </table:table-cell>
          <table:table-cell office:value-type="float" office:value="179.726666666667" calcext:value-type="float">
            <text:p>179,726666666667</text:p>
          </table:table-cell>
          <table:table-cell office:value-type="float" office:value="183.714285714286" calcext:value-type="float">
            <text:p>183,71428571428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" calcext:value-type="float">
            <text:p>11000</text:p>
          </table:table-cell>
          <table:table-cell office:value-type="float" office:value="195.222929936306" calcext:value-type="float">
            <text:p>195,222929936306</text:p>
          </table:table-cell>
          <table:table-cell office:value-type="float" office:value="195.731034482759" calcext:value-type="float">
            <text:p>195,731034482759</text:p>
          </table:table-cell>
          <table:table-cell office:value-type="float" office:value="205.83660130719" calcext:value-type="float">
            <text:p>205,8366013071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197.459459459459" calcext:value-type="float">
            <text:p>197,459459459459</text:p>
          </table:table-cell>
          <table:table-cell office:value-type="float" office:value="181.470588235294" calcext:value-type="float">
            <text:p>181,470588235294</text:p>
          </table:table-cell>
          <table:table-cell office:value-type="float" office:value="191.24025974026" calcext:value-type="float">
            <text:p>191,2402597402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3000" calcext:value-type="float">
            <text:p>13000</text:p>
          </table:table-cell>
          <table:table-cell office:value-type="float" office:value="195.145038167939" calcext:value-type="float">
            <text:p>195,145038167939</text:p>
          </table:table-cell>
          <table:table-cell office:value-type="float" office:value="173.786206896552" calcext:value-type="float">
            <text:p>173,786206896552</text:p>
          </table:table-cell>
          <table:table-cell office:value-type="float" office:value="183.659863945578" calcext:value-type="float">
            <text:p>183,65986394557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195.571428571429" calcext:value-type="float">
            <text:p>195,571428571429</text:p>
          </table:table-cell>
          <table:table-cell office:value-type="float" office:value="180.512345679012" calcext:value-type="float">
            <text:p>180,512345679012</text:p>
          </table:table-cell>
          <table:table-cell office:value-type="float" office:value="190.363636363636" calcext:value-type="float">
            <text:p>190,36363636363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5000" calcext:value-type="float">
            <text:p>15000</text:p>
          </table:table-cell>
          <table:table-cell office:value-type="float" office:value="186.761904761905" calcext:value-type="float">
            <text:p>186,761904761905</text:p>
          </table:table-cell>
          <table:table-cell office:value-type="float" office:value="171.432098765432" calcext:value-type="float">
            <text:p>171,43209876543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191.980769230769" calcext:value-type="float">
            <text:p>191,980769230769</text:p>
          </table:table-cell>
          <table:table-cell office:value-type="float" office:value="175.45390070922" calcext:value-type="float">
            <text:p>175,45390070922</text:p>
          </table:table-cell>
          <table:table-cell office:value-type="float" office:value="182.585365853659" calcext:value-type="float">
            <text:p>182,58536585365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7000" calcext:value-type="float">
            <text:p>17000</text:p>
          </table:table-cell>
          <table:table-cell office:value-type="float" office:value="189.664473684211" calcext:value-type="float">
            <text:p>189,664473684211</text:p>
          </table:table-cell>
          <table:table-cell office:value-type="float" office:value="196.328767123288" calcext:value-type="float">
            <text:p>196,328767123288</text:p>
          </table:table-cell>
          <table:table-cell office:value-type="float" office:value="187.79020979021" calcext:value-type="float">
            <text:p>187,7902097902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186.392857142857" calcext:value-type="float">
            <text:p>186,392857142857</text:p>
          </table:table-cell>
          <table:table-cell office:value-type="float" office:value="171.952054794521" calcext:value-type="float">
            <text:p>171,952054794521</text:p>
          </table:table-cell>
          <table:table-cell office:value-type="float" office:value="179.813333333333" calcext:value-type="float">
            <text:p>179,81333333333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9000" calcext:value-type="float">
            <text:p>19000</text:p>
          </table:table-cell>
          <table:table-cell office:value-type="float" office:value="193.944785276074" calcext:value-type="float">
            <text:p>193,944785276074</text:p>
          </table:table-cell>
          <table:table-cell office:value-type="float" office:value="177.548387096774" calcext:value-type="float">
            <text:p>177,548387096774</text:p>
          </table:table-cell>
          <table:table-cell office:value-type="float" office:value="181.640243902439" calcext:value-type="float">
            <text:p>181,64024390243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196.204081632653" calcext:value-type="float">
            <text:p>196,204081632653</text:p>
          </table:table-cell>
          <table:table-cell office:value-type="float" office:value="175.702380952381" calcext:value-type="float">
            <text:p>175,702380952381</text:p>
          </table:table-cell>
          <table:table-cell office:value-type="float" office:value="188.700598802395" calcext:value-type="float">
            <text:p>188,70059880239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1000" calcext:value-type="float">
            <text:p>21000</text:p>
          </table:table-cell>
          <table:table-cell office:value-type="float" office:value="195.08" calcext:value-type="float">
            <text:p>195,08</text:p>
          </table:table-cell>
          <table:table-cell office:value-type="float" office:value="183.865384615385" calcext:value-type="float">
            <text:p>183,865384615385</text:p>
          </table:table-cell>
          <table:table-cell office:value-type="float" office:value="212.972789115646" calcext:value-type="float">
            <text:p>212,97278911564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office:value-type="float" office:value="195.904411764706" calcext:value-type="float">
            <text:p>195,904411764706</text:p>
          </table:table-cell>
          <table:table-cell office:value-type="float" office:value="192.766081871345" calcext:value-type="float">
            <text:p>192,766081871345</text:p>
          </table:table-cell>
          <table:table-cell office:value-type="float" office:value="195.726618705036" calcext:value-type="float">
            <text:p>195,72661870503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3000" calcext:value-type="float">
            <text:p>23000</text:p>
          </table:table-cell>
          <table:table-cell office:value-type="float" office:value="192.68345323741" calcext:value-type="float">
            <text:p>192,68345323741</text:p>
          </table:table-cell>
          <table:table-cell office:value-type="float" office:value="180.34693877551" calcext:value-type="float">
            <text:p>180,34693877551</text:p>
          </table:table-cell>
          <table:table-cell office:value-type="float" office:value="185.418439716312" calcext:value-type="float">
            <text:p>185,41843971631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4000" calcext:value-type="float">
            <text:p>24000</text:p>
          </table:table-cell>
          <table:table-cell office:value-type="float" office:value="194.153284671533" calcext:value-type="float">
            <text:p>194,153284671533</text:p>
          </table:table-cell>
          <table:table-cell office:value-type="float" office:value="176.910344827586" calcext:value-type="float">
            <text:p>176,910344827586</text:p>
          </table:table-cell>
          <table:table-cell office:value-type="float" office:value="198.296551724138" calcext:value-type="float">
            <text:p>198,2965517241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5000" calcext:value-type="float">
            <text:p>25000</text:p>
          </table:table-cell>
          <table:table-cell office:value-type="float" office:value="196.75" calcext:value-type="float">
            <text:p>196,75</text:p>
          </table:table-cell>
          <table:table-cell office:value-type="float" office:value="187.263803680982" calcext:value-type="float">
            <text:p>187,263803680982</text:p>
          </table:table-cell>
          <table:table-cell office:value-type="float" office:value="186.248366013072" calcext:value-type="float">
            <text:p>186,24836601307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6000" calcext:value-type="float">
            <text:p>26000</text:p>
          </table:table-cell>
          <table:table-cell office:value-type="float" office:value="191.104895104895" calcext:value-type="float">
            <text:p>191,104895104895</text:p>
          </table:table-cell>
          <table:table-cell office:value-type="float" office:value="170.540880503145" calcext:value-type="float">
            <text:p>170,540880503145</text:p>
          </table:table-cell>
          <table:table-cell office:value-type="float" office:value="176.324503311258" calcext:value-type="float">
            <text:p>176,32450331125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7000" calcext:value-type="float">
            <text:p>27000</text:p>
          </table:table-cell>
          <table:table-cell office:value-type="float" office:value="184.793103448276" calcext:value-type="float">
            <text:p>184,793103448276</text:p>
          </table:table-cell>
          <table:table-cell office:value-type="float" office:value="177.194630872483" calcext:value-type="float">
            <text:p>177,194630872483</text:p>
          </table:table-cell>
          <table:table-cell office:value-type="float" office:value="178.96835443038" calcext:value-type="float">
            <text:p>178,968354430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office:value-type="float" office:value="188.278911564626" calcext:value-type="float">
            <text:p>188,278911564626</text:p>
          </table:table-cell>
          <table:table-cell office:value-type="float" office:value="171.091549295775" calcext:value-type="float">
            <text:p>171,091549295775</text:p>
          </table:table-cell>
          <table:table-cell office:value-type="float" office:value="179.352941176471" calcext:value-type="float">
            <text:p>179,35294117647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9000" calcext:value-type="float">
            <text:p>29000</text:p>
          </table:table-cell>
          <table:table-cell office:value-type="float" office:value="184.906040268456" calcext:value-type="float">
            <text:p>184,906040268456</text:p>
          </table:table-cell>
          <table:table-cell office:value-type="float" office:value="165.452702702703" calcext:value-type="float">
            <text:p>165,452702702703</text:p>
          </table:table-cell>
          <table:table-cell office:value-type="float" office:value="186.183006535948" calcext:value-type="float">
            <text:p>186,18300653594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office:value-type="float" office:value="176.480263157895" calcext:value-type="float">
            <text:p>176,480263157895</text:p>
          </table:table-cell>
          <table:table-cell office:value-type="float" office:value="173.052631578947" calcext:value-type="float">
            <text:p>173,052631578947</text:p>
          </table:table-cell>
          <table:table-cell office:value-type="float" office:value="187.111111111111" calcext:value-type="float">
            <text:p>187,1111111111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1000" calcext:value-type="float">
            <text:p>31000</text:p>
          </table:table-cell>
          <table:table-cell office:value-type="float" office:value="209.099173553719" calcext:value-type="float">
            <text:p>209,099173553719</text:p>
          </table:table-cell>
          <table:table-cell office:value-type="float" office:value="213.443396226415" calcext:value-type="float">
            <text:p>213,443396226415</text:p>
          </table:table-cell>
          <table:table-cell office:value-type="float" office:value="205.742857142857" calcext:value-type="float">
            <text:p>205,74285714285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180.218274111675" calcext:value-type="float">
            <text:p>180,218274111675</text:p>
          </table:table-cell>
          <table:table-cell office:value-type="float" office:value="171.120603015075" calcext:value-type="float">
            <text:p>171,120603015075</text:p>
          </table:table-cell>
          <table:table-cell office:value-type="float" office:value="169.085858585859" calcext:value-type="float">
            <text:p>169,08585858585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3000" calcext:value-type="float">
            <text:p>33000</text:p>
          </table:table-cell>
          <table:table-cell office:value-type="float" office:value="178.503546099291" calcext:value-type="float">
            <text:p>178,503546099291</text:p>
          </table:table-cell>
          <table:table-cell office:value-type="float" office:value="165.75974025974" calcext:value-type="float">
            <text:p>165,75974025974</text:p>
          </table:table-cell>
          <table:table-cell office:value-type="float" office:value="178.201298701299" calcext:value-type="float">
            <text:p>178,20129870129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office:value-type="float" office:value="178.910828025478" calcext:value-type="float">
            <text:p>178,910828025478</text:p>
          </table:table-cell>
          <table:table-cell office:value-type="float" office:value="169.980891719745" calcext:value-type="float">
            <text:p>169,980891719745</text:p>
          </table:table-cell>
          <table:table-cell office:value-type="float" office:value="179.139240506329" calcext:value-type="float">
            <text:p>179,13924050632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5000" calcext:value-type="float">
            <text:p>35000</text:p>
          </table:table-cell>
          <table:table-cell office:value-type="float" office:value="180.974193548387" calcext:value-type="float">
            <text:p>180,974193548387</text:p>
          </table:table-cell>
          <table:table-cell office:value-type="float" office:value="172.744525547445" calcext:value-type="float">
            <text:p>172,744525547445</text:p>
          </table:table-cell>
          <table:table-cell office:value-type="float" office:value="187.251572327044" calcext:value-type="float">
            <text:p>187,25157232704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office:value-type="float" office:value="186.849673202614" calcext:value-type="float">
            <text:p>186,849673202614</text:p>
          </table:table-cell>
          <table:table-cell office:value-type="float" office:value="164.748427672956" calcext:value-type="float">
            <text:p>164,748427672956</text:p>
          </table:table-cell>
          <table:table-cell office:value-type="float" office:value="186.697368421053" calcext:value-type="float">
            <text:p>186,69736842105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7000" calcext:value-type="float">
            <text:p>37000</text:p>
          </table:table-cell>
          <table:table-cell office:value-type="float" office:value="177.942446043165" calcext:value-type="float">
            <text:p>177,942446043165</text:p>
          </table:table-cell>
          <table:table-cell office:value-type="float" office:value="167.788461538462" calcext:value-type="float">
            <text:p>167,788461538462</text:p>
          </table:table-cell>
          <table:table-cell office:value-type="float" office:value="177.040462427746" calcext:value-type="float">
            <text:p>177,04046242774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177.833333333333" calcext:value-type="float">
            <text:p>177,833333333333</text:p>
          </table:table-cell>
          <table:table-cell office:value-type="float" office:value="172.722580645161" calcext:value-type="float">
            <text:p>172,722580645161</text:p>
          </table:table-cell>
          <table:table-cell office:value-type="float" office:value="170.216560509554" calcext:value-type="float">
            <text:p>170,21656050955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9000" calcext:value-type="float">
            <text:p>39000</text:p>
          </table:table-cell>
          <table:table-cell office:value-type="float" office:value="184.351724137931" calcext:value-type="float">
            <text:p>184,351724137931</text:p>
          </table:table-cell>
          <table:table-cell office:value-type="float" office:value="171.123287671233" calcext:value-type="float">
            <text:p>171,123287671233</text:p>
          </table:table-cell>
          <table:table-cell office:value-type="float" office:value="182.567164179104" calcext:value-type="float">
            <text:p>182,567164179104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Operation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AverageLatency(us)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inLatency(us)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axLatency(us)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Operations</text:p>
          </table:table-cell>
          <table:table-cell office:value-type="float" office:value="6052" calcext:value-type="float">
            <text:p>6052</text:p>
          </table:table-cell>
          <table:table-cell office:value-type="float" office:value="5937" calcext:value-type="float">
            <text:p>5937</text:p>
          </table:table-cell>
          <table:table-cell office:value-type="float" office:value="5997" calcext:value-type="float">
            <text:p>599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AverageLatency(us)</text:p>
          </table:table-cell>
          <table:table-cell office:value-type="float" office:value="2482.17415730337" calcext:value-type="float">
            <text:p>2482,17415730337</text:p>
          </table:table-cell>
          <table:table-cell office:value-type="float" office:value="2457.62219976419" calcext:value-type="float">
            <text:p>2457,62219976419</text:p>
          </table:table-cell>
          <table:table-cell office:value-type="float" office:value="2346.60630315158" calcext:value-type="float">
            <text:p>2346,6063031515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inLatency(us)</text:p>
          </table:table-cell>
          <table:table-cell office:value-type="float" office:value="782" calcext:value-type="float">
            <text:p>782</text:p>
          </table:table-cell>
          <table:table-cell office:value-type="float" office:value="774" calcext:value-type="float">
            <text:p>774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axLatency(us)</text:p>
          </table:table-cell>
          <table:table-cell office:value-type="float" office:value="29608" calcext:value-type="float">
            <text:p>29608</text:p>
          </table:table-cell>
          <table:table-cell office:value-type="float" office:value="27779" calcext:value-type="float">
            <text:p>27779</text:p>
          </table:table-cell>
          <table:table-cell office:value-type="float" office:value="29809" calcext:value-type="float">
            <text:p>2980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Return=OK</text:p>
          </table:table-cell>
          <table:table-cell office:value-type="float" office:value="6052" calcext:value-type="float">
            <text:p>6052</text:p>
          </table:table-cell>
          <table:table-cell office:value-type="float" office:value="5937" calcext:value-type="float">
            <text:p>5937</text:p>
          </table:table-cell>
          <table:table-cell office:value-type="float" office:value="5997" calcext:value-type="float">
            <text:p>599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3791.55033557047" calcext:value-type="float">
            <text:p>3791,55033557047</text:p>
          </table:table-cell>
          <table:table-cell office:value-type="float" office:value="3950.61349693252" calcext:value-type="float">
            <text:p>3950,61349693252</text:p>
          </table:table-cell>
          <table:table-cell office:value-type="float" office:value="4017.8023255814" calcext:value-type="float">
            <text:p>4017,802325581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" calcext:value-type="float">
            <text:p>1000</text:p>
          </table:table-cell>
          <table:table-cell office:value-type="float" office:value="3025.50920245399" calcext:value-type="float">
            <text:p>3025,50920245399</text:p>
          </table:table-cell>
          <table:table-cell office:value-type="float" office:value="3135.51592356688" calcext:value-type="float">
            <text:p>3135,51592356688</text:p>
          </table:table-cell>
          <table:table-cell office:value-type="float" office:value="3046.88513513514" calcext:value-type="float">
            <text:p>3046,8851351351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3244.95731707317" calcext:value-type="float">
            <text:p>3244,95731707317</text:p>
          </table:table-cell>
          <table:table-cell office:value-type="float" office:value="3156.58278145695" calcext:value-type="float">
            <text:p>3156,58278145695</text:p>
          </table:table-cell>
          <table:table-cell office:value-type="float" office:value="3137.53797468354" calcext:value-type="float">
            <text:p>3137,5379746835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" calcext:value-type="float">
            <text:p>3000</text:p>
          </table:table-cell>
          <table:table-cell office:value-type="float" office:value="3257.41258741259" calcext:value-type="float">
            <text:p>3257,41258741259</text:p>
          </table:table-cell>
          <table:table-cell office:value-type="float" office:value="2973.47222222222" calcext:value-type="float">
            <text:p>2973,47222222222</text:p>
          </table:table-cell>
          <table:table-cell office:value-type="float" office:value="3028.86585365854" calcext:value-type="float">
            <text:p>3028,8658536585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3083.79738562092" calcext:value-type="float">
            <text:p>3083,79738562092</text:p>
          </table:table-cell>
          <table:table-cell office:value-type="float" office:value="3019.09219858156" calcext:value-type="float">
            <text:p>3019,09219858156</text:p>
          </table:table-cell>
          <table:table-cell office:value-type="float" office:value="3124.26490066225" calcext:value-type="float">
            <text:p>3124,2649006622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" calcext:value-type="float">
            <text:p>5000</text:p>
          </table:table-cell>
          <table:table-cell office:value-type="float" office:value="3144.94078947368" calcext:value-type="float">
            <text:p>3144,94078947368</text:p>
          </table:table-cell>
          <table:table-cell office:value-type="float" office:value="3110.9375" calcext:value-type="float">
            <text:p>3110,9375</text:p>
          </table:table-cell>
          <table:table-cell office:value-type="float" office:value="3079.66060606061" calcext:value-type="float">
            <text:p>3079,6606060606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3114.07947019868" calcext:value-type="float">
            <text:p>3114,07947019868</text:p>
          </table:table-cell>
          <table:table-cell office:value-type="float" office:value="3125.32692307692" calcext:value-type="float">
            <text:p>3125,32692307692</text:p>
          </table:table-cell>
          <table:table-cell office:value-type="float" office:value="3241.26708074534" calcext:value-type="float">
            <text:p>3241,2670807453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" calcext:value-type="float">
            <text:p>7000</text:p>
          </table:table-cell>
          <table:table-cell office:value-type="float" office:value="3038.59090909091" calcext:value-type="float">
            <text:p>3038,59090909091</text:p>
          </table:table-cell>
          <table:table-cell office:value-type="float" office:value="3068.65359477124" calcext:value-type="float">
            <text:p>3068,65359477124</text:p>
          </table:table-cell>
          <table:table-cell office:value-type="float" office:value="2991.84931506849" calcext:value-type="float">
            <text:p>2991,8493150684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3129.97368421053" calcext:value-type="float">
            <text:p>3129,97368421053</text:p>
          </table:table-cell>
          <table:table-cell office:value-type="float" office:value="3069.40601503759" calcext:value-type="float">
            <text:p>3069,40601503759</text:p>
          </table:table-cell>
          <table:table-cell office:value-type="float" office:value="2995.27333333333" calcext:value-type="float">
            <text:p>2995,2733333333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" calcext:value-type="float">
            <text:p>9000</text:p>
          </table:table-cell>
          <table:table-cell office:value-type="float" office:value="2973.47586206897" calcext:value-type="float">
            <text:p>2973,47586206897</text:p>
          </table:table-cell>
          <table:table-cell office:value-type="float" office:value="3182.55072463768" calcext:value-type="float">
            <text:p>3182,55072463768</text:p>
          </table:table-cell>
          <table:table-cell office:value-type="float" office:value="2882.68918918919" calcext:value-type="float">
            <text:p>2882,6891891891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3178.53333333333" calcext:value-type="float">
            <text:p>3178,53333333333</text:p>
          </table:table-cell>
          <table:table-cell office:value-type="float" office:value="2984.28666666667" calcext:value-type="float">
            <text:p>2984,28666666667</text:p>
          </table:table-cell>
          <table:table-cell office:value-type="float" office:value="3002.11920529801" calcext:value-type="float">
            <text:p>3002,1192052980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" calcext:value-type="float">
            <text:p>11000</text:p>
          </table:table-cell>
          <table:table-cell office:value-type="float" office:value="2969.67361111111" calcext:value-type="float">
            <text:p>2969,67361111111</text:p>
          </table:table-cell>
          <table:table-cell office:value-type="float" office:value="3136.74358974359" calcext:value-type="float">
            <text:p>3136,74358974359</text:p>
          </table:table-cell>
          <table:table-cell office:value-type="float" office:value="3164.96644295302" calcext:value-type="float">
            <text:p>3164,9664429530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3059.50657894737" calcext:value-type="float">
            <text:p>3059,50657894737</text:p>
          </table:table-cell>
          <table:table-cell office:value-type="float" office:value="3214.26712328767" calcext:value-type="float">
            <text:p>3214,26712328767</text:p>
          </table:table-cell>
          <table:table-cell office:value-type="float" office:value="3024.1301369863" calcext:value-type="float">
            <text:p>3024,130136986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3000" calcext:value-type="float">
            <text:p>13000</text:p>
          </table:table-cell>
          <table:table-cell office:value-type="float" office:value="3146.21301775148" calcext:value-type="float">
            <text:p>3146,21301775148</text:p>
          </table:table-cell>
          <table:table-cell office:value-type="float" office:value="3061.0064516129" calcext:value-type="float">
            <text:p>3061,0064516129</text:p>
          </table:table-cell>
          <table:table-cell office:value-type="float" office:value="3089.3660130719" calcext:value-type="float">
            <text:p>3089,366013071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2919.85526315789" calcext:value-type="float">
            <text:p>2919,85526315789</text:p>
          </table:table-cell>
          <table:table-cell office:value-type="float" office:value="3068.18115942029" calcext:value-type="float">
            <text:p>3068,18115942029</text:p>
          </table:table-cell>
          <table:table-cell office:value-type="float" office:value="2997.8152866242" calcext:value-type="float">
            <text:p>2997,815286624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5000" calcext:value-type="float">
            <text:p>15000</text:p>
          </table:table-cell>
          <table:table-cell office:value-type="float" office:value="3137.56493506494" calcext:value-type="float">
            <text:p>3137,56493506494</text:p>
          </table:table-cell>
          <table:table-cell office:value-type="float" office:value="3180.70289855072" calcext:value-type="float">
            <text:p>3180,70289855072</text:p>
          </table:table-cell>
          <table:table-cell office:value-type="float" office:value="3032.48076923077" calcext:value-type="float">
            <text:p>3032,4807692307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2993.66433566434" calcext:value-type="float">
            <text:p>2993,66433566434</text:p>
          </table:table-cell>
          <table:table-cell office:value-type="float" office:value="3140.11320754717" calcext:value-type="float">
            <text:p>3140,11320754717</text:p>
          </table:table-cell>
          <table:table-cell office:value-type="float" office:value="3000.10218978102" calcext:value-type="float">
            <text:p>3000,1021897810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7000" calcext:value-type="float">
            <text:p>17000</text:p>
          </table:table-cell>
          <table:table-cell office:value-type="float" office:value="3582.03378378378" calcext:value-type="float">
            <text:p>3582,03378378378</text:p>
          </table:table-cell>
          <table:table-cell office:value-type="float" office:value="3771.53896103896" calcext:value-type="float">
            <text:p>3771,53896103896</text:p>
          </table:table-cell>
          <table:table-cell office:value-type="float" office:value="3600.91025641026" calcext:value-type="float">
            <text:p>3600,9102564102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2744.54545454545" calcext:value-type="float">
            <text:p>2744,54545454545</text:p>
          </table:table-cell>
          <table:table-cell office:value-type="float" office:value="2666.71612903226" calcext:value-type="float">
            <text:p>2666,71612903226</text:p>
          </table:table-cell>
          <table:table-cell office:value-type="float" office:value="2511.96" calcext:value-type="float">
            <text:p>2511,9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9000" calcext:value-type="float">
            <text:p>19000</text:p>
          </table:table-cell>
          <table:table-cell office:value-type="float" office:value="1425.56934306569" calcext:value-type="float">
            <text:p>1425,56934306569</text:p>
          </table:table-cell>
          <table:table-cell office:value-type="float" office:value="1376.04137931034" calcext:value-type="float">
            <text:p>1376,04137931034</text:p>
          </table:table-cell>
          <table:table-cell office:value-type="float" office:value="1140.06569343066" calcext:value-type="float">
            <text:p>1140,0656934306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1511.51298701299" calcext:value-type="float">
            <text:p>1511,51298701299</text:p>
          </table:table-cell>
          <table:table-cell office:value-type="float" office:value="1403.95419847328" calcext:value-type="float">
            <text:p>1403,95419847328</text:p>
          </table:table-cell>
          <table:table-cell office:value-type="float" office:value="1210.2196969697" calcext:value-type="float">
            <text:p>1210,219696969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1000" calcext:value-type="float">
            <text:p>21000</text:p>
          </table:table-cell>
          <table:table-cell office:value-type="float" office:value="1566.88666666667" calcext:value-type="float">
            <text:p>1566,88666666667</text:p>
          </table:table-cell>
          <table:table-cell office:value-type="float" office:value="1478.42068965517" calcext:value-type="float">
            <text:p>1478,42068965517</text:p>
          </table:table-cell>
          <table:table-cell office:value-type="float" office:value="1220.66233766234" calcext:value-type="float">
            <text:p>1220,6623376623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office:value-type="float" office:value="1595.68902439024" calcext:value-type="float">
            <text:p>1595,68902439024</text:p>
          </table:table-cell>
          <table:table-cell office:value-type="float" office:value="1346.078125" calcext:value-type="float">
            <text:p>1346,078125</text:p>
          </table:table-cell>
          <table:table-cell office:value-type="float" office:value="1267.06832298137" calcext:value-type="float">
            <text:p>1267,0683229813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3000" calcext:value-type="float">
            <text:p>23000</text:p>
          </table:table-cell>
          <table:table-cell office:value-type="float" office:value="1667.7375" calcext:value-type="float">
            <text:p>1667,7375</text:p>
          </table:table-cell>
          <table:table-cell office:value-type="float" office:value="1529.73376623377" calcext:value-type="float">
            <text:p>1529,73376623377</text:p>
          </table:table-cell>
          <table:table-cell office:value-type="float" office:value="1363.56329113924" calcext:value-type="float">
            <text:p>1363,5632911392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4000" calcext:value-type="float">
            <text:p>24000</text:p>
          </table:table-cell>
          <table:table-cell office:value-type="float" office:value="1466.51219512195" calcext:value-type="float">
            <text:p>1466,51219512195</text:p>
          </table:table-cell>
          <table:table-cell office:value-type="float" office:value="1448.88961038961" calcext:value-type="float">
            <text:p>1448,88961038961</text:p>
          </table:table-cell>
          <table:table-cell office:value-type="float" office:value="1223.89032258065" calcext:value-type="float">
            <text:p>1223,8903225806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5000" calcext:value-type="float">
            <text:p>25000</text:p>
          </table:table-cell>
          <table:table-cell office:value-type="float" office:value="1612.59210526316" calcext:value-type="float">
            <text:p>1612,59210526316</text:p>
          </table:table-cell>
          <table:table-cell office:value-type="float" office:value="1493.53623188406" calcext:value-type="float">
            <text:p>1493,53623188406</text:p>
          </table:table-cell>
          <table:table-cell office:value-type="float" office:value="1319.72108843537" calcext:value-type="float">
            <text:p>1319,7210884353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6000" calcext:value-type="float">
            <text:p>26000</text:p>
          </table:table-cell>
          <table:table-cell office:value-type="float" office:value="1626.67307692308" calcext:value-type="float">
            <text:p>1626,67307692308</text:p>
          </table:table-cell>
          <table:table-cell office:value-type="float" office:value="1617.22857142857" calcext:value-type="float">
            <text:p>1617,22857142857</text:p>
          </table:table-cell>
          <table:table-cell office:value-type="float" office:value="1255.03355704698" calcext:value-type="float">
            <text:p>1255,0335570469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7000" calcext:value-type="float">
            <text:p>27000</text:p>
          </table:table-cell>
          <table:table-cell office:value-type="float" office:value="1547.43870967742" calcext:value-type="float">
            <text:p>1547,43870967742</text:p>
          </table:table-cell>
          <table:table-cell office:value-type="float" office:value="1410.44736842105" calcext:value-type="float">
            <text:p>1410,44736842105</text:p>
          </table:table-cell>
          <table:table-cell office:value-type="float" office:value="1256.26056338028" calcext:value-type="float">
            <text:p>1256,2605633802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office:value-type="float" office:value="1508.18300653595" calcext:value-type="float">
            <text:p>1508,18300653595</text:p>
          </table:table-cell>
          <table:table-cell office:value-type="float" office:value="1375.84713375796" calcext:value-type="float">
            <text:p>1375,84713375796</text:p>
          </table:table-cell>
          <table:table-cell office:value-type="float" office:value="1304.10810810811" calcext:value-type="float">
            <text:p>1304,1081081081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9000" calcext:value-type="float">
            <text:p>29000</text:p>
          </table:table-cell>
          <table:table-cell office:value-type="float" office:value="1509.01324503311" calcext:value-type="float">
            <text:p>1509,01324503311</text:p>
          </table:table-cell>
          <table:table-cell office:value-type="float" office:value="1325.94117647059" calcext:value-type="float">
            <text:p>1325,94117647059</text:p>
          </table:table-cell>
          <table:table-cell office:value-type="float" office:value="1214.25342465753" calcext:value-type="float">
            <text:p>1214,2534246575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office:value-type="float" office:value="1730.30872483221" calcext:value-type="float">
            <text:p>1730,30872483221</text:p>
          </table:table-cell>
          <table:table-cell office:value-type="float" office:value="1553.50299401198" calcext:value-type="float">
            <text:p>1553,50299401198</text:p>
          </table:table-cell>
          <table:table-cell office:value-type="float" office:value="1450.28025477707" calcext:value-type="float">
            <text:p>1450,2802547770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1000" calcext:value-type="float">
            <text:p>31000</text:p>
          </table:table-cell>
          <table:table-cell office:value-type="float" office:value="7615.31632653061" calcext:value-type="float">
            <text:p>7615,31632653061</text:p>
          </table:table-cell>
          <table:table-cell office:value-type="float" office:value="7239.18269230769" calcext:value-type="float">
            <text:p>7239,18269230769</text:p>
          </table:table-cell>
          <table:table-cell office:value-type="float" office:value="7288.97272727273" calcext:value-type="float">
            <text:p>7288,9727272727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4063.5" calcext:value-type="float">
            <text:p>4063,5</text:p>
          </table:table-cell>
          <table:table-cell office:value-type="float" office:value="3849.38947368421" calcext:value-type="float">
            <text:p>3849,38947368421</text:p>
          </table:table-cell>
          <table:table-cell office:value-type="float" office:value="3577.10215053763" calcext:value-type="float">
            <text:p>3577,1021505376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3000" calcext:value-type="float">
            <text:p>33000</text:p>
          </table:table-cell>
          <table:table-cell office:value-type="float" office:value="1601.30379746835" calcext:value-type="float">
            <text:p>1601,30379746835</text:p>
          </table:table-cell>
          <table:table-cell office:value-type="float" office:value="1469.91780821918" calcext:value-type="float">
            <text:p>1469,91780821918</text:p>
          </table:table-cell>
          <table:table-cell office:value-type="float" office:value="1314.44520547945" calcext:value-type="float">
            <text:p>1314,4452054794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office:value-type="float" office:value="1531.22916666667" calcext:value-type="float">
            <text:p>1531,22916666667</text:p>
          </table:table-cell>
          <table:table-cell office:value-type="float" office:value="1469.09722222222" calcext:value-type="float">
            <text:p>1469,09722222222</text:p>
          </table:table-cell>
          <table:table-cell office:value-type="float" office:value="1309.42957746479" calcext:value-type="float">
            <text:p>1309,4295774647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5000" calcext:value-type="float">
            <text:p>35000</text:p>
          </table:table-cell>
          <table:table-cell office:value-type="float" office:value="1568.62068965517" calcext:value-type="float">
            <text:p>1568,62068965517</text:p>
          </table:table-cell>
          <table:table-cell office:value-type="float" office:value="1456.54601226994" calcext:value-type="float">
            <text:p>1456,54601226994</text:p>
          </table:table-cell>
          <table:table-cell office:value-type="float" office:value="1227.83098591549" calcext:value-type="float">
            <text:p>1227,8309859154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office:value-type="float" office:value="1540.59589041096" calcext:value-type="float">
            <text:p>1540,59589041096</text:p>
          </table:table-cell>
          <table:table-cell office:value-type="float" office:value="1541.40425531915" calcext:value-type="float">
            <text:p>1541,40425531915</text:p>
          </table:table-cell>
          <table:table-cell office:value-type="float" office:value="1314.12162162162" calcext:value-type="float">
            <text:p>1314,1216216216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7000" calcext:value-type="float">
            <text:p>37000</text:p>
          </table:table-cell>
          <table:table-cell office:value-type="float" office:value="1597.75308641975" calcext:value-type="float">
            <text:p>1597,75308641975</text:p>
          </table:table-cell>
          <table:table-cell office:value-type="float" office:value="1593.1875" calcext:value-type="float">
            <text:p>1593,1875</text:p>
          </table:table-cell>
          <table:table-cell office:value-type="float" office:value="1244.34126984127" calcext:value-type="float">
            <text:p>1244,3412698412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1480.82" calcext:value-type="float">
            <text:p>1480,82</text:p>
          </table:table-cell>
          <table:table-cell office:value-type="float" office:value="1418.50344827586" calcext:value-type="float">
            <text:p>1418,50344827586</text:p>
          </table:table-cell>
          <table:table-cell office:value-type="float" office:value="1206.64583333333" calcext:value-type="float">
            <text:p>1206,6458333333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9000" calcext:value-type="float">
            <text:p>39000</text:p>
          </table:table-cell>
          <table:table-cell office:value-type="float" office:value="1561.93333333333" calcext:value-type="float">
            <text:p>1561,93333333333</text:p>
          </table:table-cell>
          <table:table-cell office:value-type="float" office:value="1551.15436241611" calcext:value-type="float">
            <text:p>1551,15436241611</text:p>
          </table:table-cell>
          <table:table-cell office:value-type="float" office:value="1184.38926174497" calcext:value-type="float">
            <text:p>1184,38926174497</text:p>
          </table:table-cell>
          <table:table-cell/>
        </table:table-row>
      </table:table>
      <table:table table:name="falha host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unTime(ms)</text:p>
          </table:table-cell>
          <table:table-cell office:value-type="string" calcext:value-type="string">
            <text:p>Cliente 01</text:p>
          </table:table-cell>
          <table:table-cell office:value-type="string" calcext:value-type="string">
            <text:p>Cliente 02</text:p>
          </table:table-cell>
          <table:table-cell office:value-type="string" calcext:value-type="string">
            <text:p>Cliente 03</text:p>
          </table:table-cell>
          <table: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Falha host02</text:p>
          </table:table-cell>
          <table:table-cell office:value-type="float" office:value="40280" calcext:value-type="float">
            <text:p>40280</text:p>
          </table:table-cell>
          <table:table-cell office:value-type="float" office:value="71657" calcext:value-type="float">
            <text:p>71657</text:p>
          </table:table-cell>
          <table:table-cell office:value-type="float" office:value="65613" calcext:value-type="float">
            <text:p>65613</text:p>
          </table:table-cell>
          <table:table-cell>
            <draw:frame draw:z-index="0" draw:style-name="gr1" draw:text-style-name="P1" svg:width="15.999cm" svg:height="8.999cm" svg:x="0.038cm" svg:y="0.106cm">
              <draw:object draw:notify-on-update-of-ranges="'falha host02'.B18:'falha host02'.B52 'falha host02'.C1:'falha host02'.C1 'falha host02'.C18:'falha host02'.C52 'falha host02'.D1:'falha host02'.D1 'falha host02'.D18:'falha host02'.D52 'falha host02'.E1:'falha host02'.E1 'falha host02'.E18:'falha host02'.E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Throughput(ops/sec)</text:p>
          </table:table-cell>
          <table:table-cell office:value-type="float" office:value="297.914597815293" calcext:value-type="float">
            <text:p>297,914597815293</text:p>
          </table:table-cell>
          <table:table-cell office:value-type="float" office:value="167.46444869308" calcext:value-type="float">
            <text:p>167,46444869308</text:p>
          </table:table-cell>
          <table:table-cell office:value-type="float" office:value="182.890585707101" calcext:value-type="float">
            <text:p>182,890585707101</text:p>
          </table:table-cell>
          <table:table-cell/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Time(ms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Time(%)</text:p>
          </table:table-cell>
          <table:table-cell office:value-type="float" office:value="0.0347567030784508" calcext:value-type="float">
            <text:p>0,0347567030784508</text:p>
          </table:table-cell>
          <table:table-cell office:value-type="float" office:value="0.0209330560866349" calcext:value-type="float">
            <text:p>0,0209330560866349</text:p>
          </table:table-cell>
          <table:table-cell office:value-type="float" office:value="0.0228613232133876" calcext:value-type="float">
            <text:p>0,0228613232133876</text:p>
          </table:table-cell>
          <table:table-cell/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Time(ms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Time(%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Time(ms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Time(%)</text:p>
          </table:table-cell>
          <table:table-cell office:value-type="float" office:value="0.0347567030784508" calcext:value-type="float">
            <text:p>0,0347567030784508</text:p>
          </table:table-cell>
          <table:table-cell office:value-type="float" office:value="0.0209330560866349" calcext:value-type="float">
            <text:p>0,0209330560866349</text:p>
          </table:table-cell>
          <table:table-cell office:value-type="float" office:value="0.0228613232133876" calcext:value-type="float">
            <text:p>0,022861323213387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Operations</text:p>
          </table:table-cell>
          <table:table-cell office:value-type="float" office:value="6049" calcext:value-type="float">
            <text:p>6049</text:p>
          </table:table-cell>
          <table:table-cell office:value-type="float" office:value="6047" calcext:value-type="float">
            <text:p>6047</text:p>
          </table:table-cell>
          <table:table-cell office:value-type="float" office:value="5948" calcext:value-type="float">
            <text:p>594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AverageLatency(us)</text:p>
          </table:table-cell>
          <table:table-cell office:value-type="float" office:value="340.850057860803" calcext:value-type="float">
            <text:p>340,850057860803</text:p>
          </table:table-cell>
          <table:table-cell office:value-type="float" office:value="6771.07077889863" calcext:value-type="float">
            <text:p>6771,07077889863</text:p>
          </table:table-cell>
          <table:table-cell office:value-type="float" office:value="6811.53026227303" calcext:value-type="float">
            <text:p>6811,5302622730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inLatency(us)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axLatency(us)</text:p>
          </table:table-cell>
          <table:table-cell office:value-type="float" office:value="229399" calcext:value-type="float">
            <text:p>229399</text:p>
          </table:table-cell>
          <table:table-cell office:value-type="float" office:value="39854701" calcext:value-type="float">
            <text:p>39854701</text:p>
          </table:table-cell>
          <table:table-cell office:value-type="float" office:value="39445076" calcext:value-type="float">
            <text:p>3944507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Return=OK</text:p>
          </table:table-cell>
          <table:table-cell office:value-type="float" office:value="6049" calcext:value-type="float">
            <text:p>6049</text:p>
          </table:table-cell>
          <table:table-cell office:value-type="float" office:value="6047" calcext:value-type="float">
            <text:p>6047</text:p>
          </table:table-cell>
          <table:table-cell office:value-type="float" office:value="5948" calcext:value-type="float">
            <text:p>594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307.047619047619" calcext:value-type="float">
            <text:p>307,047619047619</text:p>
          </table:table-cell>
          <table:table-cell office:value-type="float" office:value="338.103448275862" calcext:value-type="float">
            <text:p>338,103448275862</text:p>
          </table:table-cell>
          <table:table-cell office:value-type="float" office:value="282.641891891892" calcext:value-type="float">
            <text:p>282,64189189189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" calcext:value-type="float">
            <text:p>1000</text:p>
          </table:table-cell>
          <table:table-cell office:value-type="float" office:value="200.745098039216" calcext:value-type="float">
            <text:p>200,745098039216</text:p>
          </table:table-cell>
          <table:table-cell office:value-type="float" office:value="216.012658227848" calcext:value-type="float">
            <text:p>216,012658227848</text:p>
          </table:table-cell>
          <table:table-cell office:value-type="float" office:value="206.188811188811" calcext:value-type="float">
            <text:p>206,1888111888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191.678321678322" calcext:value-type="float">
            <text:p>191,678321678322</text:p>
          </table:table-cell>
          <table:table-cell office:value-type="float" office:value="207.311594202899" calcext:value-type="float">
            <text:p>207,311594202899</text:p>
          </table:table-cell>
          <table:table-cell office:value-type="float" office:value="206.222891566265" calcext:value-type="float">
            <text:p>206,22289156626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" calcext:value-type="float">
            <text:p>3000</text:p>
          </table:table-cell>
          <table:table-cell office:value-type="float" office:value="190.609589041096" calcext:value-type="float">
            <text:p>190,609589041096</text:p>
          </table:table-cell>
          <table:table-cell office:value-type="float" office:value="194.284810126582" calcext:value-type="float">
            <text:p>194,284810126582</text:p>
          </table:table-cell>
          <table:table-cell office:value-type="float" office:value="199.046357615894" calcext:value-type="float">
            <text:p>199,04635761589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183.877192982456" calcext:value-type="float">
            <text:p>183,877192982456</text:p>
          </table:table-cell>
          <table:table-cell office:value-type="float" office:value="182.804511278196" calcext:value-type="float">
            <text:p>182,804511278196</text:p>
          </table:table-cell>
          <table:table-cell office:value-type="float" office:value="182.858156028369" calcext:value-type="float">
            <text:p>182,85815602836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" calcext:value-type="float">
            <text:p>5000</text:p>
          </table:table-cell>
          <table:table-cell office:value-type="float" office:value="186.77245508982" calcext:value-type="float">
            <text:p>186,77245508982</text:p>
          </table:table-cell>
          <table:table-cell office:value-type="float" office:value="189.686666666667" calcext:value-type="float">
            <text:p>189,686666666667</text:p>
          </table:table-cell>
          <table:table-cell office:value-type="float" office:value="217.020979020979" calcext:value-type="float">
            <text:p>217,02097902097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181.860927152318" calcext:value-type="float">
            <text:p>181,860927152318</text:p>
          </table:table-cell>
          <table:table-cell office:value-type="float" office:value="207.833333333333" calcext:value-type="float">
            <text:p>207,833333333333</text:p>
          </table:table-cell>
          <table:table-cell office:value-type="float" office:value="211.378378378378" calcext:value-type="float">
            <text:p>211,378378378378</text:p>
          </table:table-cell>
          <table:table-cell>
            <draw:frame draw:z-index="1" draw:style-name="gr1" draw:text-style-name="P1" svg:width="15.999cm" svg:height="8.999cm" svg:x="0.12cm" svg:y="0.001cm">
              <draw:object draw:notify-on-update-of-ranges="'falha host02'.B63:'falha host02'.B97 'falha host02'.C1:'falha host02'.C1 'falha host02'.C63:'falha host02'.C97 'falha host02'.D1:'falha host02'.D1 'falha host02'.D63:'falha host02'.D97 'falha host02'.E1:'falha host02'.E1 'falha host02'.E63:'falha host02'.E9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" calcext:value-type="float">
            <text:p>7000</text:p>
          </table:table-cell>
          <table:table-cell office:value-type="float" office:value="189.38036809816" calcext:value-type="float">
            <text:p>189,38036809816</text:p>
          </table:table-cell>
          <table:table-cell office:value-type="float" office:value="200.909722222222" calcext:value-type="float">
            <text:p>200,909722222222</text:p>
          </table:table-cell>
          <table:table-cell office:value-type="float" office:value="191.879432624113" calcext:value-type="float">
            <text:p>191,87943262411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182.585365853659" calcext:value-type="float">
            <text:p>182,585365853659</text:p>
          </table:table-cell>
          <table:table-cell office:value-type="float" office:value="201.587837837838" calcext:value-type="float">
            <text:p>201,587837837838</text:p>
          </table:table-cell>
          <table:table-cell office:value-type="float" office:value="191.265734265734" calcext:value-type="float">
            <text:p>191,26573426573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" calcext:value-type="float">
            <text:p>9000</text:p>
          </table:table-cell>
          <table:table-cell office:value-type="float" office:value="189.490196078431" calcext:value-type="float">
            <text:p>189,490196078431</text:p>
          </table:table-cell>
          <table:table-cell office:value-type="float" office:value="198.63768115942" calcext:value-type="float">
            <text:p>198,63768115942</text:p>
          </table:table-cell>
          <table:table-cell office:value-type="float" office:value="238.143835616438" calcext:value-type="float">
            <text:p>238,1438356164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182.138157894737" calcext:value-type="float">
            <text:p>182,138157894737</text:p>
          </table:table-cell>
          <table:table-cell office:value-type="float" office:value="209.807692307692" calcext:value-type="float">
            <text:p>209,807692307692</text:p>
          </table:table-cell>
          <table:table-cell office:value-type="float" office:value="190.741258741259" calcext:value-type="float">
            <text:p>190,74125874125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" calcext:value-type="float">
            <text:p>11000</text:p>
          </table:table-cell>
          <table:table-cell office:value-type="float" office:value="185.235294117647" calcext:value-type="float">
            <text:p>185,235294117647</text:p>
          </table:table-cell>
          <table:table-cell office:value-type="float" office:value="199.974193548387" calcext:value-type="float">
            <text:p>199,974193548387</text:p>
          </table:table-cell>
          <table:table-cell office:value-type="float" office:value="187.246835443038" calcext:value-type="float">
            <text:p>187,2468354430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171.707482993197" calcext:value-type="float">
            <text:p>171,707482993197</text:p>
          </table:table-cell>
          <table:table-cell office:value-type="float" office:value="194.533333333333" calcext:value-type="float">
            <text:p>194,533333333333</text:p>
          </table:table-cell>
          <table:table-cell office:value-type="float" office:value="179.303225806452" calcext:value-type="float">
            <text:p>179,30322580645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3000" calcext:value-type="float">
            <text:p>13000</text:p>
          </table:table-cell>
          <table:table-cell office:value-type="float" office:value="184.985915492958" calcext:value-type="float">
            <text:p>184,985915492958</text:p>
          </table:table-cell>
          <table:table-cell office:value-type="float" office:value="190.486486486486" calcext:value-type="float">
            <text:p>190,486486486486</text:p>
          </table:table-cell>
          <table:table-cell office:value-type="float" office:value="183.201342281879" calcext:value-type="float">
            <text:p>183,20134228187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181.223602484472" calcext:value-type="float">
            <text:p>181,223602484472</text:p>
          </table:table-cell>
          <table:table-cell office:value-type="float" office:value="184.904761904762" calcext:value-type="float">
            <text:p>184,904761904762</text:p>
          </table:table-cell>
          <table:table-cell office:value-type="float" office:value="185.225" calcext:value-type="float">
            <text:p>185,22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5000" calcext:value-type="float">
            <text:p>15000</text:p>
          </table:table-cell>
          <table:table-cell office:value-type="float" office:value="178.75" calcext:value-type="float">
            <text:p>178,75</text:p>
          </table:table-cell>
          <table:table-cell office:value-type="float" office:value="187.872483221477" calcext:value-type="float">
            <text:p>187,872483221477</text:p>
          </table:table-cell>
          <table:table-cell office:value-type="float" office:value="181.80985915493" calcext:value-type="float">
            <text:p>181,8098591549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174.207547169811" calcext:value-type="float">
            <text:p>174,207547169811</text:p>
          </table:table-cell>
          <table:table-cell office:value-type="float" office:value="196.934131736527" calcext:value-type="float">
            <text:p>196,934131736527</text:p>
          </table:table-cell>
          <table:table-cell office:value-type="float" office:value="191.39552238806" calcext:value-type="float">
            <text:p>191,3955223880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7000" calcext:value-type="float">
            <text:p>17000</text:p>
          </table:table-cell>
          <table:table-cell office:value-type="float" office:value="180.707482993197" calcext:value-type="float">
            <text:p>180,707482993197</text:p>
          </table:table-cell>
          <table:table-cell office:value-type="float" office:value="191.641509433962" calcext:value-type="float">
            <text:p>191,641509433962</text:p>
          </table:table-cell>
          <table:table-cell office:value-type="float" office:value="180.703225806452" calcext:value-type="float">
            <text:p>180,70322580645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192.563291139241" calcext:value-type="float">
            <text:p>192,563291139241</text:p>
          </table:table-cell>
          <table:table-cell office:value-type="float" office:value="193.428571428571" calcext:value-type="float">
            <text:p>193,428571428571</text:p>
          </table:table-cell>
          <table:table-cell office:value-type="float" office:value="186.337748344371" calcext:value-type="float">
            <text:p>186,33774834437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9000" calcext:value-type="float">
            <text:p>19000</text:p>
          </table:table-cell>
          <table:table-cell office:value-type="float" office:value="182.848101265823" calcext:value-type="float">
            <text:p>182,848101265823</text:p>
          </table:table-cell>
          <table:table-cell office:value-type="float" office:value="191.373333333333" calcext:value-type="float">
            <text:p>191,373333333333</text:p>
          </table:table-cell>
          <table:table-cell office:value-type="float" office:value="185.048611111111" calcext:value-type="float">
            <text:p>185,0486111111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182.705479452055" calcext:value-type="float">
            <text:p>182,705479452055</text:p>
          </table:table-cell>
          <table:table-cell office:value-type="float" office:value="191.938775510204" calcext:value-type="float">
            <text:p>191,938775510204</text:p>
          </table:table-cell>
          <table:table-cell office:value-type="float" office:value="188.471830985916" calcext:value-type="float">
            <text:p>188,47183098591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1000" calcext:value-type="float">
            <text:p>21000</text:p>
          </table:table-cell>
          <table:table-cell office:value-type="float" office:value="186.318181818182" calcext:value-type="float">
            <text:p>186,318181818182</text:p>
          </table:table-cell>
          <table:table-cell office:value-type="float" office:value="183.881355932203" calcext:value-type="float">
            <text:p>183,881355932203</text:p>
          </table:table-cell>
          <table:table-cell office:value-type="float" office:value="193.405063291139" calcext:value-type="float">
            <text:p>193,40506329113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7000" calcext:value-type="float">
            <text:p>27000</text:p>
          </table:table-cell>
          <table:table-cell office:value-type="float" office:value="56273.125" calcext:value-type="float">
            <text:p>56273,125</text:p>
          </table:table-cell>
          <table:table-cell office:value-type="float" office:value="81996.498973306" calcext:value-type="float">
            <text:p>81996,498973306</text:p>
          </table:table-cell>
          <table:table-cell office:value-type="float" office:value="1095892.83333333" calcext:value-type="float">
            <text:p>1095892,8333333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office:value-type="float" office:value="347.729582577133" calcext:value-type="float">
            <text:p>347,729582577133</text:p>
          </table:table-cell>
          <table:table-cell office:value-type="float" office:value="156.806136680614" calcext:value-type="float">
            <text:p>156,806136680614</text:p>
          </table:table-cell>
          <table:table-cell office:value-type="float" office:value="162.27027027027" calcext:value-type="float">
            <text:p>162,2702702702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9000" calcext:value-type="float">
            <text:p>29000</text:p>
          </table:table-cell>
          <table:table-cell office:value-type="float" office:value="151.483648881239" calcext:value-type="float">
            <text:p>151,483648881239</text:p>
          </table:table-cell>
          <table:table-cell office:value-type="float" office:value="153.856729377713" calcext:value-type="float">
            <text:p>153,856729377713</text:p>
          </table:table-cell>
          <table:table-cell office:value-type="float" office:value="157.522796352584" calcext:value-type="float">
            <text:p>157,52279635258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office:value-type="float" office:value="185.62641509434" calcext:value-type="float">
            <text:p>185,62641509434</text:p>
          </table:table-cell>
          <table:table-cell office:value-type="float" office:value="149.590257879656" calcext:value-type="float">
            <text:p>149,590257879656</text:p>
          </table:table-cell>
          <table:table-cell office:value-type="float" office:value="159.529874213836" calcext:value-type="float">
            <text:p>159,52987421383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1000" calcext:value-type="float">
            <text:p>31000</text:p>
          </table:table-cell>
          <table:table-cell office:value-type="float" office:value="240.58904109589" calcext:value-type="float">
            <text:p>240,58904109589</text:p>
          </table:table-cell>
          <table:table-cell office:value-type="float" office:value="158.322957198444" calcext:value-type="float">
            <text:p>158,322957198444</text:p>
          </table:table-cell>
          <table:table-cell office:value-type="float" office:value="156.972891566265" calcext:value-type="float">
            <text:p>156,97289156626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222.077464788732" calcext:value-type="float">
            <text:p>222,077464788732</text:p>
          </table:table-cell>
          <table:table-cell/>
          <table:table-cell office:value-type="float" office:value="150.566820276498" calcext:value-type="float">
            <text:p>150,56682027649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3000" calcext:value-type="float">
            <text:p>33000</text:p>
          </table:table-cell>
          <table:table-cell office:value-type="float" office:value="207.779310344828" calcext:value-type="float">
            <text:p>207,779310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office:value-type="float" office:value="266.862275449102" calcext:value-type="float">
            <text:p>266,86227544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5000" calcext:value-type="float">
            <text:p>35000</text:p>
          </table:table-cell>
          <table:table-cell office:value-type="float" office:value="244.56338028169" calcext:value-type="float">
            <text:p>244,56338028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office:value-type="float" office:value="225.283870967742" calcext:value-type="float">
            <text:p>225,283870967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7000" calcext:value-type="float">
            <text:p>37000</text:p>
          </table:table-cell>
          <table:table-cell office:value-type="float" office:value="1254.88495575221" calcext:value-type="float">
            <text:p>1254,88495575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1433.45212765957" calcext:value-type="float">
            <text:p>1433,4521276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9000" calcext:value-type="float">
            <text:p>39000</text:p>
          </table:table-cell>
          <table:table-cell office:value-type="float" office:value="227.405797101449" calcext:value-type="float">
            <text:p>227,40579710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Operation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AverageLatency(us)</text:p>
          </table:table-cell>
          <table:table-cell office:value-type="float" office:value="996" calcext:value-type="float">
            <text:p>996</text:p>
          </table:table-cell>
          <table:table-cell office:value-type="float" office:value="924" calcext:value-type="float">
            <text:p>92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inLatency(us)</text:p>
          </table:table-cell>
          <table:table-cell office:value-type="float" office:value="996" calcext:value-type="float">
            <text:p>996</text:p>
          </table:table-cell>
          <table:table-cell office:value-type="float" office:value="924" calcext:value-type="float">
            <text:p>92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axLatency(us)</text:p>
          </table:table-cell>
          <table:table-cell office:value-type="float" office:value="996" calcext:value-type="float">
            <text:p>996</text:p>
          </table:table-cell>
          <table:table-cell office:value-type="float" office:value="924" calcext:value-type="float">
            <text:p>92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924" calcext:value-type="float">
            <text:p>92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Operations</text:p>
          </table:table-cell>
          <table:table-cell office:value-type="float" office:value="5951" calcext:value-type="float">
            <text:p>5951</text:p>
          </table:table-cell>
          <table:table-cell office:value-type="float" office:value="5953" calcext:value-type="float">
            <text:p>5953</text:p>
          </table:table-cell>
          <table:table-cell office:value-type="float" office:value="6052" calcext:value-type="float">
            <text:p>605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AverageLatency(us)</text:p>
          </table:table-cell>
          <table:table-cell office:value-type="float" office:value="3150.06990421778" calcext:value-type="float">
            <text:p>3150,06990421778</text:p>
          </table:table-cell>
          <table:table-cell office:value-type="float" office:value="3229.00890307408" calcext:value-type="float">
            <text:p>3229,00890307408</text:p>
          </table:table-cell>
          <table:table-cell office:value-type="float" office:value="2217.69976867151" calcext:value-type="float">
            <text:p>2217,6997686715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inLatency(us)</text:p>
          </table:table-cell>
          <table:table-cell office:value-type="float" office:value="760" calcext:value-type="float">
            <text:p>760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axLatency(us)</text:p>
          </table:table-cell>
          <table:table-cell office:value-type="float" office:value="6007442" calcext:value-type="float">
            <text:p>6007442</text:p>
          </table:table-cell>
          <table:table-cell office:value-type="float" office:value="6006095" calcext:value-type="float">
            <text:p>6006095</text:p>
          </table:table-cell>
          <table:table-cell office:value-type="float" office:value="29081" calcext:value-type="float">
            <text:p>2908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Return=OK</text:p>
          </table:table-cell>
          <table:table-cell office:value-type="float" office:value="5951" calcext:value-type="float">
            <text:p>5951</text:p>
          </table:table-cell>
          <table:table-cell office:value-type="float" office:value="5953" calcext:value-type="float">
            <text:p>5953</text:p>
          </table:table-cell>
          <table:table-cell office:value-type="float" office:value="6052" calcext:value-type="float">
            <text:p>605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3842.93037974684" calcext:value-type="float">
            <text:p>3842,93037974684</text:p>
          </table:table-cell>
          <table:table-cell office:value-type="float" office:value="3886.87974683544" calcext:value-type="float">
            <text:p>3886,87974683544</text:p>
          </table:table-cell>
          <table:table-cell office:value-type="float" office:value="3900.87820512821" calcext:value-type="float">
            <text:p>3900,8782051282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" calcext:value-type="float">
            <text:p>1000</text:p>
          </table:table-cell>
          <table:table-cell office:value-type="float" office:value="3175.65753424658" calcext:value-type="float">
            <text:p>3175,65753424658</text:p>
          </table:table-cell>
          <table:table-cell office:value-type="float" office:value="2989.13986013986" calcext:value-type="float">
            <text:p>2989,13986013986</text:p>
          </table:table-cell>
          <table:table-cell office:value-type="float" office:value="3045.0064516129" calcext:value-type="float">
            <text:p>3045,006451612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3137.00636942675" calcext:value-type="float">
            <text:p>3137,00636942675</text:p>
          </table:table-cell>
          <table:table-cell office:value-type="float" office:value="3270" calcext:value-type="float">
            <text:p>3270</text:p>
          </table:table-cell>
          <table:table-cell office:value-type="float" office:value="3019.47445255474" calcext:value-type="float">
            <text:p>3019,4744525547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" calcext:value-type="float">
            <text:p>3000</text:p>
          </table:table-cell>
          <table:table-cell office:value-type="float" office:value="2886.0064516129" calcext:value-type="float">
            <text:p>2886,0064516129</text:p>
          </table:table-cell>
          <table:table-cell office:value-type="float" office:value="3053.75352112676" calcext:value-type="float">
            <text:p>3053,75352112676</text:p>
          </table:table-cell>
          <table:table-cell office:value-type="float" office:value="3107.27027027027" calcext:value-type="float">
            <text:p>3107,2702702702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2834.5859375" calcext:value-type="float">
            <text:p>2834,5859375</text:p>
          </table:table-cell>
          <table:table-cell office:value-type="float" office:value="2977.03592814371" calcext:value-type="float">
            <text:p>2977,03592814371</text:p>
          </table:table-cell>
          <table:table-cell office:value-type="float" office:value="3011.21656050955" calcext:value-type="float">
            <text:p>3011,2165605095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" calcext:value-type="float">
            <text:p>5000</text:p>
          </table:table-cell>
          <table:table-cell office:value-type="float" office:value="3115.4962406015" calcext:value-type="float">
            <text:p>3115,4962406015</text:p>
          </table:table-cell>
          <table:table-cell office:value-type="float" office:value="3258.71140939597" calcext:value-type="float">
            <text:p>3258,71140939597</text:p>
          </table:table-cell>
          <table:table-cell office:value-type="float" office:value="2992.3875" calcext:value-type="float">
            <text:p>2992,387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2927.72483221477" calcext:value-type="float">
            <text:p>2927,72483221477</text:p>
          </table:table-cell>
          <table:table-cell office:value-type="float" office:value="3042.53503184713" calcext:value-type="float">
            <text:p>3042,53503184713</text:p>
          </table:table-cell>
          <table:table-cell office:value-type="float" office:value="2988.58" calcext:value-type="float">
            <text:p>2988,5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" calcext:value-type="float">
            <text:p>7000</text:p>
          </table:table-cell>
          <table:table-cell office:value-type="float" office:value="2941.83941605839" calcext:value-type="float">
            <text:p>2941,83941605839</text:p>
          </table:table-cell>
          <table:table-cell office:value-type="float" office:value="3318.16025641026" calcext:value-type="float">
            <text:p>3318,16025641026</text:p>
          </table:table-cell>
          <table:table-cell office:value-type="float" office:value="3034.5534591195" calcext:value-type="float">
            <text:p>3034,553459119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3057.25" calcext:value-type="float">
            <text:p>3057,25</text:p>
          </table:table-cell>
          <table:table-cell office:value-type="float" office:value="3300.44078947368" calcext:value-type="float">
            <text:p>3300,44078947368</text:p>
          </table:table-cell>
          <table:table-cell office:value-type="float" office:value="3025.47770700637" calcext:value-type="float">
            <text:p>3025,4777070063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" calcext:value-type="float">
            <text:p>9000</text:p>
          </table:table-cell>
          <table:table-cell office:value-type="float" office:value="2937.60544217687" calcext:value-type="float">
            <text:p>2937,60544217687</text:p>
          </table:table-cell>
          <table:table-cell office:value-type="float" office:value="3004.2049689441" calcext:value-type="float">
            <text:p>3004,2049689441</text:p>
          </table:table-cell>
          <table:table-cell office:value-type="float" office:value="2970.38961038961" calcext:value-type="float">
            <text:p>2970,3896103896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3245.29931972789" calcext:value-type="float">
            <text:p>3245,29931972789</text:p>
          </table:table-cell>
          <table:table-cell office:value-type="float" office:value="3070.59310344828" calcext:value-type="float">
            <text:p>3070,59310344828</text:p>
          </table:table-cell>
          <table:table-cell office:value-type="float" office:value="3083.87261146497" calcext:value-type="float">
            <text:p>3083,8726114649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" calcext:value-type="float">
            <text:p>11000</text:p>
          </table:table-cell>
          <table:table-cell office:value-type="float" office:value="3092.30303030303" calcext:value-type="float">
            <text:p>3092,30303030303</text:p>
          </table:table-cell>
          <table:table-cell office:value-type="float" office:value="3100.86206896552" calcext:value-type="float">
            <text:p>3100,86206896552</text:p>
          </table:table-cell>
          <table:table-cell office:value-type="float" office:value="3012.97902097902" calcext:value-type="float">
            <text:p>3012,9790209790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3033.98039215686" calcext:value-type="float">
            <text:p>3033,98039215686</text:p>
          </table:table-cell>
          <table:table-cell office:value-type="float" office:value="2988.1610738255" calcext:value-type="float">
            <text:p>2988,1610738255</text:p>
          </table:table-cell>
          <table:table-cell office:value-type="float" office:value="3193.93835616438" calcext:value-type="float">
            <text:p>3193,9383561643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3000" calcext:value-type="float">
            <text:p>13000</text:p>
          </table:table-cell>
          <table:table-cell office:value-type="float" office:value="2987.3949044586" calcext:value-type="float">
            <text:p>2987,3949044586</text:p>
          </table:table-cell>
          <table:table-cell office:value-type="float" office:value="2933.15131578947" calcext:value-type="float">
            <text:p>2933,15131578947</text:p>
          </table:table-cell>
          <table:table-cell office:value-type="float" office:value="3092.74666666667" calcext:value-type="float">
            <text:p>3092,7466666666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2961.57971014493" calcext:value-type="float">
            <text:p>2961,57971014493</text:p>
          </table:table-cell>
          <table:table-cell office:value-type="float" office:value="3175.7987012987" calcext:value-type="float">
            <text:p>3175,7987012987</text:p>
          </table:table-cell>
          <table:table-cell office:value-type="float" office:value="3063.69503546099" calcext:value-type="float">
            <text:p>3063,6950354609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5000" calcext:value-type="float">
            <text:p>15000</text:p>
          </table:table-cell>
          <table:table-cell office:value-type="float" office:value="3138.75159235669" calcext:value-type="float">
            <text:p>3138,75159235669</text:p>
          </table:table-cell>
          <table:table-cell office:value-type="float" office:value="3017.98013245033" calcext:value-type="float">
            <text:p>3017,98013245033</text:p>
          </table:table-cell>
          <table:table-cell office:value-type="float" office:value="2872.75796178344" calcext:value-type="float">
            <text:p>2872,7579617834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3056.11267605634" calcext:value-type="float">
            <text:p>3056,11267605634</text:p>
          </table:table-cell>
          <table:table-cell office:value-type="float" office:value="3072.45864661654" calcext:value-type="float">
            <text:p>3072,45864661654</text:p>
          </table:table-cell>
          <table:table-cell office:value-type="float" office:value="2969.35928143713" calcext:value-type="float">
            <text:p>2969,3592814371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7000" calcext:value-type="float">
            <text:p>17000</text:p>
          </table:table-cell>
          <table:table-cell office:value-type="float" office:value="3062.74342105263" calcext:value-type="float">
            <text:p>3062,74342105263</text:p>
          </table:table-cell>
          <table:table-cell office:value-type="float" office:value="3169.00709219858" calcext:value-type="float">
            <text:p>3169,00709219858</text:p>
          </table:table-cell>
          <table:table-cell office:value-type="float" office:value="2943.9375" calcext:value-type="float">
            <text:p>2943,937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2608.03521126761" calcext:value-type="float">
            <text:p>2608,03521126761</text:p>
          </table:table-cell>
          <table:table-cell office:value-type="float" office:value="2649.87671232877" calcext:value-type="float">
            <text:p>2649,87671232877</text:p>
          </table:table-cell>
          <table:table-cell office:value-type="float" office:value="2690.47333333333" calcext:value-type="float">
            <text:p>2690,4733333333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9000" calcext:value-type="float">
            <text:p>19000</text:p>
          </table:table-cell>
          <table:table-cell office:value-type="float" office:value="1632.58741258741" calcext:value-type="float">
            <text:p>1632,58741258741</text:p>
          </table:table-cell>
          <table:table-cell office:value-type="float" office:value="1695.05333333333" calcext:value-type="float">
            <text:p>1695,05333333333</text:p>
          </table:table-cell>
          <table:table-cell office:value-type="float" office:value="1621.93548387097" calcext:value-type="float">
            <text:p>1621,9354838709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1795.03896103896" calcext:value-type="float">
            <text:p>1795,03896103896</text:p>
          </table:table-cell>
          <table:table-cell office:value-type="float" office:value="1908.90909090909" calcext:value-type="float">
            <text:p>1908,90909090909</text:p>
          </table:table-cell>
          <table:table-cell office:value-type="float" office:value="1914.44025157233" calcext:value-type="float">
            <text:p>1914,4402515723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1000" calcext:value-type="float">
            <text:p>21000</text:p>
          </table:table-cell>
          <table:table-cell office:value-type="float" office:value="1347.97297297297" calcext:value-type="float">
            <text:p>1347,97297297297</text:p>
          </table:table-cell>
          <table:table-cell office:value-type="float" office:value="1350.87096774194" calcext:value-type="float">
            <text:p>1350,87096774194</text:p>
          </table:table-cell>
          <table:table-cell office:value-type="float" office:value="1406.34545454545" calcext:value-type="float">
            <text:p>1406,3454545454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7000" calcext:value-type="float">
            <text:p>27000</text:p>
          </table:table-cell>
          <table:table-cell office:value-type="float" office:value="502061" calcext:value-type="float">
            <text:p>502061</text:p>
          </table:table-cell>
          <table:table-cell office:value-type="float" office:value="1502264.75" calcext:value-type="float">
            <text:p>1502264,75</text:p>
          </table:table-cell>
          <table:table-cell office:value-type="float" office:value="3193.2" calcext:value-type="float">
            <text:p>3193,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office:value-type="float" office:value="1481.29553264605" calcext:value-type="float">
            <text:p>1481,29553264605</text:p>
          </table:table-cell>
          <table:table-cell office:value-type="float" office:value="1425.08131868132" calcext:value-type="float">
            <text:p>1425,08131868132</text:p>
          </table:table-cell>
          <table:table-cell office:value-type="float" office:value="1598.84324324324" calcext:value-type="float">
            <text:p>1598,8432432432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9000" calcext:value-type="float">
            <text:p>29000</text:p>
          </table:table-cell>
          <table:table-cell office:value-type="float" office:value="1482.12745098039" calcext:value-type="float">
            <text:p>1482,12745098039</text:p>
          </table:table-cell>
          <table:table-cell office:value-type="float" office:value="1318.98656716418" calcext:value-type="float">
            <text:p>1318,98656716418</text:p>
          </table:table-cell>
          <table:table-cell office:value-type="float" office:value="1419.95171339564" calcext:value-type="float">
            <text:p>1419,9517133956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office:value-type="float" office:value="1285.21774193548" calcext:value-type="float">
            <text:p>1285,21774193548</text:p>
          </table:table-cell>
          <table:table-cell office:value-type="float" office:value="1353.09574468085" calcext:value-type="float">
            <text:p>1353,09574468085</text:p>
          </table:table-cell>
          <table:table-cell office:value-type="float" office:value="1337.41044776119" calcext:value-type="float">
            <text:p>1337,4104477611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1000" calcext:value-type="float">
            <text:p>31000</text:p>
          </table:table-cell>
          <table:table-cell office:value-type="float" office:value="1119.69677419355" calcext:value-type="float">
            <text:p>1119,69677419355</text:p>
          </table:table-cell>
          <table:table-cell office:value-type="float" office:value="1321.66420118343" calcext:value-type="float">
            <text:p>1321,66420118343</text:p>
          </table:table-cell>
          <table:table-cell office:value-type="float" office:value="1359.82317073171" calcext:value-type="float">
            <text:p>1359,8231707317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1118.06329113924" calcext:value-type="float">
            <text:p>1118,06329113924</text:p>
          </table:table-cell>
          <table:table-cell office:value-type="float" office:value="1241.16475095785" calcext:value-type="float">
            <text:p>1241,16475095785</text:p>
          </table:table-cell>
          <table:table-cell office:value-type="float" office:value="1177.87190082645" calcext:value-type="float">
            <text:p>1177,8719008264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3000" calcext:value-type="float">
            <text:p>33000</text:p>
          </table:table-cell>
          <table:table-cell office:value-type="float" office:value="1109.51612903226" calcext:value-type="float">
            <text:p>1109,5161290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office:value-type="float" office:value="1174.25190839695" calcext:value-type="float">
            <text:p>1174,25190839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5000" calcext:value-type="float">
            <text:p>35000</text:p>
          </table:table-cell>
          <table:table-cell office:value-type="float" office:value="1183.51572327044" calcext:value-type="float">
            <text:p>1183,51572327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office:value-type="float" office:value="1128.11724137931" calcext:value-type="float">
            <text:p>1128,117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7000" calcext:value-type="float">
            <text:p>37000</text:p>
          </table:table-cell>
          <table:table-cell office:value-type="float" office:value="1094.4" calcext:value-type="float">
            <text:p>109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1217.73369565217" calcext:value-type="float">
            <text:p>1217,73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9000" calcext:value-type="float">
            <text:p>39000</text:p>
          </table:table-cell>
          <table:table-cell office:value-type="float" office:value="1149.16455696203" calcext:value-type="float">
            <text:p>1149,16455696203</text:p>
          </table:table-cell>
          <table:table-cell table:number-columns-repeated="3"/>
        </table:table-row>
      </table:table>
      <table:table table:name="falha host01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unTime(ms)</text:p>
          </table:table-cell>
          <table:table-cell office:value-type="string" calcext:value-type="string">
            <text:p>Cliente 01</text:p>
          </table:table-cell>
          <table:table-cell office:value-type="string" calcext:value-type="string">
            <text:p>Cliente 02</text:p>
          </table:table-cell>
          <table:table-cell office:value-type="string" calcext:value-type="string">
            <text:p>Cliente 03</text:p>
          </table:table-cell>
          <table: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Falha host01</text:p>
          </table:table-cell>
          <table:table-cell office:value-type="float" office:value="68926" calcext:value-type="float">
            <text:p>68926</text:p>
          </table:table-cell>
          <table:table-cell office:value-type="float" office:value="68984" calcext:value-type="float">
            <text:p>68984</text:p>
          </table:table-cell>
          <table:table-cell office:value-type="float" office:value="69018" calcext:value-type="float">
            <text:p>69018</text:p>
          </table:table-cell>
          <table:table-cell>
            <draw:frame draw:z-index="0" draw:style-name="gr1" draw:text-style-name="P1" svg:width="15.999cm" svg:height="8.999cm" svg:x="0.119cm" svg:y="0.001cm">
              <draw:object draw:notify-on-update-of-ranges="'falha host01'.B18:'falha host01'.B58 'falha host01'.C1:'falha host01'.C1 'falha host01'.C18:'falha host01'.C58 'falha host01'.D1:'falha host01'.D1 'falha host01'.D18:'falha host01'.D58 'falha host01'.E1:'falha host01'.E1 'falha host01'.E18:'falha host01'.E5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Throughput(ops/sec)</text:p>
          </table:table-cell>
          <table:table-cell office:value-type="float" office:value="174.099759162" calcext:value-type="float">
            <text:p>174,099759162</text:p>
          </table:table-cell>
          <table:table-cell office:value-type="float" office:value="173.953380494028" calcext:value-type="float">
            <text:p>173,953380494028</text:p>
          </table:table-cell>
          <table:table-cell office:value-type="float" office:value="173.867686690429" calcext:value-type="float">
            <text:p>173,867686690429</text:p>
          </table:table-cell>
          <table:table-cell/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Time(ms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Time(%)</text:p>
          </table:table-cell>
          <table:table-cell office:value-type="float" office:value="0.01886080724255" calcext:value-type="float">
            <text:p>0,01886080724255</text:p>
          </table:table-cell>
          <table:table-cell office:value-type="float" office:value="0.0202945610576366" calcext:value-type="float">
            <text:p>0,0202945610576366</text:p>
          </table:table-cell>
          <table:table-cell office:value-type="float" office:value="0.0202845634472167" calcext:value-type="float">
            <text:p>0,0202845634472167</text:p>
          </table:table-cell>
          <table:table-cell/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Time(ms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Time(%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Count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Time(ms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Time(%)</text:p>
          </table:table-cell>
          <table:table-cell office:value-type="float" office:value="0.01886080724255" calcext:value-type="float">
            <text:p>0,01886080724255</text:p>
          </table:table-cell>
          <table:table-cell office:value-type="float" office:value="0.0202945610576366" calcext:value-type="float">
            <text:p>0,0202945610576366</text:p>
          </table:table-cell>
          <table:table-cell office:value-type="float" office:value="0.0202845634472167" calcext:value-type="float">
            <text:p>0,020284563447216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Operations</text:p>
          </table:table-cell>
          <table:table-cell office:value-type="float" office:value="6002" calcext:value-type="float">
            <text:p>6002</text:p>
          </table:table-cell>
          <table:table-cell office:value-type="float" office:value="5997" calcext:value-type="float">
            <text:p>5997</text:p>
          </table:table-cell>
          <table:table-cell office:value-type="float" office:value="6030" calcext:value-type="float">
            <text:p>6030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AverageLatency(us)</text:p>
          </table:table-cell>
          <table:table-cell office:value-type="float" office:value="5844.51382872376" calcext:value-type="float">
            <text:p>5844,51382872376</text:p>
          </table:table-cell>
          <table:table-cell office:value-type="float" office:value="5863.51025512756" calcext:value-type="float">
            <text:p>5863,51025512756</text:p>
          </table:table-cell>
          <table:table-cell office:value-type="float" office:value="5818.43946932007" calcext:value-type="float">
            <text:p>5818,4394693200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inLatency(us)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MaxLatency(us)</text:p>
          </table:table-cell>
          <table:table-cell office:value-type="float" office:value="34029147" calcext:value-type="float">
            <text:p>34029147</text:p>
          </table:table-cell>
          <table:table-cell office:value-type="float" office:value="3031791" calcext:value-type="float">
            <text:p>3031791</text:p>
          </table:table-cell>
          <table:table-cell office:value-type="float" office:value="34032329" calcext:value-type="float">
            <text:p>3403232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Return=OK</text:p>
          </table:table-cell>
          <table:table-cell office:value-type="float" office:value="6002" calcext:value-type="float">
            <text:p>6002</text:p>
          </table:table-cell>
          <table:table-cell office:value-type="float" office:value="5997" calcext:value-type="float">
            <text:p>5997</text:p>
          </table:table-cell>
          <table:table-cell office:value-type="float" office:value="6030" calcext:value-type="float">
            <text:p>6030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317.006369426752" calcext:value-type="float">
            <text:p>317,006369426752</text:p>
          </table:table-cell>
          <table:table-cell office:value-type="float" office:value="285.445945945946" calcext:value-type="float">
            <text:p>285,445945945946</text:p>
          </table:table-cell>
          <table:table-cell office:value-type="float" office:value="318.258823529412" calcext:value-type="float">
            <text:p>318,25882352941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" calcext:value-type="float">
            <text:p>1000</text:p>
          </table:table-cell>
          <table:table-cell office:value-type="float" office:value="221.771428571429" calcext:value-type="float">
            <text:p>221,771428571429</text:p>
          </table:table-cell>
          <table:table-cell office:value-type="float" office:value="221.240310077519" calcext:value-type="float">
            <text:p>221,240310077519</text:p>
          </table:table-cell>
          <table:table-cell office:value-type="float" office:value="215.457516339869" calcext:value-type="float">
            <text:p>215,45751633986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204.371428571429" calcext:value-type="float">
            <text:p>204,371428571429</text:p>
          </table:table-cell>
          <table:table-cell office:value-type="float" office:value="223.184397163121" calcext:value-type="float">
            <text:p>223,184397163121</text:p>
          </table:table-cell>
          <table:table-cell office:value-type="float" office:value="198.852564102564" calcext:value-type="float">
            <text:p>198,85256410256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" calcext:value-type="float">
            <text:p>3000</text:p>
          </table:table-cell>
          <table:table-cell office:value-type="float" office:value="188.305732484076" calcext:value-type="float">
            <text:p>188,305732484076</text:p>
          </table:table-cell>
          <table:table-cell office:value-type="float" office:value="187.390728476821" calcext:value-type="float">
            <text:p>187,390728476821</text:p>
          </table:table-cell>
          <table:table-cell office:value-type="float" office:value="183.323170731707" calcext:value-type="float">
            <text:p>183,32317073170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187.993630573248" calcext:value-type="float">
            <text:p>187,993630573248</text:p>
          </table:table-cell>
          <table:table-cell office:value-type="float" office:value="183.582191780822" calcext:value-type="float">
            <text:p>183,582191780822</text:p>
          </table:table-cell>
          <table:table-cell office:value-type="float" office:value="183.246835443038" calcext:value-type="float">
            <text:p>183,2468354430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" calcext:value-type="float">
            <text:p>5000</text:p>
          </table:table-cell>
          <table:table-cell office:value-type="float" office:value="182.225352112676" calcext:value-type="float">
            <text:p>182,225352112676</text:p>
          </table:table-cell>
          <table:table-cell office:value-type="float" office:value="186.350993377483" calcext:value-type="float">
            <text:p>186,350993377483</text:p>
          </table:table-cell>
          <table:table-cell office:value-type="float" office:value="186.904761904762" calcext:value-type="float">
            <text:p>186,904761904762</text:p>
          </table:table-cell>
          <table:table-cell>
            <draw:frame draw:z-index="1" draw:style-name="gr1" draw:text-style-name="P1" svg:width="15.999cm" svg:height="8.999cm" svg:x="0.119cm" svg:y="0.001cm">
              <draw:object draw:notify-on-update-of-ranges="'falha host01'.B69:'falha host01'.B108 'falha host01'.C1:'falha host01'.C1 'falha host01'.C69:'falha host01'.C108 'falha host01'.D1:'falha host01'.D1 'falha host01'.D69:'falha host01'.D108 'falha host01'.E1:'falha host01'.E1 'falha host01'.E69:'falha host01'.E10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182.384615384615" calcext:value-type="float">
            <text:p>182,384615384615</text:p>
          </table:table-cell>
          <table:table-cell office:value-type="float" office:value="181.993670886076" calcext:value-type="float">
            <text:p>181,993670886076</text:p>
          </table:table-cell>
          <table:table-cell office:value-type="float" office:value="181.89375" calcext:value-type="float">
            <text:p>181,8937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" calcext:value-type="float">
            <text:p>7000</text:p>
          </table:table-cell>
          <table:table-cell office:value-type="float" office:value="193.79754601227" calcext:value-type="float">
            <text:p>193,79754601227</text:p>
          </table:table-cell>
          <table:table-cell office:value-type="float" office:value="186.184397163121" calcext:value-type="float">
            <text:p>186,184397163121</text:p>
          </table:table-cell>
          <table:table-cell office:value-type="float" office:value="178.283687943262" calcext:value-type="float">
            <text:p>178,283687943262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177.503267973856" calcext:value-type="float">
            <text:p>177,503267973856</text:p>
          </table:table-cell>
          <table:table-cell office:value-type="float" office:value="233.214285714286" calcext:value-type="float">
            <text:p>233,214285714286</text:p>
          </table:table-cell>
          <table:table-cell office:value-type="float" office:value="182.269736842105" calcext:value-type="float">
            <text:p>182,26973684210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" calcext:value-type="float">
            <text:p>9000</text:p>
          </table:table-cell>
          <table:table-cell office:value-type="float" office:value="185.955696202532" calcext:value-type="float">
            <text:p>185,955696202532</text:p>
          </table:table-cell>
          <table:table-cell office:value-type="float" office:value="190.519480519481" calcext:value-type="float">
            <text:p>190,519480519481</text:p>
          </table:table-cell>
          <table:table-cell office:value-type="float" office:value="177.845637583893" calcext:value-type="float">
            <text:p>177,84563758389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188.402877697842" calcext:value-type="float">
            <text:p>188,402877697842</text:p>
          </table:table-cell>
          <table:table-cell office:value-type="float" office:value="186.878205128205" calcext:value-type="float">
            <text:p>186,878205128205</text:p>
          </table:table-cell>
          <table:table-cell office:value-type="float" office:value="177.478571428571" calcext:value-type="float">
            <text:p>177,47857142857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" calcext:value-type="float">
            <text:p>11000</text:p>
          </table:table-cell>
          <table:table-cell office:value-type="float" office:value="174.624161073826" calcext:value-type="float">
            <text:p>174,624161073826</text:p>
          </table:table-cell>
          <table:table-cell office:value-type="float" office:value="184.288590604027" calcext:value-type="float">
            <text:p>184,288590604027</text:p>
          </table:table-cell>
          <table:table-cell office:value-type="float" office:value="181.198757763975" calcext:value-type="float">
            <text:p>181,19875776397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179.433121019108" calcext:value-type="float">
            <text:p>179,433121019108</text:p>
          </table:table-cell>
          <table:table-cell office:value-type="float" office:value="177.86301369863" calcext:value-type="float">
            <text:p>177,86301369863</text:p>
          </table:table-cell>
          <table:table-cell office:value-type="float" office:value="179.328671328671" calcext:value-type="float">
            <text:p>179,32867132867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3000" calcext:value-type="float">
            <text:p>13000</text:p>
          </table:table-cell>
          <table:table-cell office:value-type="float" office:value="178.398692810458" calcext:value-type="float">
            <text:p>178,398692810458</text:p>
          </table:table-cell>
          <table:table-cell office:value-type="float" office:value="188.901315789474" calcext:value-type="float">
            <text:p>188,901315789474</text:p>
          </table:table-cell>
          <table:table-cell office:value-type="float" office:value="181.698795180723" calcext:value-type="float">
            <text:p>181,69879518072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184.414965986395" calcext:value-type="float">
            <text:p>184,414965986395</text:p>
          </table:table-cell>
          <table:table-cell office:value-type="float" office:value="188.398692810458" calcext:value-type="float">
            <text:p>188,398692810458</text:p>
          </table:table-cell>
          <table:table-cell office:value-type="float" office:value="185.282051282051" calcext:value-type="float">
            <text:p>185,28205128205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5000" calcext:value-type="float">
            <text:p>15000</text:p>
          </table:table-cell>
          <table:table-cell office:value-type="float" office:value="191.239130434783" calcext:value-type="float">
            <text:p>191,239130434783</text:p>
          </table:table-cell>
          <table:table-cell office:value-type="float" office:value="190.123188405797" calcext:value-type="float">
            <text:p>190,123188405797</text:p>
          </table:table-cell>
          <table:table-cell office:value-type="float" office:value="182.5" calcext:value-type="float">
            <text:p>182,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182.225165562914" calcext:value-type="float">
            <text:p>182,225165562914</text:p>
          </table:table-cell>
          <table:table-cell office:value-type="float" office:value="185.653594771242" calcext:value-type="float">
            <text:p>185,653594771242</text:p>
          </table:table-cell>
          <table:table-cell office:value-type="float" office:value="181.714285714286" calcext:value-type="float">
            <text:p>181,71428571428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7000" calcext:value-type="float">
            <text:p>17000</text:p>
          </table:table-cell>
          <table:table-cell office:value-type="float" office:value="188.042168674699" calcext:value-type="float">
            <text:p>188,042168674699</text:p>
          </table:table-cell>
          <table:table-cell office:value-type="float" office:value="182.743055555556" calcext:value-type="float">
            <text:p>182,743055555556</text:p>
          </table:table-cell>
          <table:table-cell office:value-type="float" office:value="185.946666666667" calcext:value-type="float">
            <text:p>185,946666666667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184.374193548387" calcext:value-type="float">
            <text:p>184,374193548387</text:p>
          </table:table-cell>
          <table:table-cell office:value-type="float" office:value="189.759259259259" calcext:value-type="float">
            <text:p>189,759259259259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9000" calcext:value-type="float">
            <text:p>19000</text:p>
          </table:table-cell>
          <table:table-cell office:value-type="float" office:value="180.58273381295" calcext:value-type="float">
            <text:p>180,58273381295</text:p>
          </table:table-cell>
          <table:table-cell office:value-type="float" office:value="186.20987654321" calcext:value-type="float">
            <text:p>186,20987654321</text:p>
          </table:table-cell>
          <table:table-cell office:value-type="float" office:value="183.444444444444" calcext:value-type="float">
            <text:p>183,44444444444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184.542857142857" calcext:value-type="float">
            <text:p>184,542857142857</text:p>
          </table:table-cell>
          <table:table-cell office:value-type="float" office:value="190.88" calcext:value-type="float">
            <text:p>190,88</text:p>
          </table:table-cell>
          <table:table-cell office:value-type="float" office:value="181.414473684211" calcext:value-type="float">
            <text:p>181,4144736842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1000" calcext:value-type="float">
            <text:p>21000</text:p>
          </table:table-cell>
          <table:table-cell office:value-type="float" office:value="187.205882352941" calcext:value-type="float">
            <text:p>187,205882352941</text:p>
          </table:table-cell>
          <table:table-cell office:value-type="float" office:value="191.991452991453" calcext:value-type="float">
            <text:p>191,991452991453</text:p>
          </table:table-cell>
          <table:table-cell office:value-type="float" office:value="198.294573643411" calcext:value-type="float">
            <text:p>198,2945736434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office:value-type="float" office:value="182.241758241758" calcext:value-type="float">
            <text:p>182,241758241758</text:p>
          </table:table-cell>
          <table:table-cell office:value-type="float" office:value="187.49375" calcext:value-type="float">
            <text:p>187,49375</text:p>
          </table:table-cell>
          <table:table-cell office:value-type="float" office:value="189.861111111111" calcext:value-type="float">
            <text:p>189,861111111111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3000" calcext:value-type="float">
            <text:p>23000</text:p>
          </table:table-cell>
          <table:table-cell office:value-type="float" office:value="280" calcext:value-type="float">
            <text:p>280</text:p>
          </table:table-cell>
          <table:table-cell office:value-type="float" office:value="199.666666666667" calcext:value-type="float">
            <text:p>199,66666666666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75604.2971175166" calcext:value-type="float">
            <text:p>75604,2971175166</text:p>
          </table:table-cell>
          <table:table-cell office:value-type="float" office:value="375434" calcext:value-type="float">
            <text:p>375434</text:p>
          </table:table-cell>
          <table:table-cell office:value-type="float" office:value="70903.3638253638" calcext:value-type="float">
            <text:p>70903,363825363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5000" calcext:value-type="float">
            <text:p>35000</text:p>
          </table:table-cell>
          <table:table-cell office:value-type="float" office:value="149.495967741936" calcext:value-type="float">
            <text:p>149,495967741936</text:p>
          </table:table-cell>
          <table:table-cell office:value-type="float" office:value="3002144" calcext:value-type="float">
            <text:p>3002144</text:p>
          </table:table-cell>
          <table:table-cell office:value-type="float" office:value="148.389247311828" calcext:value-type="float">
            <text:p>148,389247311828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153.844444444444" calcext:value-type="float">
            <text:p>153,844444444444</text:p>
          </table:table-cell>
          <table:table-cell office:value-type="float" office:value="3001758" calcext:value-type="float">
            <text:p>3001758</text:p>
          </table:table-cell>
          <table:table-cell office:value-type="float" office:value="152.777472527473" calcext:value-type="float">
            <text:p>152,777472527473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1000" calcext:value-type="float">
            <text:p>41000</text:p>
          </table:table-cell>
          <table:table-cell office:value-type="float" office:value="153.006535947712" calcext:value-type="float">
            <text:p>153,006535947712</text:p>
          </table:table-cell>
          <table:table-cell office:value-type="float" office:value="600564.2" calcext:value-type="float">
            <text:p>600564,2</text:p>
          </table:table-cell>
          <table:table-cell office:value-type="float" office:value="152.825503355705" calcext:value-type="float">
            <text:p>152,825503355705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4000" calcext:value-type="float">
            <text:p>44000</text:p>
          </table:table-cell>
          <table:table-cell office:value-type="float" office:value="149.873661670236" calcext:value-type="float">
            <text:p>149,873661670236</text:p>
          </table:table-cell>
          <table:table-cell office:value-type="float" office:value="750855" calcext:value-type="float">
            <text:p>750855</text:p>
          </table:table-cell>
          <table:table-cell office:value-type="float" office:value="148.867298578199" calcext:value-type="float">
            <text:p>148,867298578199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7000" calcext:value-type="float">
            <text:p>47000</text:p>
          </table:table-cell>
          <table:table-cell office:value-type="float" office:value="146.64856230032" calcext:value-type="float">
            <text:p>146,64856230032</text:p>
          </table:table-cell>
          <table:table-cell office:value-type="float" office:value="1501202.5" calcext:value-type="float">
            <text:p>1501202,5</text:p>
          </table:table-cell>
          <table:table-cell office:value-type="float" office:value="153.044973544974" calcext:value-type="float">
            <text:p>153,044973544974</text:p>
          </table:table-cell>
          <table:table-cell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750774.75" calcext:value-type="float">
            <text:p>75077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3000" calcext:value-type="float">
            <text:p>53000</text:p>
          </table:table-cell>
          <table:table-cell/>
          <table:table-cell office:value-type="float" office:value="300413" calcext:value-type="float">
            <text:p>30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300399.9" calcext:value-type="float">
            <text:p>30039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7000" calcext:value-type="float">
            <text:p>57000</text:p>
          </table:table-cell>
          <table:table-cell/>
          <table:table-cell office:value-type="float" office:value="526926" calcext:value-type="float">
            <text:p>52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1501306.5" calcext:value-type="float">
            <text:p>150130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8455.91506849315" calcext:value-type="float">
            <text:p>8455,91506849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148.950226244344" calcext:value-type="float">
            <text:p>148,95022624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float" office:value="153.971563981043" calcext:value-type="float">
            <text:p>153,97156398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6000" calcext:value-type="float">
            <text:p>66000</text:p>
          </table:table-cell>
          <table:table-cell/>
          <table:table-cell office:value-type="float" office:value="152.079470198676" calcext:value-type="float">
            <text:p>152,079470198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7000" calcext:value-type="float">
            <text:p>67000</text:p>
          </table:table-cell>
          <table:table-cell/>
          <table:table-cell office:value-type="float" office:value="148.017077798862" calcext:value-type="float">
            <text:p>148,017077798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147.686567164179" calcext:value-type="float">
            <text:p>147,686567164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Operation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AverageLatency(us)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inLatency(us)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MaxLatency(us)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Operations</text:p>
          </table:table-cell>
          <table:table-cell office:value-type="float" office:value="5998" calcext:value-type="float">
            <text:p>5998</text:p>
          </table:table-cell>
          <table:table-cell office:value-type="float" office:value="6003" calcext:value-type="float">
            <text:p>6003</text:p>
          </table:table-cell>
          <table:table-cell office:value-type="float" office:value="5970" calcext:value-type="float">
            <text:p>5970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AverageLatency(us)</text:p>
          </table:table-cell>
          <table:table-cell office:value-type="float" office:value="3305.2667555852" calcext:value-type="float">
            <text:p>3305,2667555852</text:p>
          </table:table-cell>
          <table:table-cell office:value-type="float" office:value="3347.65267366317" calcext:value-type="float">
            <text:p>3347,65267366317</text:p>
          </table:table-cell>
          <table:table-cell office:value-type="float" office:value="3339.94773869347" calcext:value-type="float">
            <text:p>3339,9477386934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inLatency(us)</text:p>
          </table:table-cell>
          <table:table-cell office:value-type="float" office:value="774" calcext:value-type="float">
            <text:p>774</text:p>
          </table:table-cell>
          <table:table-cell office:value-type="float" office:value="763" calcext:value-type="float">
            <text:p>763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MaxLatency(us)</text:p>
          </table:table-cell>
          <table:table-cell office:value-type="float" office:value="6007848" calcext:value-type="float">
            <text:p>6007848</text:p>
          </table:table-cell>
          <table:table-cell office:value-type="float" office:value="6007679" calcext:value-type="float">
            <text:p>6007679</text:p>
          </table:table-cell>
          <table:table-cell office:value-type="float" office:value="6006666" calcext:value-type="float">
            <text:p>600666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Return=OK</text:p>
          </table:table-cell>
          <table:table-cell office:value-type="float" office:value="5998" calcext:value-type="float">
            <text:p>5998</text:p>
          </table:table-cell>
          <table:table-cell office:value-type="float" office:value="6003" calcext:value-type="float">
            <text:p>6003</text:p>
          </table:table-cell>
          <table:table-cell office:value-type="float" office:value="5970" calcext:value-type="float">
            <text:p>5970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3335.78231292517" calcext:value-type="float">
            <text:p>3335,78231292517</text:p>
          </table:table-cell>
          <table:table-cell office:value-type="float" office:value="3728.20512820513" calcext:value-type="float">
            <text:p>3728,20512820513</text:p>
          </table:table-cell>
          <table:table-cell office:value-type="float" office:value="3473.77941176471" calcext:value-type="float">
            <text:p>3473,7794117647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" calcext:value-type="float">
            <text:p>1000</text:p>
          </table:table-cell>
          <table:table-cell office:value-type="float" office:value="2766.5375" calcext:value-type="float">
            <text:p>2766,5375</text:p>
          </table:table-cell>
          <table:table-cell office:value-type="float" office:value="2850.84795321637" calcext:value-type="float">
            <text:p>2850,84795321637</text:p>
          </table:table-cell>
          <table:table-cell office:value-type="float" office:value="2912.14965986395" calcext:value-type="float">
            <text:p>2912,1496598639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2699.95" calcext:value-type="float">
            <text:p>2699,95</text:p>
          </table:table-cell>
          <table:table-cell office:value-type="float" office:value="2703.71698113208" calcext:value-type="float">
            <text:p>2703,71698113208</text:p>
          </table:table-cell>
          <table:table-cell office:value-type="float" office:value="2783.45454545455" calcext:value-type="float">
            <text:p>2783,45454545455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" calcext:value-type="float">
            <text:p>3000</text:p>
          </table:table-cell>
          <table:table-cell office:value-type="float" office:value="2652.35664335664" calcext:value-type="float">
            <text:p>2652,35664335664</text:p>
          </table:table-cell>
          <table:table-cell office:value-type="float" office:value="2733.55704697987" calcext:value-type="float">
            <text:p>2733,55704697987</text:p>
          </table:table-cell>
          <table:table-cell office:value-type="float" office:value="2741.32116788321" calcext:value-type="float">
            <text:p>2741,3211678832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2721.26573426573" calcext:value-type="float">
            <text:p>2721,26573426573</text:p>
          </table:table-cell>
          <table:table-cell office:value-type="float" office:value="2651.12258064516" calcext:value-type="float">
            <text:p>2651,12258064516</text:p>
          </table:table-cell>
          <table:table-cell office:value-type="float" office:value="2746.15714285714" calcext:value-type="float">
            <text:p>2746,1571428571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" calcext:value-type="float">
            <text:p>5000</text:p>
          </table:table-cell>
          <table:table-cell office:value-type="float" office:value="2601.9746835443" calcext:value-type="float">
            <text:p>2601,9746835443</text:p>
          </table:table-cell>
          <table:table-cell office:value-type="float" office:value="2717.10204081633" calcext:value-type="float">
            <text:p>2717,10204081633</text:p>
          </table:table-cell>
          <table:table-cell office:value-type="float" office:value="2690.73076923077" calcext:value-type="float">
            <text:p>2690,7307692307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2707.5572519084" calcext:value-type="float">
            <text:p>2707,5572519084</text:p>
          </table:table-cell>
          <table:table-cell office:value-type="float" office:value="2688.08450704225" calcext:value-type="float">
            <text:p>2688,08450704225</text:p>
          </table:table-cell>
          <table:table-cell office:value-type="float" office:value="2654.15107913669" calcext:value-type="float">
            <text:p>2654,1510791366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" calcext:value-type="float">
            <text:p>7000</text:p>
          </table:table-cell>
          <table:table-cell office:value-type="float" office:value="2825.29197080292" calcext:value-type="float">
            <text:p>2825,29197080292</text:p>
          </table:table-cell>
          <table:table-cell office:value-type="float" office:value="2777.4347826087" calcext:value-type="float">
            <text:p>2777,4347826087</text:p>
          </table:table-cell>
          <table:table-cell office:value-type="float" office:value="2629.79874213836" calcext:value-type="float">
            <text:p>2629,7987421383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2797.68027210884" calcext:value-type="float">
            <text:p>2797,68027210884</text:p>
          </table:table-cell>
          <table:table-cell office:value-type="float" office:value="2733.475" calcext:value-type="float">
            <text:p>2733,475</text:p>
          </table:table-cell>
          <table:table-cell office:value-type="float" office:value="2706.71621621622" calcext:value-type="float">
            <text:p>2706,7162162162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" calcext:value-type="float">
            <text:p>9000</text:p>
          </table:table-cell>
          <table:table-cell office:value-type="float" office:value="2598.69014084507" calcext:value-type="float">
            <text:p>2598,69014084507</text:p>
          </table:table-cell>
          <table:table-cell office:value-type="float" office:value="2696.95172413793" calcext:value-type="float">
            <text:p>2696,95172413793</text:p>
          </table:table-cell>
          <table:table-cell office:value-type="float" office:value="2678.69798657718" calcext:value-type="float">
            <text:p>2678,6979865771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2582.3850931677" calcext:value-type="float">
            <text:p>2582,3850931677</text:p>
          </table:table-cell>
          <table:table-cell office:value-type="float" office:value="2645.46527777778" calcext:value-type="float">
            <text:p>2645,46527777778</text:p>
          </table:table-cell>
          <table:table-cell office:value-type="float" office:value="2652.26380368098" calcext:value-type="float">
            <text:p>2652,2638036809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" calcext:value-type="float">
            <text:p>11000</text:p>
          </table:table-cell>
          <table:table-cell office:value-type="float" office:value="2699.54304635762" calcext:value-type="float">
            <text:p>2699,54304635762</text:p>
          </table:table-cell>
          <table:table-cell office:value-type="float" office:value="2652.90728476821" calcext:value-type="float">
            <text:p>2652,90728476821</text:p>
          </table:table-cell>
          <table:table-cell office:value-type="float" office:value="2641.39130434783" calcext:value-type="float">
            <text:p>2641,3913043478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2624.64084507042" calcext:value-type="float">
            <text:p>2624,64084507042</text:p>
          </table:table-cell>
          <table:table-cell office:value-type="float" office:value="2687.94838709677" calcext:value-type="float">
            <text:p>2687,94838709677</text:p>
          </table:table-cell>
          <table:table-cell office:value-type="float" office:value="2691.06369426752" calcext:value-type="float">
            <text:p>2691,0636942675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3000" calcext:value-type="float">
            <text:p>13000</text:p>
          </table:table-cell>
          <table:table-cell office:value-type="float" office:value="2609.90540540541" calcext:value-type="float">
            <text:p>2609,90540540541</text:p>
          </table:table-cell>
          <table:table-cell office:value-type="float" office:value="2735.12244897959" calcext:value-type="float">
            <text:p>2735,12244897959</text:p>
          </table:table-cell>
          <table:table-cell office:value-type="float" office:value="2656.10606060606" calcext:value-type="float">
            <text:p>2656,1060606060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2134.58823529412" calcext:value-type="float">
            <text:p>2134,58823529412</text:p>
          </table:table-cell>
          <table:table-cell office:value-type="float" office:value="2203.91216216216" calcext:value-type="float">
            <text:p>2203,91216216216</text:p>
          </table:table-cell>
          <table:table-cell office:value-type="float" office:value="2300.88356164384" calcext:value-type="float">
            <text:p>2300,88356164384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5000" calcext:value-type="float">
            <text:p>15000</text:p>
          </table:table-cell>
          <table:table-cell office:value-type="float" office:value="1294.37654320988" calcext:value-type="float">
            <text:p>1294,37654320988</text:p>
          </table:table-cell>
          <table:table-cell office:value-type="float" office:value="1331.2037037037" calcext:value-type="float">
            <text:p>1331,2037037037</text:p>
          </table:table-cell>
          <table:table-cell office:value-type="float" office:value="1385.77483443709" calcext:value-type="float">
            <text:p>1385,7748344370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1350.46308724832" calcext:value-type="float">
            <text:p>1350,46308724832</text:p>
          </table:table-cell>
          <table:table-cell office:value-type="float" office:value="1284.44217687075" calcext:value-type="float">
            <text:p>1284,44217687075</text:p>
          </table:table-cell>
          <table:table-cell office:value-type="float" office:value="1274.52121212121" calcext:value-type="float">
            <text:p>1274,5212121212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7000" calcext:value-type="float">
            <text:p>17000</text:p>
          </table:table-cell>
          <table:table-cell office:value-type="float" office:value="1312.24444444444" calcext:value-type="float">
            <text:p>1312,24444444444</text:p>
          </table:table-cell>
          <table:table-cell office:value-type="float" office:value="1290.1935483871" calcext:value-type="float">
            <text:p>1290,1935483871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1250" calcext:value-type="float">
            <text:p>1250</text:p>
          </table:table-cell>
          <table:table-cell office:value-type="float" office:value="1294.69784172662" calcext:value-type="float">
            <text:p>1294,69784172662</text:p>
          </table:table-cell>
          <table:table-cell office:value-type="float" office:value="1281.20138888889" calcext:value-type="float">
            <text:p>1281,20138888889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9000" calcext:value-type="float">
            <text:p>19000</text:p>
          </table:table-cell>
          <table:table-cell office:value-type="float" office:value="1379.425" calcext:value-type="float">
            <text:p>1379,425</text:p>
          </table:table-cell>
          <table:table-cell office:value-type="float" office:value="1440.36496350365" calcext:value-type="float">
            <text:p>1440,36496350365</text:p>
          </table:table-cell>
          <table:table-cell office:value-type="float" office:value="1347.48717948718" calcext:value-type="float">
            <text:p>1347,4871794871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1434.7625" calcext:value-type="float">
            <text:p>1434,7625</text:p>
          </table:table-cell>
          <table:table-cell office:value-type="float" office:value="1537.82" calcext:value-type="float">
            <text:p>1537,82</text:p>
          </table:table-cell>
          <table:table-cell office:value-type="float" office:value="1533.01351351351" calcext:value-type="float">
            <text:p>1533,01351351351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1000" calcext:value-type="float">
            <text:p>21000</text:p>
          </table:table-cell>
          <table:table-cell office:value-type="float" office:value="6706.44881889764" calcext:value-type="float">
            <text:p>6706,44881889764</text:p>
          </table:table-cell>
          <table:table-cell office:value-type="float" office:value="7716.82692307692" calcext:value-type="float">
            <text:p>7716,82692307692</text:p>
          </table:table-cell>
          <table:table-cell office:value-type="float" office:value="7309.6347826087" calcext:value-type="float">
            <text:p>7309,634782608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office:value-type="float" office:value="3704.97931034483" calcext:value-type="float">
            <text:p>3704,97931034483</text:p>
          </table:table-cell>
          <table:table-cell office:value-type="float" office:value="3303.05027932961" calcext:value-type="float">
            <text:p>3303,05027932961</text:p>
          </table:table-cell>
          <table:table-cell office:value-type="float" office:value="3541.47904191617" calcext:value-type="float">
            <text:p>3541,47904191617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3000" calcext:value-type="float">
            <text:p>23000</text:p>
          </table:table-cell>
          <table:table-cell office:value-type="float" office:value="859166.714285714" calcext:value-type="float">
            <text:p>859166,714285714</text:p>
          </table:table-cell>
          <table:table-cell office:value-type="float" office:value="18733" calcext:value-type="float">
            <text:p>18733</text:p>
          </table:table-cell>
          <table:table-cell office:value-type="float" office:value="1001993.33333333" calcext:value-type="float">
            <text:p>1001993,3333333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9000" calcext:value-type="float">
            <text:p>29000</text:p>
          </table:table-cell>
          <table:table-cell office:value-type="float" office:value="1901.05371900826" calcext:value-type="float">
            <text:p>1901,05371900826</text:p>
          </table:table-cell>
          <table:table-cell office:value-type="float" office:value="6007679" calcext:value-type="float">
            <text:p>6007679</text:p>
          </table:table-cell>
          <table:table-cell office:value-type="float" office:value="1930.83947939262" calcext:value-type="float">
            <text:p>1930,83947939262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2005.05" calcext:value-type="float">
            <text:p>2005,05</text:p>
          </table:table-cell>
          <table:table-cell office:value-type="float" office:value="1119.66666666667" calcext:value-type="float">
            <text:p>1119,66666666667</text:p>
          </table:table-cell>
          <table:table-cell office:value-type="float" office:value="1991.42398286938" calcext:value-type="float">
            <text:p>1991,4239828693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5000" calcext:value-type="float">
            <text:p>35000</text:p>
          </table:table-cell>
          <table:table-cell office:value-type="float" office:value="2360.67418546366" calcext:value-type="float">
            <text:p>2360,67418546366</text:p>
          </table:table-cell>
          <table:table-cell office:value-type="float" office:value="1096" calcext:value-type="float">
            <text:p>1096</text:p>
          </table:table-cell>
          <table:table-cell office:value-type="float" office:value="2341.90298507463" calcext:value-type="float">
            <text:p>2341,90298507463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2006.90476190476" calcext:value-type="float">
            <text:p>2006,90476190476</text:p>
          </table:table-cell>
          <table:table-cell office:value-type="float" office:value="1016" calcext:value-type="float">
            <text:p>1016</text:p>
          </table:table-cell>
          <table:table-cell office:value-type="float" office:value="2059.78048780488" calcext:value-type="float">
            <text:p>2059,7804878048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1000" calcext:value-type="float">
            <text:p>41000</text:p>
          </table:table-cell>
          <table:table-cell office:value-type="float" office:value="1938.29227557411" calcext:value-type="float">
            <text:p>1938,29227557411</text:p>
          </table:table-cell>
          <table:table-cell office:value-type="float" office:value="1104" calcext:value-type="float">
            <text:p>1104</text:p>
          </table:table-cell>
          <table:table-cell office:value-type="float" office:value="2047.72587719298" calcext:value-type="float">
            <text:p>2047,72587719298</text:p>
          </table:table-cell>
          <table:table-cell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0" calcext:value-type="float">
            <text:p>50000</text:p>
          </table:table-cell>
          <table:table-cell office:value-type="float" office:value="1949.53156146179" calcext:value-type="float">
            <text:p>1949,53156146179</text:p>
          </table:table-cell>
          <table:table-cell office:value-type="float" office:value="1187.66666666667" calcext:value-type="float">
            <text:p>1187,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3000" calcext:value-type="float">
            <text:p>53000</text:p>
          </table:table-cell>
          <table:table-cell/>
          <table:table-cell office:value-type="float" office:value="1052.71428571429" calcext:value-type="float">
            <text:p>1052,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931.166666666667" calcext:value-type="float">
            <text:p>931,1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7000" calcext:value-type="float">
            <text:p>57000</text:p>
          </table:table-cell>
          <table:table-cell/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2004.43315508021" calcext:value-type="float">
            <text:p>2004,43315508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2021.31019522777" calcext:value-type="float">
            <text:p>2021,31019522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float" office:value="2344.61055276382" calcext:value-type="float">
            <text:p>2344,6105527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6000" calcext:value-type="float">
            <text:p>66000</text:p>
          </table:table-cell>
          <table:table-cell/>
          <table:table-cell office:value-type="float" office:value="2051.3517699115" calcext:value-type="float">
            <text:p>2051,3517699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7000" calcext:value-type="float">
            <text:p>67000</text:p>
          </table:table-cell>
          <table:table-cell/>
          <table:table-cell office:value-type="float" office:value="1903.92339544513" calcext:value-type="float">
            <text:p>1903,9233954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1927.81492537313" calcext:value-type="float">
            <text:p>1927,81492537313</text:p>
          </table:table-cell>
          <table:table-cell table:number-columns-repeated="2"/>
        </table:table-row>
      </table:table>
      <table:table table:name="Planilha4" table:style-name="ta1">
        <table:shapes>
          <draw:frame draw:z-index="0" draw:style-name="gr1" draw:text-style-name="P1" svg:width="15.999cm" svg:height="8.999cm" svg:x="9.132cm" svg:y="0.1cm">
            <draw:object draw:notify-on-update-of-ranges="Planilha4.A1:Planilha4.A1 Planilha4.A2:Planilha4.A4 Planilha4.B1:Planilha4.B1 Planilha4.B2:Planilha4.B4 Planilha4.C1:Planilha4.C1 Planilha4.C2:Planilha4.C4 Planilha4.D1:Planilha4.D1 Planilha4.D2:Planilha4.D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5.239cm" svg:y="0.047cm">
            <draw:object draw:notify-on-update-of-ranges="Planilha4.A6:Planilha4.A6 Planilha4.A7:Planilha4.A9 Planilha4.B6:Planilha4.B6 Planilha4.B7:Planilha4.B9 Planilha4.C6:Planilha4.C6 Planilha4.C7:Planilha4.C9 Planilha4.D6:Planilha4.D6 Planilha4.D7:Planilha4.D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RunTime(ms)</text:p>
          </table:table-cell>
          <table:table-cell office:value-type="string" calcext:value-type="string">
            <text:p>Cliente 01</text:p>
          </table:table-cell>
          <table:table-cell office:value-type="string" calcext:value-type="string">
            <text:p>Cliente 02</text:p>
          </table:table-cell>
          <table:table-cell office:value-type="string" calcext:value-type="string">
            <text:p>Cliente 03</text:p>
          </table:table-cell>
        </table:table-row>
        <table:table-row table:style-name="ro1">
          <table:table-cell office:value-type="string" calcext:value-type="string">
            <text:p>Sem falhas</text:p>
          </table:table-cell>
          <table:table-cell office:value-type="float" office:value="40290" calcext:value-type="float">
            <text:p>40290</text:p>
          </table:table-cell>
          <table:table-cell office:value-type="float" office:value="40276" calcext:value-type="float">
            <text:p>40276</text:p>
          </table:table-cell>
          <table:table-cell office:value-type="float" office:value="40245" calcext:value-type="float">
            <text:p>40245</text:p>
          </table:table-cell>
        </table:table-row>
        <table:table-row table:style-name="ro1">
          <table:table-cell office:value-type="string" calcext:value-type="string">
            <text:p>Falha host02</text:p>
          </table:table-cell>
          <table:table-cell office:value-type="float" office:value="40280" calcext:value-type="float">
            <text:p>40280</text:p>
          </table:table-cell>
          <table:table-cell office:value-type="float" office:value="71657" calcext:value-type="float">
            <text:p>71657</text:p>
          </table:table-cell>
          <table:table-cell office:value-type="float" office:value="65613" calcext:value-type="float">
            <text:p>65613</text:p>
          </table:table-cell>
        </table:table-row>
        <table:table-row table:style-name="ro1">
          <table:table-cell office:value-type="string" calcext:value-type="string">
            <text:p>Falha host01</text:p>
          </table:table-cell>
          <table:table-cell office:value-type="float" office:value="68926" calcext:value-type="float">
            <text:p>68926</text:p>
          </table:table-cell>
          <table:table-cell office:value-type="float" office:value="68984" calcext:value-type="float">
            <text:p>68984</text:p>
          </table:table-cell>
          <table:table-cell office:value-type="float" office:value="69018" calcext:value-type="float">
            <text:p>69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e 01</text:p>
          </table:table-cell>
          <table:table-cell office:value-type="string" calcext:value-type="string">
            <text:p>Cliente 02</text:p>
          </table:table-cell>
          <table:table-cell office:value-type="string" calcext:value-type="string">
            <text:p>Cliente 03</text:p>
          </table:table-cell>
        </table:table-row>
        <table:table-row table:style-name="ro1">
          <table:table-cell office:value-type="string" calcext:value-type="string">
            <text:p>Sem falhas</text:p>
          </table:table-cell>
          <table:table-cell office:value-type="float" office:value="195.405346334902" calcext:value-type="float">
            <text:p>195,405346334902</text:p>
          </table:table-cell>
          <table:table-cell office:value-type="float" office:value="185.673923800099" calcext:value-type="float">
            <text:p>185,673923800099</text:p>
          </table:table-cell>
          <table:table-cell office:value-type="float" office:value="198.12343828086" calcext:value-type="float">
            <text:p>198,12343828086</text:p>
          </table:table-cell>
        </table:table-row>
        <table:table-row table:style-name="ro1">
          <table:table-cell office:value-type="string" calcext:value-type="string">
            <text:p>Falha host02</text:p>
          </table:table-cell>
          <table:table-cell office:value-type="float" office:value="340.850057860803" calcext:value-type="float">
            <text:p>340,850057860803</text:p>
          </table:table-cell>
          <table:table-cell office:value-type="float" office:value="6771.07077889863" calcext:value-type="float">
            <text:p>6771,07077889863</text:p>
          </table:table-cell>
          <table:table-cell office:value-type="float" office:value="6811.53026227303" calcext:value-type="float">
            <text:p>6811,53026227303</text:p>
          </table:table-cell>
        </table:table-row>
        <table:table-row table:style-name="ro1">
          <table:table-cell office:value-type="string" calcext:value-type="string">
            <text:p>Falha host01</text:p>
          </table:table-cell>
          <table:table-cell office:value-type="float" office:value="5844.51382872376" calcext:value-type="float">
            <text:p>5844,51382872376</text:p>
          </table:table-cell>
          <table:table-cell office:value-type="float" office:value="5863.51025512756" calcext:value-type="float">
            <text:p>5863,51025512756</text:p>
          </table:table-cell>
          <table:table-cell office:value-type="float" office:value="5818.43946932007" calcext:value-type="float">
            <text:p>5818,43946932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1:35:29.5519635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Fraga Ribeiro Júnior</meta:initial-creator>
    <meta:creation-date>2024-05-14T10:14:26.509504333</meta:creation-date>
    <dc:date>2024-05-14T12:34:41.645115106</dc:date>
    <dc:creator>Humberto Fraga Ribeiro Júnior</dc:creator>
    <meta:editing-duration>PT46M31S</meta:editing-duration>
    <meta:editing-cycles>6</meta:editing-cycles>
    <meta:generator>LibreOffice/24.2.3.2$Linux_X86_64 LibreOffice_project/420$Build-2</meta:generator>
    <meta:document-statistic meta:table-count="4" meta:cell-count="1516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3f5c" draw:fill-color="#003f5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ff6361" draw:fill-color="#ff636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a600" draw:fill-color="#ffa6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Leitur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sem falhas'.B18:'sem falhas'.E57 'sem falhas'.C1:'sem falhas'.E1" chart:data-source-has-labels="both" svg:x="1.331cm" svg:y="2.138cm" svg:width="11.47cm" svg:height="5.701cm">
          <chart:coordinate-region svg:x="2.138cm" svg:y="2.338cm" svg:width="10.522cm" svg:height="4.297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sem falhas'.B18:'sem falhas'.B57"/>
          </chart:axis>
          <chart:axis chart:dimension="y" chart:name="primary-y" chart:style-name="ch6">
            <chart:title svg:x="0.451cm" svg:y="5.958cm" chart:style-name="ch8">
              <text:p>Latência (us)</text:p>
            </chart:title>
            <chart:grid chart:style-name="ch9" chart:class="major"/>
          </chart:axis>
          <chart:series chart:style-name="ch10" chart:values-cell-range-address="'sem falhas'.C18:'sem falhas'.C57" chart:label-cell-address="'sem falhas'.C1:'sem falhas'.C1" chart:class="chart:line">
            <chart:data-point chart:repeated="40"/>
          </chart:series>
          <chart:series chart:style-name="ch11" chart:values-cell-range-address="'sem falhas'.D18:'sem falhas'.D57" chart:label-cell-address="'sem falhas'.D1:'sem falhas'.D1" chart:class="chart:line">
            <chart:data-point chart:repeated="40"/>
          </chart:series>
          <chart:series chart:style-name="ch12" chart:values-cell-range-address="'sem falhas'.E18:'sem falhas'.E57" chart:label-cell-address="'sem falhas'.E1:'sem falhas'.E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sem falhas'.C1:'sem falhas'.C1</svg:desc>
                </draw:g>
              </table:table-cell>
              <table:table-cell office:value-type="string">
                <text:p>Cliente 02</text:p>
                <draw:g>
                  <svg:desc>'sem falhas'.D1:'sem falhas'.D1</svg:desc>
                </draw:g>
              </table:table-cell>
              <table:table-cell office:value-type="string">
                <text:p>Cliente 03</text:p>
                <draw:g>
                  <svg:desc>'sem falhas'.E1:'sem falha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em falhas'.B18:'sem falhas'.B57</svg:desc>
                </draw:g>
              </table:table-cell>
              <table:table-cell office:value-type="float" office:value="348.8">
                <text:p>348.8</text:p>
                <draw:g>
                  <svg:desc>'sem falhas'.C18:'sem falhas'.C57</svg:desc>
                </draw:g>
              </table:table-cell>
              <table:table-cell office:value-type="float" office:value="357.801418439716">
                <text:p>357.801418439716</text:p>
                <draw:g>
                  <svg:desc>'sem falhas'.D18:'sem falhas'.D57</svg:desc>
                </draw:g>
              </table:table-cell>
              <table:table-cell office:value-type="float" office:value="612.284722222222">
                <text:p>612.284722222222</text:p>
                <draw:g>
                  <svg:desc>'sem falhas'.E18:'sem falhas'.E5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8.722627737226">
                <text:p>218.722627737226</text:p>
              </table:table-cell>
              <table:table-cell office:value-type="float" office:value="204.770833333333">
                <text:p>204.770833333333</text:p>
              </table:table-cell>
              <table:table-cell office:value-type="float" office:value="213.190789473684">
                <text:p>213.19078947368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5.299270072993">
                <text:p>225.299270072993</text:p>
              </table:table-cell>
              <table:table-cell office:value-type="float" office:value="230.101351351351">
                <text:p>230.101351351351</text:p>
              </table:table-cell>
              <table:table-cell office:value-type="float" office:value="211.595744680851">
                <text:p>211.5957446808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0.878205128205">
                <text:p>200.878205128205</text:p>
              </table:table-cell>
              <table:table-cell office:value-type="float" office:value="208.205128205128">
                <text:p>208.205128205128</text:p>
              </table:table-cell>
              <table:table-cell office:value-type="float" office:value="194.372262773723">
                <text:p>194.3722627737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9.557823129252">
                <text:p>189.557823129252</text:p>
              </table:table-cell>
              <table:table-cell office:value-type="float" office:value="187.572327044025">
                <text:p>187.572327044025</text:p>
              </table:table-cell>
              <table:table-cell office:value-type="float" office:value="190.96644295302">
                <text:p>190.9664429530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3.536912751678">
                <text:p>193.536912751678</text:p>
              </table:table-cell>
              <table:table-cell office:value-type="float" office:value="189.257142857143">
                <text:p>189.257142857143</text:p>
              </table:table-cell>
              <table:table-cell office:value-type="float" office:value="192.755555555556">
                <text:p>192.7555555555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94.087837837838">
                <text:p>194.087837837838</text:p>
              </table:table-cell>
              <table:table-cell office:value-type="float" office:value="202.715277777778">
                <text:p>202.715277777778</text:p>
              </table:table-cell>
              <table:table-cell office:value-type="float" office:value="188.927536231884">
                <text:p>188.9275362318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1.835616438356">
                <text:p>191.835616438356</text:p>
              </table:table-cell>
              <table:table-cell office:value-type="float" office:value="181.472972972973">
                <text:p>181.472972972973</text:p>
              </table:table-cell>
              <table:table-cell office:value-type="float" office:value="197.445161290323">
                <text:p>197.4451612903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5.25">
                <text:p>195.25</text:p>
              </table:table-cell>
              <table:table-cell office:value-type="float" office:value="170.614457831325">
                <text:p>170.614457831325</text:p>
              </table:table-cell>
              <table:table-cell office:value-type="float" office:value="179.486666666667">
                <text:p>179.48666666666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92.438709677419">
                <text:p>192.438709677419</text:p>
              </table:table-cell>
              <table:table-cell office:value-type="float" office:value="193.703703703704">
                <text:p>193.703703703704</text:p>
              </table:table-cell>
              <table:table-cell office:value-type="float" office:value="197.427631578947">
                <text:p>197.42763157894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8.453333333333">
                <text:p>188.453333333333</text:p>
              </table:table-cell>
              <table:table-cell office:value-type="float" office:value="179.726666666667">
                <text:p>179.726666666667</text:p>
              </table:table-cell>
              <table:table-cell office:value-type="float" office:value="183.714285714286">
                <text:p>183.71428571428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5.222929936306">
                <text:p>195.222929936306</text:p>
              </table:table-cell>
              <table:table-cell office:value-type="float" office:value="195.731034482759">
                <text:p>195.731034482759</text:p>
              </table:table-cell>
              <table:table-cell office:value-type="float" office:value="205.83660130719">
                <text:p>205.836601307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97.459459459459">
                <text:p>197.459459459459</text:p>
              </table:table-cell>
              <table:table-cell office:value-type="float" office:value="181.470588235294">
                <text:p>181.470588235294</text:p>
              </table:table-cell>
              <table:table-cell office:value-type="float" office:value="191.24025974026">
                <text:p>191.2402597402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95.145038167939">
                <text:p>195.145038167939</text:p>
              </table:table-cell>
              <table:table-cell office:value-type="float" office:value="173.786206896552">
                <text:p>173.786206896552</text:p>
              </table:table-cell>
              <table:table-cell office:value-type="float" office:value="183.659863945578">
                <text:p>183.65986394557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95.571428571429">
                <text:p>195.571428571429</text:p>
              </table:table-cell>
              <table:table-cell office:value-type="float" office:value="180.512345679012">
                <text:p>180.512345679012</text:p>
              </table:table-cell>
              <table:table-cell office:value-type="float" office:value="190.363636363636">
                <text:p>190.36363636363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6.761904761905">
                <text:p>186.761904761905</text:p>
              </table:table-cell>
              <table:table-cell office:value-type="float" office:value="171.432098765432">
                <text:p>171.4320987654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1.980769230769">
                <text:p>191.980769230769</text:p>
              </table:table-cell>
              <table:table-cell office:value-type="float" office:value="175.45390070922">
                <text:p>175.45390070922</text:p>
              </table:table-cell>
              <table:table-cell office:value-type="float" office:value="182.585365853659">
                <text:p>182.58536585365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9.664473684211">
                <text:p>189.664473684211</text:p>
              </table:table-cell>
              <table:table-cell office:value-type="float" office:value="196.328767123288">
                <text:p>196.328767123288</text:p>
              </table:table-cell>
              <table:table-cell office:value-type="float" office:value="187.79020979021">
                <text:p>187.7902097902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6.392857142857">
                <text:p>186.392857142857</text:p>
              </table:table-cell>
              <table:table-cell office:value-type="float" office:value="171.952054794521">
                <text:p>171.952054794521</text:p>
              </table:table-cell>
              <table:table-cell office:value-type="float" office:value="179.813333333333">
                <text:p>179.81333333333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3.944785276074">
                <text:p>193.944785276074</text:p>
              </table:table-cell>
              <table:table-cell office:value-type="float" office:value="177.548387096774">
                <text:p>177.548387096774</text:p>
              </table:table-cell>
              <table:table-cell office:value-type="float" office:value="181.640243902439">
                <text:p>181.64024390243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6.204081632653">
                <text:p>196.204081632653</text:p>
              </table:table-cell>
              <table:table-cell office:value-type="float" office:value="175.702380952381">
                <text:p>175.702380952381</text:p>
              </table:table-cell>
              <table:table-cell office:value-type="float" office:value="188.700598802395">
                <text:p>188.70059880239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95.08">
                <text:p>195.08</text:p>
              </table:table-cell>
              <table:table-cell office:value-type="float" office:value="183.865384615385">
                <text:p>183.865384615385</text:p>
              </table:table-cell>
              <table:table-cell office:value-type="float" office:value="212.972789115646">
                <text:p>212.97278911564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95.904411764706">
                <text:p>195.904411764706</text:p>
              </table:table-cell>
              <table:table-cell office:value-type="float" office:value="192.766081871345">
                <text:p>192.766081871345</text:p>
              </table:table-cell>
              <table:table-cell office:value-type="float" office:value="195.726618705036">
                <text:p>195.72661870503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92.68345323741">
                <text:p>192.68345323741</text:p>
              </table:table-cell>
              <table:table-cell office:value-type="float" office:value="180.34693877551">
                <text:p>180.34693877551</text:p>
              </table:table-cell>
              <table:table-cell office:value-type="float" office:value="185.418439716312">
                <text:p>185.41843971631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94.153284671533">
                <text:p>194.153284671533</text:p>
              </table:table-cell>
              <table:table-cell office:value-type="float" office:value="176.910344827586">
                <text:p>176.910344827586</text:p>
              </table:table-cell>
              <table:table-cell office:value-type="float" office:value="198.296551724138">
                <text:p>198.29655172413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6.75">
                <text:p>196.75</text:p>
              </table:table-cell>
              <table:table-cell office:value-type="float" office:value="187.263803680982">
                <text:p>187.263803680982</text:p>
              </table:table-cell>
              <table:table-cell office:value-type="float" office:value="186.248366013072">
                <text:p>186.24836601307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91.104895104895">
                <text:p>191.104895104895</text:p>
              </table:table-cell>
              <table:table-cell office:value-type="float" office:value="170.540880503145">
                <text:p>170.540880503145</text:p>
              </table:table-cell>
              <table:table-cell office:value-type="float" office:value="176.324503311258">
                <text:p>176.32450331125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84.793103448276">
                <text:p>184.793103448276</text:p>
              </table:table-cell>
              <table:table-cell office:value-type="float" office:value="177.194630872483">
                <text:p>177.194630872483</text:p>
              </table:table-cell>
              <table:table-cell office:value-type="float" office:value="178.96835443038">
                <text:p>178.9683544303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88.278911564626">
                <text:p>188.278911564626</text:p>
              </table:table-cell>
              <table:table-cell office:value-type="float" office:value="171.091549295775">
                <text:p>171.091549295775</text:p>
              </table:table-cell>
              <table:table-cell office:value-type="float" office:value="179.352941176471">
                <text:p>179.35294117647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84.906040268456">
                <text:p>184.906040268456</text:p>
              </table:table-cell>
              <table:table-cell office:value-type="float" office:value="165.452702702703">
                <text:p>165.452702702703</text:p>
              </table:table-cell>
              <table:table-cell office:value-type="float" office:value="186.183006535948">
                <text:p>186.1830065359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6.480263157895">
                <text:p>176.480263157895</text:p>
              </table:table-cell>
              <table:table-cell office:value-type="float" office:value="173.052631578947">
                <text:p>173.052631578947</text:p>
              </table:table-cell>
              <table:table-cell office:value-type="float" office:value="187.111111111111">
                <text:p>187.11111111111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9.099173553719">
                <text:p>209.099173553719</text:p>
              </table:table-cell>
              <table:table-cell office:value-type="float" office:value="213.443396226415">
                <text:p>213.443396226415</text:p>
              </table:table-cell>
              <table:table-cell office:value-type="float" office:value="205.742857142857">
                <text:p>205.74285714285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80.218274111675">
                <text:p>180.218274111675</text:p>
              </table:table-cell>
              <table:table-cell office:value-type="float" office:value="171.120603015075">
                <text:p>171.120603015075</text:p>
              </table:table-cell>
              <table:table-cell office:value-type="float" office:value="169.085858585859">
                <text:p>169.08585858585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78.503546099291">
                <text:p>178.503546099291</text:p>
              </table:table-cell>
              <table:table-cell office:value-type="float" office:value="165.75974025974">
                <text:p>165.75974025974</text:p>
              </table:table-cell>
              <table:table-cell office:value-type="float" office:value="178.201298701299">
                <text:p>178.201298701299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78.910828025478">
                <text:p>178.910828025478</text:p>
              </table:table-cell>
              <table:table-cell office:value-type="float" office:value="169.980891719745">
                <text:p>169.980891719745</text:p>
              </table:table-cell>
              <table:table-cell office:value-type="float" office:value="179.139240506329">
                <text:p>179.13924050632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80.974193548387">
                <text:p>180.974193548387</text:p>
              </table:table-cell>
              <table:table-cell office:value-type="float" office:value="172.744525547445">
                <text:p>172.744525547445</text:p>
              </table:table-cell>
              <table:table-cell office:value-type="float" office:value="187.251572327044">
                <text:p>187.25157232704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86.849673202614">
                <text:p>186.849673202614</text:p>
              </table:table-cell>
              <table:table-cell office:value-type="float" office:value="164.748427672956">
                <text:p>164.748427672956</text:p>
              </table:table-cell>
              <table:table-cell office:value-type="float" office:value="186.697368421053">
                <text:p>186.69736842105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77.942446043165">
                <text:p>177.942446043165</text:p>
              </table:table-cell>
              <table:table-cell office:value-type="float" office:value="167.788461538462">
                <text:p>167.788461538462</text:p>
              </table:table-cell>
              <table:table-cell office:value-type="float" office:value="177.040462427746">
                <text:p>177.04046242774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77.833333333333">
                <text:p>177.833333333333</text:p>
              </table:table-cell>
              <table:table-cell office:value-type="float" office:value="172.722580645161">
                <text:p>172.722580645161</text:p>
              </table:table-cell>
              <table:table-cell office:value-type="float" office:value="170.216560509554">
                <text:p>170.21656050955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84.351724137931">
                <text:p>184.351724137931</text:p>
              </table:table-cell>
              <table:table-cell office:value-type="float" office:value="171.123287671233">
                <text:p>171.123287671233</text:p>
              </table:table-cell>
              <table:table-cell office:value-type="float" office:value="182.567164179104">
                <text:p>182.567164179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3f5c" draw:fill-color="#003f5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ff6361" draw:fill-color="#ff636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a600" draw:fill-color="#ffa6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Escrit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sem falhas'.B68:'sem falhas'.E107 'sem falhas'.C1:'sem falhas'.E1" chart:data-source-has-labels="both" svg:x="1.331cm" svg:y="2.138cm" svg:width="11.47cm" svg:height="5.701cm">
          <chart:coordinate-region svg:x="2.323cm" svg:y="2.338cm" svg:width="10.337cm" svg:height="4.297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sem falhas'.B68:'sem falhas'.B107"/>
          </chart:axis>
          <chart:axis chart:dimension="y" chart:name="primary-y" chart:style-name="ch6">
            <chart:title svg:x="0.451cm" svg:y="5.958cm" chart:style-name="ch8">
              <text:p>Latência (us)</text:p>
            </chart:title>
            <chart:grid chart:style-name="ch9" chart:class="major"/>
          </chart:axis>
          <chart:series chart:style-name="ch10" chart:values-cell-range-address="'sem falhas'.C68:'sem falhas'.C107" chart:label-cell-address="'sem falhas'.C1:'sem falhas'.C1" chart:class="chart:line">
            <chart:data-point chart:repeated="40"/>
          </chart:series>
          <chart:series chart:style-name="ch11" chart:values-cell-range-address="'sem falhas'.D68:'sem falhas'.D107" chart:label-cell-address="'sem falhas'.D1:'sem falhas'.D1" chart:class="chart:line">
            <chart:data-point chart:repeated="40"/>
          </chart:series>
          <chart:series chart:style-name="ch12" chart:values-cell-range-address="'sem falhas'.E68:'sem falhas'.E107" chart:label-cell-address="'sem falhas'.E1:'sem falhas'.E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sem falhas'.C1:'sem falhas'.C1</svg:desc>
                </draw:g>
              </table:table-cell>
              <table:table-cell office:value-type="string">
                <text:p>Cliente 02</text:p>
                <draw:g>
                  <svg:desc>'sem falhas'.D1:'sem falhas'.D1</svg:desc>
                </draw:g>
              </table:table-cell>
              <table:table-cell office:value-type="string">
                <text:p>Cliente 03</text:p>
                <draw:g>
                  <svg:desc>'sem falhas'.E1:'sem falha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em falhas'.B68:'sem falhas'.B107</svg:desc>
                </draw:g>
              </table:table-cell>
              <table:table-cell office:value-type="float" office:value="3791.55033557047">
                <text:p>3791.55033557047</text:p>
                <draw:g>
                  <svg:desc>'sem falhas'.C68:'sem falhas'.C107</svg:desc>
                </draw:g>
              </table:table-cell>
              <table:table-cell office:value-type="float" office:value="3950.61349693252">
                <text:p>3950.61349693252</text:p>
                <draw:g>
                  <svg:desc>'sem falhas'.D68:'sem falhas'.D107</svg:desc>
                </draw:g>
              </table:table-cell>
              <table:table-cell office:value-type="float" office:value="4017.8023255814">
                <text:p>4017.8023255814</text:p>
                <draw:g>
                  <svg:desc>'sem falhas'.E68:'sem falhas'.E10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25.50920245399">
                <text:p>3025.50920245399</text:p>
              </table:table-cell>
              <table:table-cell office:value-type="float" office:value="3135.51592356688">
                <text:p>3135.51592356688</text:p>
              </table:table-cell>
              <table:table-cell office:value-type="float" office:value="3046.88513513514">
                <text:p>3046.885135135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44.95731707317">
                <text:p>3244.95731707317</text:p>
              </table:table-cell>
              <table:table-cell office:value-type="float" office:value="3156.58278145695">
                <text:p>3156.58278145695</text:p>
              </table:table-cell>
              <table:table-cell office:value-type="float" office:value="3137.53797468354">
                <text:p>3137.537974683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257.41258741259">
                <text:p>3257.41258741259</text:p>
              </table:table-cell>
              <table:table-cell office:value-type="float" office:value="2973.47222222222">
                <text:p>2973.47222222222</text:p>
              </table:table-cell>
              <table:table-cell office:value-type="float" office:value="3028.86585365854">
                <text:p>3028.865853658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83.79738562092">
                <text:p>3083.79738562092</text:p>
              </table:table-cell>
              <table:table-cell office:value-type="float" office:value="3019.09219858156">
                <text:p>3019.09219858156</text:p>
              </table:table-cell>
              <table:table-cell office:value-type="float" office:value="3124.26490066225">
                <text:p>3124.264900662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144.94078947368">
                <text:p>3144.94078947368</text:p>
              </table:table-cell>
              <table:table-cell office:value-type="float" office:value="3110.9375">
                <text:p>3110.9375</text:p>
              </table:table-cell>
              <table:table-cell office:value-type="float" office:value="3079.66060606061">
                <text:p>3079.6606060606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114.07947019868">
                <text:p>3114.07947019868</text:p>
              </table:table-cell>
              <table:table-cell office:value-type="float" office:value="3125.32692307692">
                <text:p>3125.32692307692</text:p>
              </table:table-cell>
              <table:table-cell office:value-type="float" office:value="3241.26708074534">
                <text:p>3241.2670807453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38.59090909091">
                <text:p>3038.59090909091</text:p>
              </table:table-cell>
              <table:table-cell office:value-type="float" office:value="3068.65359477124">
                <text:p>3068.65359477124</text:p>
              </table:table-cell>
              <table:table-cell office:value-type="float" office:value="2991.84931506849">
                <text:p>2991.8493150684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29.97368421053">
                <text:p>3129.97368421053</text:p>
              </table:table-cell>
              <table:table-cell office:value-type="float" office:value="3069.40601503759">
                <text:p>3069.40601503759</text:p>
              </table:table-cell>
              <table:table-cell office:value-type="float" office:value="2995.27333333333">
                <text:p>2995.2733333333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973.47586206897">
                <text:p>2973.47586206897</text:p>
              </table:table-cell>
              <table:table-cell office:value-type="float" office:value="3182.55072463768">
                <text:p>3182.55072463768</text:p>
              </table:table-cell>
              <table:table-cell office:value-type="float" office:value="2882.68918918919">
                <text:p>2882.689189189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78.53333333333">
                <text:p>3178.53333333333</text:p>
              </table:table-cell>
              <table:table-cell office:value-type="float" office:value="2984.28666666667">
                <text:p>2984.28666666667</text:p>
              </table:table-cell>
              <table:table-cell office:value-type="float" office:value="3002.11920529801">
                <text:p>3002.1192052980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969.67361111111">
                <text:p>2969.67361111111</text:p>
              </table:table-cell>
              <table:table-cell office:value-type="float" office:value="3136.74358974359">
                <text:p>3136.74358974359</text:p>
              </table:table-cell>
              <table:table-cell office:value-type="float" office:value="3164.96644295302">
                <text:p>3164.966442953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059.50657894737">
                <text:p>3059.50657894737</text:p>
              </table:table-cell>
              <table:table-cell office:value-type="float" office:value="3214.26712328767">
                <text:p>3214.26712328767</text:p>
              </table:table-cell>
              <table:table-cell office:value-type="float" office:value="3024.1301369863">
                <text:p>3024.130136986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146.21301775148">
                <text:p>3146.21301775148</text:p>
              </table:table-cell>
              <table:table-cell office:value-type="float" office:value="3061.0064516129">
                <text:p>3061.0064516129</text:p>
              </table:table-cell>
              <table:table-cell office:value-type="float" office:value="3089.3660130719">
                <text:p>3089.36601307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19.85526315789">
                <text:p>2919.85526315789</text:p>
              </table:table-cell>
              <table:table-cell office:value-type="float" office:value="3068.18115942029">
                <text:p>3068.18115942029</text:p>
              </table:table-cell>
              <table:table-cell office:value-type="float" office:value="2997.8152866242">
                <text:p>2997.815286624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137.56493506494">
                <text:p>3137.56493506494</text:p>
              </table:table-cell>
              <table:table-cell office:value-type="float" office:value="3180.70289855072">
                <text:p>3180.70289855072</text:p>
              </table:table-cell>
              <table:table-cell office:value-type="float" office:value="3032.48076923077">
                <text:p>3032.4807692307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93.66433566434">
                <text:p>2993.66433566434</text:p>
              </table:table-cell>
              <table:table-cell office:value-type="float" office:value="3140.11320754717">
                <text:p>3140.11320754717</text:p>
              </table:table-cell>
              <table:table-cell office:value-type="float" office:value="3000.10218978102">
                <text:p>3000.1021897810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582.03378378378">
                <text:p>3582.03378378378</text:p>
              </table:table-cell>
              <table:table-cell office:value-type="float" office:value="3771.53896103896">
                <text:p>3771.53896103896</text:p>
              </table:table-cell>
              <table:table-cell office:value-type="float" office:value="3600.91025641026">
                <text:p>3600.9102564102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744.54545454545">
                <text:p>2744.54545454545</text:p>
              </table:table-cell>
              <table:table-cell office:value-type="float" office:value="2666.71612903226">
                <text:p>2666.71612903226</text:p>
              </table:table-cell>
              <table:table-cell office:value-type="float" office:value="2511.96">
                <text:p>2511.9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425.56934306569">
                <text:p>1425.56934306569</text:p>
              </table:table-cell>
              <table:table-cell office:value-type="float" office:value="1376.04137931034">
                <text:p>1376.04137931034</text:p>
              </table:table-cell>
              <table:table-cell office:value-type="float" office:value="1140.06569343066">
                <text:p>1140.065693430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511.51298701299">
                <text:p>1511.51298701299</text:p>
              </table:table-cell>
              <table:table-cell office:value-type="float" office:value="1403.95419847328">
                <text:p>1403.95419847328</text:p>
              </table:table-cell>
              <table:table-cell office:value-type="float" office:value="1210.2196969697">
                <text:p>1210.219696969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566.88666666667">
                <text:p>1566.88666666667</text:p>
              </table:table-cell>
              <table:table-cell office:value-type="float" office:value="1478.42068965517">
                <text:p>1478.42068965517</text:p>
              </table:table-cell>
              <table:table-cell office:value-type="float" office:value="1220.66233766234">
                <text:p>1220.6623376623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595.68902439024">
                <text:p>1595.68902439024</text:p>
              </table:table-cell>
              <table:table-cell office:value-type="float" office:value="1346.078125">
                <text:p>1346.078125</text:p>
              </table:table-cell>
              <table:table-cell office:value-type="float" office:value="1267.06832298137">
                <text:p>1267.0683229813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667.7375">
                <text:p>1667.7375</text:p>
              </table:table-cell>
              <table:table-cell office:value-type="float" office:value="1529.73376623377">
                <text:p>1529.73376623377</text:p>
              </table:table-cell>
              <table:table-cell office:value-type="float" office:value="1363.56329113924">
                <text:p>1363.5632911392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466.51219512195">
                <text:p>1466.51219512195</text:p>
              </table:table-cell>
              <table:table-cell office:value-type="float" office:value="1448.88961038961">
                <text:p>1448.88961038961</text:p>
              </table:table-cell>
              <table:table-cell office:value-type="float" office:value="1223.89032258065">
                <text:p>1223.8903225806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12.59210526316">
                <text:p>1612.59210526316</text:p>
              </table:table-cell>
              <table:table-cell office:value-type="float" office:value="1493.53623188406">
                <text:p>1493.53623188406</text:p>
              </table:table-cell>
              <table:table-cell office:value-type="float" office:value="1319.72108843537">
                <text:p>1319.7210884353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626.67307692308">
                <text:p>1626.67307692308</text:p>
              </table:table-cell>
              <table:table-cell office:value-type="float" office:value="1617.22857142857">
                <text:p>1617.22857142857</text:p>
              </table:table-cell>
              <table:table-cell office:value-type="float" office:value="1255.03355704698">
                <text:p>1255.0335570469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547.43870967742">
                <text:p>1547.43870967742</text:p>
              </table:table-cell>
              <table:table-cell office:value-type="float" office:value="1410.44736842105">
                <text:p>1410.44736842105</text:p>
              </table:table-cell>
              <table:table-cell office:value-type="float" office:value="1256.26056338028">
                <text:p>1256.2605633802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508.18300653595">
                <text:p>1508.18300653595</text:p>
              </table:table-cell>
              <table:table-cell office:value-type="float" office:value="1375.84713375796">
                <text:p>1375.84713375796</text:p>
              </table:table-cell>
              <table:table-cell office:value-type="float" office:value="1304.10810810811">
                <text:p>1304.1081081081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509.01324503311">
                <text:p>1509.01324503311</text:p>
              </table:table-cell>
              <table:table-cell office:value-type="float" office:value="1325.94117647059">
                <text:p>1325.94117647059</text:p>
              </table:table-cell>
              <table:table-cell office:value-type="float" office:value="1214.25342465753">
                <text:p>1214.2534246575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30.30872483221">
                <text:p>1730.30872483221</text:p>
              </table:table-cell>
              <table:table-cell office:value-type="float" office:value="1553.50299401198">
                <text:p>1553.50299401198</text:p>
              </table:table-cell>
              <table:table-cell office:value-type="float" office:value="1450.28025477707">
                <text:p>1450.2802547770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7615.31632653061">
                <text:p>7615.31632653061</text:p>
              </table:table-cell>
              <table:table-cell office:value-type="float" office:value="7239.18269230769">
                <text:p>7239.18269230769</text:p>
              </table:table-cell>
              <table:table-cell office:value-type="float" office:value="7288.97272727273">
                <text:p>7288.9727272727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063.5">
                <text:p>4063.5</text:p>
              </table:table-cell>
              <table:table-cell office:value-type="float" office:value="3849.38947368421">
                <text:p>3849.38947368421</text:p>
              </table:table-cell>
              <table:table-cell office:value-type="float" office:value="3577.10215053763">
                <text:p>3577.1021505376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601.30379746835">
                <text:p>1601.30379746835</text:p>
              </table:table-cell>
              <table:table-cell office:value-type="float" office:value="1469.91780821918">
                <text:p>1469.91780821918</text:p>
              </table:table-cell>
              <table:table-cell office:value-type="float" office:value="1314.44520547945">
                <text:p>1314.4452054794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531.22916666667">
                <text:p>1531.22916666667</text:p>
              </table:table-cell>
              <table:table-cell office:value-type="float" office:value="1469.09722222222">
                <text:p>1469.09722222222</text:p>
              </table:table-cell>
              <table:table-cell office:value-type="float" office:value="1309.42957746479">
                <text:p>1309.4295774647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568.62068965517">
                <text:p>1568.62068965517</text:p>
              </table:table-cell>
              <table:table-cell office:value-type="float" office:value="1456.54601226994">
                <text:p>1456.54601226994</text:p>
              </table:table-cell>
              <table:table-cell office:value-type="float" office:value="1227.83098591549">
                <text:p>1227.8309859154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540.59589041096">
                <text:p>1540.59589041096</text:p>
              </table:table-cell>
              <table:table-cell office:value-type="float" office:value="1541.40425531915">
                <text:p>1541.40425531915</text:p>
              </table:table-cell>
              <table:table-cell office:value-type="float" office:value="1314.12162162162">
                <text:p>1314.1216216216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597.75308641975">
                <text:p>1597.75308641975</text:p>
              </table:table-cell>
              <table:table-cell office:value-type="float" office:value="1593.1875">
                <text:p>1593.1875</text:p>
              </table:table-cell>
              <table:table-cell office:value-type="float" office:value="1244.34126984127">
                <text:p>1244.3412698412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480.82">
                <text:p>1480.82</text:p>
              </table:table-cell>
              <table:table-cell office:value-type="float" office:value="1418.50344827586">
                <text:p>1418.50344827586</text:p>
              </table:table-cell>
              <table:table-cell office:value-type="float" office:value="1206.64583333333">
                <text:p>1206.6458333333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561.93333333333">
                <text:p>1561.93333333333</text:p>
              </table:table-cell>
              <table:table-cell office:value-type="float" office:value="1551.15436241611">
                <text:p>1551.15436241611</text:p>
              </table:table-cell>
              <table:table-cell office:value-type="float" office:value="1184.38926174497">
                <text:p>1184.38926174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003f5c" draw:fill-color="#003f5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6361" draw:fill-color="#ff636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ffa600" draw:fill-color="#ffa6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Leitur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falha host02'.B18:'falha host02'.E52 'falha host02'.C1:'falha host02'.E1" chart:data-source-has-labels="both" svg:x="1.331cm" svg:y="2.138cm" svg:width="11.47cm" svg:height="5.701cm">
          <chart:coordinate-region svg:x="3.09cm" svg:y="2.338cm" svg:width="9.711cm" svg:height="4.297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falha host02'.B18:'falha host02'.B52"/>
          </chart:axis>
          <chart:axis chart:dimension="y" chart:name="primary-y" chart:style-name="ch8">
            <chart:title svg:x="0.451cm" svg:y="5.958cm" chart:style-name="ch9">
              <text:p>Latência (us)</text:p>
            </chart:title>
            <chart:grid chart:style-name="ch10" chart:class="major"/>
          </chart:axis>
          <chart:series chart:style-name="ch11" chart:values-cell-range-address="'falha host02'.C18:'falha host02'.C52" chart:label-cell-address="'falha host02'.C1:'falha host02'.C1" chart:class="chart:line">
            <chart:data-point chart:repeated="35"/>
          </chart:series>
          <chart:series chart:style-name="ch12" chart:values-cell-range-address="'falha host02'.D18:'falha host02'.D52" chart:label-cell-address="'falha host02'.D1:'falha host02'.D1" chart:class="chart:line">
            <chart:data-point chart:repeated="35"/>
          </chart:series>
          <chart:series chart:style-name="ch13" chart:values-cell-range-address="'falha host02'.E18:'falha host02'.E52" chart:label-cell-address="'falha host02'.E1:'falha host02'.E1" chart:class="chart:line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falha host02'.C1:'falha host02'.C1</svg:desc>
                </draw:g>
              </table:table-cell>
              <table:table-cell office:value-type="string">
                <text:p>Cliente 02</text:p>
                <draw:g>
                  <svg:desc>'falha host02'.D1:'falha host02'.D1</svg:desc>
                </draw:g>
              </table:table-cell>
              <table:table-cell office:value-type="string">
                <text:p>Cliente 03</text:p>
                <draw:g>
                  <svg:desc>'falha host02'.E1:'falha host02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alha host02'.B18:'falha host02'.B52</svg:desc>
                </draw:g>
              </table:table-cell>
              <table:table-cell office:value-type="float" office:value="307.047619047619">
                <text:p>307.047619047619</text:p>
                <draw:g>
                  <svg:desc>'falha host02'.C18:'falha host02'.C52</svg:desc>
                </draw:g>
              </table:table-cell>
              <table:table-cell office:value-type="float" office:value="338.103448275862">
                <text:p>338.103448275862</text:p>
                <draw:g>
                  <svg:desc>'falha host02'.D18:'falha host02'.D52</svg:desc>
                </draw:g>
              </table:table-cell>
              <table:table-cell office:value-type="float" office:value="282.641891891892">
                <text:p>282.641891891892</text:p>
                <draw:g>
                  <svg:desc>'falha host02'.E18:'falha host02'.E5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0.745098039216">
                <text:p>200.745098039216</text:p>
              </table:table-cell>
              <table:table-cell office:value-type="float" office:value="216.012658227848">
                <text:p>216.012658227848</text:p>
              </table:table-cell>
              <table:table-cell office:value-type="float" office:value="206.188811188811">
                <text:p>206.1888111888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1.678321678322">
                <text:p>191.678321678322</text:p>
              </table:table-cell>
              <table:table-cell office:value-type="float" office:value="207.311594202899">
                <text:p>207.311594202899</text:p>
              </table:table-cell>
              <table:table-cell office:value-type="float" office:value="206.222891566265">
                <text:p>206.2228915662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0.609589041096">
                <text:p>190.609589041096</text:p>
              </table:table-cell>
              <table:table-cell office:value-type="float" office:value="194.284810126582">
                <text:p>194.284810126582</text:p>
              </table:table-cell>
              <table:table-cell office:value-type="float" office:value="199.046357615894">
                <text:p>199.04635761589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3.877192982456">
                <text:p>183.877192982456</text:p>
              </table:table-cell>
              <table:table-cell office:value-type="float" office:value="182.804511278196">
                <text:p>182.804511278196</text:p>
              </table:table-cell>
              <table:table-cell office:value-type="float" office:value="182.858156028369">
                <text:p>182.8581560283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6.77245508982">
                <text:p>186.77245508982</text:p>
              </table:table-cell>
              <table:table-cell office:value-type="float" office:value="189.686666666667">
                <text:p>189.686666666667</text:p>
              </table:table-cell>
              <table:table-cell office:value-type="float" office:value="217.020979020979">
                <text:p>217.02097902097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1.860927152318">
                <text:p>181.860927152318</text:p>
              </table:table-cell>
              <table:table-cell office:value-type="float" office:value="207.833333333333">
                <text:p>207.833333333333</text:p>
              </table:table-cell>
              <table:table-cell office:value-type="float" office:value="211.378378378378">
                <text:p>211.37837837837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9.38036809816">
                <text:p>189.38036809816</text:p>
              </table:table-cell>
              <table:table-cell office:value-type="float" office:value="200.909722222222">
                <text:p>200.909722222222</text:p>
              </table:table-cell>
              <table:table-cell office:value-type="float" office:value="191.879432624113">
                <text:p>191.87943262411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2.585365853659">
                <text:p>182.585365853659</text:p>
              </table:table-cell>
              <table:table-cell office:value-type="float" office:value="201.587837837838">
                <text:p>201.587837837838</text:p>
              </table:table-cell>
              <table:table-cell office:value-type="float" office:value="191.265734265734">
                <text:p>191.26573426573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9.490196078431">
                <text:p>189.490196078431</text:p>
              </table:table-cell>
              <table:table-cell office:value-type="float" office:value="198.63768115942">
                <text:p>198.63768115942</text:p>
              </table:table-cell>
              <table:table-cell office:value-type="float" office:value="238.143835616438">
                <text:p>238.1438356164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2.138157894737">
                <text:p>182.138157894737</text:p>
              </table:table-cell>
              <table:table-cell office:value-type="float" office:value="209.807692307692">
                <text:p>209.807692307692</text:p>
              </table:table-cell>
              <table:table-cell office:value-type="float" office:value="190.741258741259">
                <text:p>190.74125874125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5.235294117647">
                <text:p>185.235294117647</text:p>
              </table:table-cell>
              <table:table-cell office:value-type="float" office:value="199.974193548387">
                <text:p>199.974193548387</text:p>
              </table:table-cell>
              <table:table-cell office:value-type="float" office:value="187.246835443038">
                <text:p>187.24683544303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1.707482993197">
                <text:p>171.707482993197</text:p>
              </table:table-cell>
              <table:table-cell office:value-type="float" office:value="194.533333333333">
                <text:p>194.533333333333</text:p>
              </table:table-cell>
              <table:table-cell office:value-type="float" office:value="179.303225806452">
                <text:p>179.3032258064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4.985915492958">
                <text:p>184.985915492958</text:p>
              </table:table-cell>
              <table:table-cell office:value-type="float" office:value="190.486486486486">
                <text:p>190.486486486486</text:p>
              </table:table-cell>
              <table:table-cell office:value-type="float" office:value="183.201342281879">
                <text:p>183.20134228187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81.223602484472">
                <text:p>181.223602484472</text:p>
              </table:table-cell>
              <table:table-cell office:value-type="float" office:value="184.904761904762">
                <text:p>184.904761904762</text:p>
              </table:table-cell>
              <table:table-cell office:value-type="float" office:value="185.225">
                <text:p>185.2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8.75">
                <text:p>178.75</text:p>
              </table:table-cell>
              <table:table-cell office:value-type="float" office:value="187.872483221477">
                <text:p>187.872483221477</text:p>
              </table:table-cell>
              <table:table-cell office:value-type="float" office:value="181.80985915493">
                <text:p>181.8098591549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74.207547169811">
                <text:p>174.207547169811</text:p>
              </table:table-cell>
              <table:table-cell office:value-type="float" office:value="196.934131736527">
                <text:p>196.934131736527</text:p>
              </table:table-cell>
              <table:table-cell office:value-type="float" office:value="191.39552238806">
                <text:p>191.3955223880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0.707482993197">
                <text:p>180.707482993197</text:p>
              </table:table-cell>
              <table:table-cell office:value-type="float" office:value="191.641509433962">
                <text:p>191.641509433962</text:p>
              </table:table-cell>
              <table:table-cell office:value-type="float" office:value="180.703225806452">
                <text:p>180.70322580645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92.563291139241">
                <text:p>192.563291139241</text:p>
              </table:table-cell>
              <table:table-cell office:value-type="float" office:value="193.428571428571">
                <text:p>193.428571428571</text:p>
              </table:table-cell>
              <table:table-cell office:value-type="float" office:value="186.337748344371">
                <text:p>186.33774834437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82.848101265823">
                <text:p>182.848101265823</text:p>
              </table:table-cell>
              <table:table-cell office:value-type="float" office:value="191.373333333333">
                <text:p>191.373333333333</text:p>
              </table:table-cell>
              <table:table-cell office:value-type="float" office:value="185.048611111111">
                <text:p>185.0486111111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82.705479452055">
                <text:p>182.705479452055</text:p>
              </table:table-cell>
              <table:table-cell office:value-type="float" office:value="191.938775510204">
                <text:p>191.938775510204</text:p>
              </table:table-cell>
              <table:table-cell office:value-type="float" office:value="188.471830985916">
                <text:p>188.47183098591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86.318181818182">
                <text:p>186.318181818182</text:p>
              </table:table-cell>
              <table:table-cell office:value-type="float" office:value="183.881355932203">
                <text:p>183.881355932203</text:p>
              </table:table-cell>
              <table:table-cell office:value-type="float" office:value="193.405063291139">
                <text:p>193.40506329113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56273.125">
                <text:p>56273.125</text:p>
              </table:table-cell>
              <table:table-cell office:value-type="float" office:value="81996.498973306">
                <text:p>81996.498973306</text:p>
              </table:table-cell>
              <table:table-cell office:value-type="float" office:value="1095892.83333333">
                <text:p>1095892.8333333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47.729582577133">
                <text:p>347.729582577133</text:p>
              </table:table-cell>
              <table:table-cell office:value-type="float" office:value="156.806136680614">
                <text:p>156.806136680614</text:p>
              </table:table-cell>
              <table:table-cell office:value-type="float" office:value="162.27027027027">
                <text:p>162.2702702702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51.483648881239">
                <text:p>151.483648881239</text:p>
              </table:table-cell>
              <table:table-cell office:value-type="float" office:value="153.856729377713">
                <text:p>153.856729377713</text:p>
              </table:table-cell>
              <table:table-cell office:value-type="float" office:value="157.522796352584">
                <text:p>157.52279635258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85.62641509434">
                <text:p>185.62641509434</text:p>
              </table:table-cell>
              <table:table-cell office:value-type="float" office:value="149.590257879656">
                <text:p>149.590257879656</text:p>
              </table:table-cell>
              <table:table-cell office:value-type="float" office:value="159.529874213836">
                <text:p>159.52987421383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40.58904109589">
                <text:p>240.58904109589</text:p>
              </table:table-cell>
              <table:table-cell office:value-type="float" office:value="158.322957198444">
                <text:p>158.322957198444</text:p>
              </table:table-cell>
              <table:table-cell office:value-type="float" office:value="156.972891566265">
                <text:p>156.97289156626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22.077464788732">
                <text:p>222.077464788732</text:p>
              </table:table-cell>
              <table:table-cell office:value-type="float" office:value="NaN">
                <text:p>NaN</text:p>
              </table:table-cell>
              <table:table-cell office:value-type="float" office:value="150.566820276498">
                <text:p>150.56682027649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07.779310344828">
                <text:p>207.7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66.862275449102">
                <text:p>266.86227544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44.56338028169">
                <text:p>244.5633802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25.283870967742">
                <text:p>225.28387096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254.88495575221">
                <text:p>1254.8849557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433.45212765957">
                <text:p>1433.4521276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27.405797101449">
                <text:p>227.40579710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Escrit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falha host02'.B63:'falha host02'.E97 'falha host02'.C1:'falha host02'.E1" chart:data-source-has-labels="both" svg:x="1.331cm" svg:y="2.138cm" svg:width="11.47cm" svg:height="5.701cm">
          <chart:coordinate-region svg:x="3.09cm" svg:y="2.337cm" svg:width="9.711cm" svg:height="4.298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falha host02'.B63:'falha host02'.B97"/>
          </chart:axis>
          <chart:axis chart:dimension="y" chart:name="primary-y" chart:style-name="ch8">
            <chart:title svg:x="0.451cm" svg:y="5.958cm" chart:style-name="ch9">
              <text:p>Latência (us)</text:p>
            </chart:title>
            <chart:grid chart:style-name="ch10" chart:class="major"/>
          </chart:axis>
          <chart:series chart:style-name="ch11" chart:values-cell-range-address="'falha host02'.C63:'falha host02'.C97" chart:label-cell-address="'falha host02'.C1:'falha host02'.C1" chart:class="chart:line">
            <chart:data-point chart:repeated="35"/>
          </chart:series>
          <chart:series chart:style-name="ch12" chart:values-cell-range-address="'falha host02'.D63:'falha host02'.D97" chart:label-cell-address="'falha host02'.D1:'falha host02'.D1" chart:class="chart:line">
            <chart:data-point chart:repeated="35"/>
          </chart:series>
          <chart:series chart:style-name="ch13" chart:values-cell-range-address="'falha host02'.E63:'falha host02'.E97" chart:label-cell-address="'falha host02'.E1:'falha host02'.E1" chart:class="chart:line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falha host02'.C1:'falha host02'.C1</svg:desc>
                </draw:g>
              </table:table-cell>
              <table:table-cell office:value-type="string">
                <text:p>Cliente 02</text:p>
                <draw:g>
                  <svg:desc>'falha host02'.D1:'falha host02'.D1</svg:desc>
                </draw:g>
              </table:table-cell>
              <table:table-cell office:value-type="string">
                <text:p>Cliente 03</text:p>
                <draw:g>
                  <svg:desc>'falha host02'.E1:'falha host02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alha host02'.B63:'falha host02'.B97</svg:desc>
                </draw:g>
              </table:table-cell>
              <table:table-cell office:value-type="float" office:value="3842.93037974684">
                <text:p>3842.93037974684</text:p>
                <draw:g>
                  <svg:desc>'falha host02'.C63:'falha host02'.C97</svg:desc>
                </draw:g>
              </table:table-cell>
              <table:table-cell office:value-type="float" office:value="3886.87974683544">
                <text:p>3886.87974683544</text:p>
                <draw:g>
                  <svg:desc>'falha host02'.D63:'falha host02'.D97</svg:desc>
                </draw:g>
              </table:table-cell>
              <table:table-cell office:value-type="float" office:value="3900.87820512821">
                <text:p>3900.87820512821</text:p>
                <draw:g>
                  <svg:desc>'falha host02'.E63:'falha host02'.E9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75.65753424658">
                <text:p>3175.65753424658</text:p>
              </table:table-cell>
              <table:table-cell office:value-type="float" office:value="2989.13986013986">
                <text:p>2989.13986013986</text:p>
              </table:table-cell>
              <table:table-cell office:value-type="float" office:value="3045.0064516129">
                <text:p>3045.006451612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37.00636942675">
                <text:p>3137.00636942675</text:p>
              </table:table-cell>
              <table:table-cell office:value-type="float" office:value="3270">
                <text:p>3270</text:p>
              </table:table-cell>
              <table:table-cell office:value-type="float" office:value="3019.47445255474">
                <text:p>3019.474452554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86.0064516129">
                <text:p>2886.0064516129</text:p>
              </table:table-cell>
              <table:table-cell office:value-type="float" office:value="3053.75352112676">
                <text:p>3053.75352112676</text:p>
              </table:table-cell>
              <table:table-cell office:value-type="float" office:value="3107.27027027027">
                <text:p>3107.2702702702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34.5859375">
                <text:p>2834.5859375</text:p>
              </table:table-cell>
              <table:table-cell office:value-type="float" office:value="2977.03592814371">
                <text:p>2977.03592814371</text:p>
              </table:table-cell>
              <table:table-cell office:value-type="float" office:value="3011.21656050955">
                <text:p>3011.216560509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115.4962406015">
                <text:p>3115.4962406015</text:p>
              </table:table-cell>
              <table:table-cell office:value-type="float" office:value="3258.71140939597">
                <text:p>3258.71140939597</text:p>
              </table:table-cell>
              <table:table-cell office:value-type="float" office:value="2992.3875">
                <text:p>2992.3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27.72483221477">
                <text:p>2927.72483221477</text:p>
              </table:table-cell>
              <table:table-cell office:value-type="float" office:value="3042.53503184713">
                <text:p>3042.53503184713</text:p>
              </table:table-cell>
              <table:table-cell office:value-type="float" office:value="2988.58">
                <text:p>2988.5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41.83941605839">
                <text:p>2941.83941605839</text:p>
              </table:table-cell>
              <table:table-cell office:value-type="float" office:value="3318.16025641026">
                <text:p>3318.16025641026</text:p>
              </table:table-cell>
              <table:table-cell office:value-type="float" office:value="3034.5534591195">
                <text:p>3034.553459119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57.25">
                <text:p>3057.25</text:p>
              </table:table-cell>
              <table:table-cell office:value-type="float" office:value="3300.44078947368">
                <text:p>3300.44078947368</text:p>
              </table:table-cell>
              <table:table-cell office:value-type="float" office:value="3025.47770700637">
                <text:p>3025.4777070063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937.60544217687">
                <text:p>2937.60544217687</text:p>
              </table:table-cell>
              <table:table-cell office:value-type="float" office:value="3004.2049689441">
                <text:p>3004.2049689441</text:p>
              </table:table-cell>
              <table:table-cell office:value-type="float" office:value="2970.38961038961">
                <text:p>2970.389610389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45.29931972789">
                <text:p>3245.29931972789</text:p>
              </table:table-cell>
              <table:table-cell office:value-type="float" office:value="3070.59310344828">
                <text:p>3070.59310344828</text:p>
              </table:table-cell>
              <table:table-cell office:value-type="float" office:value="3083.87261146497">
                <text:p>3083.8726114649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092.30303030303">
                <text:p>3092.30303030303</text:p>
              </table:table-cell>
              <table:table-cell office:value-type="float" office:value="3100.86206896552">
                <text:p>3100.86206896552</text:p>
              </table:table-cell>
              <table:table-cell office:value-type="float" office:value="3012.97902097902">
                <text:p>3012.979020979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033.98039215686">
                <text:p>3033.98039215686</text:p>
              </table:table-cell>
              <table:table-cell office:value-type="float" office:value="2988.1610738255">
                <text:p>2988.1610738255</text:p>
              </table:table-cell>
              <table:table-cell office:value-type="float" office:value="3193.93835616438">
                <text:p>3193.9383561643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987.3949044586">
                <text:p>2987.3949044586</text:p>
              </table:table-cell>
              <table:table-cell office:value-type="float" office:value="2933.15131578947">
                <text:p>2933.15131578947</text:p>
              </table:table-cell>
              <table:table-cell office:value-type="float" office:value="3092.74666666667">
                <text:p>3092.7466666666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61.57971014493">
                <text:p>2961.57971014493</text:p>
              </table:table-cell>
              <table:table-cell office:value-type="float" office:value="3175.7987012987">
                <text:p>3175.7987012987</text:p>
              </table:table-cell>
              <table:table-cell office:value-type="float" office:value="3063.69503546099">
                <text:p>3063.6950354609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138.75159235669">
                <text:p>3138.75159235669</text:p>
              </table:table-cell>
              <table:table-cell office:value-type="float" office:value="3017.98013245033">
                <text:p>3017.98013245033</text:p>
              </table:table-cell>
              <table:table-cell office:value-type="float" office:value="2872.75796178344">
                <text:p>2872.7579617834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056.11267605634">
                <text:p>3056.11267605634</text:p>
              </table:table-cell>
              <table:table-cell office:value-type="float" office:value="3072.45864661654">
                <text:p>3072.45864661654</text:p>
              </table:table-cell>
              <table:table-cell office:value-type="float" office:value="2969.35928143713">
                <text:p>2969.3592814371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62.74342105263">
                <text:p>3062.74342105263</text:p>
              </table:table-cell>
              <table:table-cell office:value-type="float" office:value="3169.00709219858">
                <text:p>3169.00709219858</text:p>
              </table:table-cell>
              <table:table-cell office:value-type="float" office:value="2943.9375">
                <text:p>2943.937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608.03521126761">
                <text:p>2608.03521126761</text:p>
              </table:table-cell>
              <table:table-cell office:value-type="float" office:value="2649.87671232877">
                <text:p>2649.87671232877</text:p>
              </table:table-cell>
              <table:table-cell office:value-type="float" office:value="2690.47333333333">
                <text:p>2690.4733333333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632.58741258741">
                <text:p>1632.58741258741</text:p>
              </table:table-cell>
              <table:table-cell office:value-type="float" office:value="1695.05333333333">
                <text:p>1695.05333333333</text:p>
              </table:table-cell>
              <table:table-cell office:value-type="float" office:value="1621.93548387097">
                <text:p>1621.9354838709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95.03896103896">
                <text:p>1795.03896103896</text:p>
              </table:table-cell>
              <table:table-cell office:value-type="float" office:value="1908.90909090909">
                <text:p>1908.90909090909</text:p>
              </table:table-cell>
              <table:table-cell office:value-type="float" office:value="1914.44025157233">
                <text:p>1914.4402515723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347.97297297297">
                <text:p>1347.97297297297</text:p>
              </table:table-cell>
              <table:table-cell office:value-type="float" office:value="1350.87096774194">
                <text:p>1350.87096774194</text:p>
              </table:table-cell>
              <table:table-cell office:value-type="float" office:value="1406.34545454545">
                <text:p>1406.3454545454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502061">
                <text:p>502061</text:p>
              </table:table-cell>
              <table:table-cell office:value-type="float" office:value="1502264.75">
                <text:p>1502264.75</text:p>
              </table:table-cell>
              <table:table-cell office:value-type="float" office:value="3193.2">
                <text:p>3193.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481.29553264605">
                <text:p>1481.29553264605</text:p>
              </table:table-cell>
              <table:table-cell office:value-type="float" office:value="1425.08131868132">
                <text:p>1425.08131868132</text:p>
              </table:table-cell>
              <table:table-cell office:value-type="float" office:value="1598.84324324324">
                <text:p>1598.8432432432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482.12745098039">
                <text:p>1482.12745098039</text:p>
              </table:table-cell>
              <table:table-cell office:value-type="float" office:value="1318.98656716418">
                <text:p>1318.98656716418</text:p>
              </table:table-cell>
              <table:table-cell office:value-type="float" office:value="1419.95171339564">
                <text:p>1419.9517133956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85.21774193548">
                <text:p>1285.21774193548</text:p>
              </table:table-cell>
              <table:table-cell office:value-type="float" office:value="1353.09574468085">
                <text:p>1353.09574468085</text:p>
              </table:table-cell>
              <table:table-cell office:value-type="float" office:value="1337.41044776119">
                <text:p>1337.4104477611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119.69677419355">
                <text:p>1119.69677419355</text:p>
              </table:table-cell>
              <table:table-cell office:value-type="float" office:value="1321.66420118343">
                <text:p>1321.66420118343</text:p>
              </table:table-cell>
              <table:table-cell office:value-type="float" office:value="1359.82317073171">
                <text:p>1359.8231707317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118.06329113924">
                <text:p>1118.06329113924</text:p>
              </table:table-cell>
              <table:table-cell office:value-type="float" office:value="1241.16475095785">
                <text:p>1241.16475095785</text:p>
              </table:table-cell>
              <table:table-cell office:value-type="float" office:value="1177.87190082645">
                <text:p>1177.8719008264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109.51612903226">
                <text:p>1109.5161290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174.25190839695">
                <text:p>1174.2519083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183.51572327044">
                <text:p>1183.5157232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128.11724137931">
                <text:p>1128.1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094.4">
                <text:p>10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217.73369565217">
                <text:p>1217.733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149.16455696203">
                <text:p>1149.1645569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003f5c" draw:fill-color="#003f5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6361" draw:fill-color="#ff636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ffa600" draw:fill-color="#ffa6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Leitur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falha host01'.B18:'falha host01'.E58 'falha host01'.C1:'falha host01'.E1" chart:data-source-has-labels="both" svg:x="1.331cm" svg:y="2.138cm" svg:width="11.47cm" svg:height="5.701cm">
          <chart:coordinate-region svg:x="3.09cm" svg:y="2.338cm" svg:width="9.711cm" svg:height="4.297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falha host01'.B18:'falha host01'.B58"/>
          </chart:axis>
          <chart:axis chart:dimension="y" chart:name="primary-y" chart:style-name="ch8">
            <chart:title svg:x="0.451cm" svg:y="5.958cm" chart:style-name="ch9">
              <text:p>Latência (us)</text:p>
            </chart:title>
            <chart:grid chart:style-name="ch10" chart:class="major"/>
          </chart:axis>
          <chart:series chart:style-name="ch11" chart:values-cell-range-address="'falha host01'.C18:'falha host01'.C58" chart:label-cell-address="'falha host01'.C1:'falha host01'.C1" chart:class="chart:line">
            <chart:data-point chart:repeated="41"/>
          </chart:series>
          <chart:series chart:style-name="ch12" chart:values-cell-range-address="'falha host01'.D18:'falha host01'.D58" chart:label-cell-address="'falha host01'.D1:'falha host01'.D1" chart:class="chart:line">
            <chart:data-point chart:repeated="41"/>
          </chart:series>
          <chart:series chart:style-name="ch13" chart:values-cell-range-address="'falha host01'.E18:'falha host01'.E58" chart:label-cell-address="'falha host01'.E1:'falha host01'.E1" chart:class="chart:line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falha host01'.C1:'falha host01'.C1</svg:desc>
                </draw:g>
              </table:table-cell>
              <table:table-cell office:value-type="string">
                <text:p>Cliente 02</text:p>
                <draw:g>
                  <svg:desc>'falha host01'.D1:'falha host01'.D1</svg:desc>
                </draw:g>
              </table:table-cell>
              <table:table-cell office:value-type="string">
                <text:p>Cliente 03</text:p>
                <draw:g>
                  <svg:desc>'falha host01'.E1:'falha host01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alha host01'.B18:'falha host01'.B58</svg:desc>
                </draw:g>
              </table:table-cell>
              <table:table-cell office:value-type="float" office:value="317.006369426752">
                <text:p>317.006369426752</text:p>
                <draw:g>
                  <svg:desc>'falha host01'.C18:'falha host01'.C58</svg:desc>
                </draw:g>
              </table:table-cell>
              <table:table-cell office:value-type="float" office:value="285.445945945946">
                <text:p>285.445945945946</text:p>
                <draw:g>
                  <svg:desc>'falha host01'.D18:'falha host01'.D58</svg:desc>
                </draw:g>
              </table:table-cell>
              <table:table-cell office:value-type="float" office:value="318.258823529412">
                <text:p>318.258823529412</text:p>
                <draw:g>
                  <svg:desc>'falha host01'.E18:'falha host01'.E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1.771428571429">
                <text:p>221.771428571429</text:p>
              </table:table-cell>
              <table:table-cell office:value-type="float" office:value="221.240310077519">
                <text:p>221.240310077519</text:p>
              </table:table-cell>
              <table:table-cell office:value-type="float" office:value="215.457516339869">
                <text:p>215.4575163398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4.371428571429">
                <text:p>204.371428571429</text:p>
              </table:table-cell>
              <table:table-cell office:value-type="float" office:value="223.184397163121">
                <text:p>223.184397163121</text:p>
              </table:table-cell>
              <table:table-cell office:value-type="float" office:value="198.852564102564">
                <text:p>198.8525641025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8.305732484076">
                <text:p>188.305732484076</text:p>
              </table:table-cell>
              <table:table-cell office:value-type="float" office:value="187.390728476821">
                <text:p>187.390728476821</text:p>
              </table:table-cell>
              <table:table-cell office:value-type="float" office:value="183.323170731707">
                <text:p>183.3231707317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7.993630573248">
                <text:p>187.993630573248</text:p>
              </table:table-cell>
              <table:table-cell office:value-type="float" office:value="183.582191780822">
                <text:p>183.582191780822</text:p>
              </table:table-cell>
              <table:table-cell office:value-type="float" office:value="183.246835443038">
                <text:p>183.2468354430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2.225352112676">
                <text:p>182.225352112676</text:p>
              </table:table-cell>
              <table:table-cell office:value-type="float" office:value="186.350993377483">
                <text:p>186.350993377483</text:p>
              </table:table-cell>
              <table:table-cell office:value-type="float" office:value="186.904761904762">
                <text:p>186.90476190476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2.384615384615">
                <text:p>182.384615384615</text:p>
              </table:table-cell>
              <table:table-cell office:value-type="float" office:value="181.993670886076">
                <text:p>181.993670886076</text:p>
              </table:table-cell>
              <table:table-cell office:value-type="float" office:value="181.89375">
                <text:p>181.893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3.79754601227">
                <text:p>193.79754601227</text:p>
              </table:table-cell>
              <table:table-cell office:value-type="float" office:value="186.184397163121">
                <text:p>186.184397163121</text:p>
              </table:table-cell>
              <table:table-cell office:value-type="float" office:value="178.283687943262">
                <text:p>178.2836879432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.503267973856">
                <text:p>177.503267973856</text:p>
              </table:table-cell>
              <table:table-cell office:value-type="float" office:value="233.214285714286">
                <text:p>233.214285714286</text:p>
              </table:table-cell>
              <table:table-cell office:value-type="float" office:value="182.269736842105">
                <text:p>182.2697368421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5.955696202532">
                <text:p>185.955696202532</text:p>
              </table:table-cell>
              <table:table-cell office:value-type="float" office:value="190.519480519481">
                <text:p>190.519480519481</text:p>
              </table:table-cell>
              <table:table-cell office:value-type="float" office:value="177.845637583893">
                <text:p>177.84563758389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8.402877697842">
                <text:p>188.402877697842</text:p>
              </table:table-cell>
              <table:table-cell office:value-type="float" office:value="186.878205128205">
                <text:p>186.878205128205</text:p>
              </table:table-cell>
              <table:table-cell office:value-type="float" office:value="177.478571428571">
                <text:p>177.47857142857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74.624161073826">
                <text:p>174.624161073826</text:p>
              </table:table-cell>
              <table:table-cell office:value-type="float" office:value="184.288590604027">
                <text:p>184.288590604027</text:p>
              </table:table-cell>
              <table:table-cell office:value-type="float" office:value="181.198757763975">
                <text:p>181.1987577639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9.433121019108">
                <text:p>179.433121019108</text:p>
              </table:table-cell>
              <table:table-cell office:value-type="float" office:value="177.86301369863">
                <text:p>177.86301369863</text:p>
              </table:table-cell>
              <table:table-cell office:value-type="float" office:value="179.328671328671">
                <text:p>179.32867132867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8.398692810458">
                <text:p>178.398692810458</text:p>
              </table:table-cell>
              <table:table-cell office:value-type="float" office:value="188.901315789474">
                <text:p>188.901315789474</text:p>
              </table:table-cell>
              <table:table-cell office:value-type="float" office:value="181.698795180723">
                <text:p>181.6987951807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84.414965986395">
                <text:p>184.414965986395</text:p>
              </table:table-cell>
              <table:table-cell office:value-type="float" office:value="188.398692810458">
                <text:p>188.398692810458</text:p>
              </table:table-cell>
              <table:table-cell office:value-type="float" office:value="185.282051282051">
                <text:p>185.28205128205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91.239130434783">
                <text:p>191.239130434783</text:p>
              </table:table-cell>
              <table:table-cell office:value-type="float" office:value="190.123188405797">
                <text:p>190.123188405797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82.225165562914">
                <text:p>182.225165562914</text:p>
              </table:table-cell>
              <table:table-cell office:value-type="float" office:value="185.653594771242">
                <text:p>185.653594771242</text:p>
              </table:table-cell>
              <table:table-cell office:value-type="float" office:value="181.714285714286">
                <text:p>181.71428571428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8.042168674699">
                <text:p>188.042168674699</text:p>
              </table:table-cell>
              <table:table-cell office:value-type="float" office:value="182.743055555556">
                <text:p>182.743055555556</text:p>
              </table:table-cell>
              <table:table-cell office:value-type="float" office:value="185.946666666667">
                <text:p>185.94666666666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4.374193548387">
                <text:p>184.374193548387</text:p>
              </table:table-cell>
              <table:table-cell office:value-type="float" office:value="189.759259259259">
                <text:p>189.75925925925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80.58273381295">
                <text:p>180.58273381295</text:p>
              </table:table-cell>
              <table:table-cell office:value-type="float" office:value="186.20987654321">
                <text:p>186.20987654321</text:p>
              </table:table-cell>
              <table:table-cell office:value-type="float" office:value="183.444444444444">
                <text:p>183.44444444444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84.542857142857">
                <text:p>184.542857142857</text:p>
              </table:table-cell>
              <table:table-cell office:value-type="float" office:value="190.88">
                <text:p>190.88</text:p>
              </table:table-cell>
              <table:table-cell office:value-type="float" office:value="181.414473684211">
                <text:p>181.41447368421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87.205882352941">
                <text:p>187.205882352941</text:p>
              </table:table-cell>
              <table:table-cell office:value-type="float" office:value="191.991452991453">
                <text:p>191.991452991453</text:p>
              </table:table-cell>
              <table:table-cell office:value-type="float" office:value="198.294573643411">
                <text:p>198.29457364341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82.241758241758">
                <text:p>182.241758241758</text:p>
              </table:table-cell>
              <table:table-cell office:value-type="float" office:value="187.49375">
                <text:p>187.49375</text:p>
              </table:table-cell>
              <table:table-cell office:value-type="float" office:value="189.861111111111">
                <text:p>189.86111111111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80">
                <text:p>280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5604.2971175166">
                <text:p>75604.2971175166</text:p>
              </table:table-cell>
              <table:table-cell office:value-type="float" office:value="375434">
                <text:p>375434</text:p>
              </table:table-cell>
              <table:table-cell office:value-type="float" office:value="70903.3638253638">
                <text:p>70903.363825363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49.495967741936">
                <text:p>149.495967741936</text:p>
              </table:table-cell>
              <table:table-cell office:value-type="float" office:value="3002144">
                <text:p>3002144</text:p>
              </table:table-cell>
              <table:table-cell office:value-type="float" office:value="148.389247311828">
                <text:p>148.38924731182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53.844444444444">
                <text:p>153.844444444444</text:p>
              </table:table-cell>
              <table:table-cell office:value-type="float" office:value="3001758">
                <text:p>3001758</text:p>
              </table:table-cell>
              <table:table-cell office:value-type="float" office:value="152.777472527473">
                <text:p>152.7774725274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53.006535947712">
                <text:p>153.006535947712</text:p>
              </table:table-cell>
              <table:table-cell office:value-type="float" office:value="600564.2">
                <text:p>600564.2</text:p>
              </table:table-cell>
              <table:table-cell office:value-type="float" office:value="152.825503355705">
                <text:p>152.82550335570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49.873661670236">
                <text:p>149.873661670236</text:p>
              </table:table-cell>
              <table:table-cell office:value-type="float" office:value="750855">
                <text:p>750855</text:p>
              </table:table-cell>
              <table:table-cell office:value-type="float" office:value="148.867298578199">
                <text:p>148.86729857819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46.64856230032">
                <text:p>146.64856230032</text:p>
              </table:table-cell>
              <table:table-cell office:value-type="float" office:value="1501202.5">
                <text:p>1501202.5</text:p>
              </table:table-cell>
              <table:table-cell office:value-type="float" office:value="153.044973544974">
                <text:p>153.04497354497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750774.75">
                <text:p>75077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  <table:table-cell office:value-type="float" office:value="300413">
                <text:p>300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  <table:table-cell office:value-type="float" office:value="300399.9">
                <text:p>3003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NaN">
                <text:p>NaN</text:p>
              </table:table-cell>
              <table:table-cell office:value-type="float" office:value="526926">
                <text:p>52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1501306.5">
                <text:p>150130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NaN">
                <text:p>NaN</text:p>
              </table:table-cell>
              <table:table-cell office:value-type="float" office:value="8455.91506849315">
                <text:p>8455.91506849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  <table:table-cell office:value-type="float" office:value="148.950226244344">
                <text:p>148.95022624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153.971563981043">
                <text:p>153.97156398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NaN">
                <text:p>NaN</text:p>
              </table:table-cell>
              <table:table-cell office:value-type="float" office:value="152.079470198676">
                <text:p>152.079470198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NaN">
                <text:p>NaN</text:p>
              </table:table-cell>
              <table:table-cell office:value-type="float" office:value="148.017077798862">
                <text:p>148.01707779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147.686567164179">
                <text:p>147.6865671641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Operações de Escrita</text:p>
        </chart:title>
        <chart:subtitle svg:x="5.059cm" svg:y="1.275cm" chart:style-name="ch3">
          <text:p>Latência a cada 1000 operações</text:p>
        </chart:subtitle>
        <chart:legend chart:legend-position="end" svg:x="13.121cm" svg:y="3.703cm" style:legend-expansion="high" chart:style-name="ch4"/>
        <chart:plot-area chart:style-name="ch5" table:cell-range-address="'falha host01'.B69:'falha host01'.E108 'falha host01'.C1:'falha host01'.E1" chart:data-source-has-labels="both" svg:x="1.331cm" svg:y="2.138cm" svg:width="11.47cm" svg:height="5.701cm">
          <chart:coordinate-region svg:x="3.09cm" svg:y="2.338cm" svg:width="9.57cm" svg:height="4.297cm"/>
          <chart:axis chart:dimension="x" chart:name="primary-x" chart:style-name="ch6" chartooo:axis-type="auto">
            <chartooo:date-scale/>
            <chart:title svg:x="6.241cm" svg:y="8.019cm" chart:style-name="ch7">
              <text:p>Operações</text:p>
            </chart:title>
            <chart:categories table:cell-range-address="'falha host01'.B69:'falha host01'.B108"/>
          </chart:axis>
          <chart:axis chart:dimension="y" chart:name="primary-y" chart:style-name="ch8">
            <chart:title svg:x="0.451cm" svg:y="5.958cm" chart:style-name="ch9">
              <text:p>Latência (us)</text:p>
            </chart:title>
            <chart:grid chart:style-name="ch10" chart:class="major"/>
          </chart:axis>
          <chart:series chart:style-name="ch11" chart:values-cell-range-address="'falha host01'.C69:'falha host01'.C108" chart:label-cell-address="'falha host01'.C1:'falha host01'.C1" chart:class="chart:line">
            <chart:data-point chart:repeated="40"/>
          </chart:series>
          <chart:series chart:style-name="ch12" chart:values-cell-range-address="'falha host01'.D69:'falha host01'.D108" chart:label-cell-address="'falha host01'.D1:'falha host01'.D1" chart:class="chart:line">
            <chart:data-point chart:repeated="40"/>
          </chart:series>
          <chart:series chart:style-name="ch13" chart:values-cell-range-address="'falha host01'.E69:'falha host01'.E108" chart:label-cell-address="'falha host01'.E1:'falha host01'.E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'falha host01'.C1:'falha host01'.C1</svg:desc>
                </draw:g>
              </table:table-cell>
              <table:table-cell office:value-type="string">
                <text:p>Cliente 02</text:p>
                <draw:g>
                  <svg:desc>'falha host01'.D1:'falha host01'.D1</svg:desc>
                </draw:g>
              </table:table-cell>
              <table:table-cell office:value-type="string">
                <text:p>Cliente 03</text:p>
                <draw:g>
                  <svg:desc>'falha host01'.E1:'falha host01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alha host01'.B69:'falha host01'.B108</svg:desc>
                </draw:g>
              </table:table-cell>
              <table:table-cell office:value-type="float" office:value="3335.78231292517">
                <text:p>3335.78231292517</text:p>
                <draw:g>
                  <svg:desc>'falha host01'.C69:'falha host01'.C108</svg:desc>
                </draw:g>
              </table:table-cell>
              <table:table-cell office:value-type="float" office:value="3728.20512820513">
                <text:p>3728.20512820513</text:p>
                <draw:g>
                  <svg:desc>'falha host01'.D69:'falha host01'.D108</svg:desc>
                </draw:g>
              </table:table-cell>
              <table:table-cell office:value-type="float" office:value="3473.77941176471">
                <text:p>3473.77941176471</text:p>
                <draw:g>
                  <svg:desc>'falha host01'.E69:'falha host01'.E10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66.5375">
                <text:p>2766.5375</text:p>
              </table:table-cell>
              <table:table-cell office:value-type="float" office:value="2850.84795321637">
                <text:p>2850.84795321637</text:p>
              </table:table-cell>
              <table:table-cell office:value-type="float" office:value="2912.14965986395">
                <text:p>2912.149659863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99.95">
                <text:p>2699.95</text:p>
              </table:table-cell>
              <table:table-cell office:value-type="float" office:value="2703.71698113208">
                <text:p>2703.71698113208</text:p>
              </table:table-cell>
              <table:table-cell office:value-type="float" office:value="2783.45454545455">
                <text:p>2783.4545454545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652.35664335664">
                <text:p>2652.35664335664</text:p>
              </table:table-cell>
              <table:table-cell office:value-type="float" office:value="2733.55704697987">
                <text:p>2733.55704697987</text:p>
              </table:table-cell>
              <table:table-cell office:value-type="float" office:value="2741.32116788321">
                <text:p>2741.3211678832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21.26573426573">
                <text:p>2721.26573426573</text:p>
              </table:table-cell>
              <table:table-cell office:value-type="float" office:value="2651.12258064516">
                <text:p>2651.12258064516</text:p>
              </table:table-cell>
              <table:table-cell office:value-type="float" office:value="2746.15714285714">
                <text:p>2746.1571428571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01.9746835443">
                <text:p>2601.9746835443</text:p>
              </table:table-cell>
              <table:table-cell office:value-type="float" office:value="2717.10204081633">
                <text:p>2717.10204081633</text:p>
              </table:table-cell>
              <table:table-cell office:value-type="float" office:value="2690.73076923077">
                <text:p>2690.730769230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707.5572519084">
                <text:p>2707.5572519084</text:p>
              </table:table-cell>
              <table:table-cell office:value-type="float" office:value="2688.08450704225">
                <text:p>2688.08450704225</text:p>
              </table:table-cell>
              <table:table-cell office:value-type="float" office:value="2654.15107913669">
                <text:p>2654.1510791366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5.29197080292">
                <text:p>2825.29197080292</text:p>
              </table:table-cell>
              <table:table-cell office:value-type="float" office:value="2777.4347826087">
                <text:p>2777.4347826087</text:p>
              </table:table-cell>
              <table:table-cell office:value-type="float" office:value="2629.79874213836">
                <text:p>2629.798742138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797.68027210884">
                <text:p>2797.68027210884</text:p>
              </table:table-cell>
              <table:table-cell office:value-type="float" office:value="2733.475">
                <text:p>2733.475</text:p>
              </table:table-cell>
              <table:table-cell office:value-type="float" office:value="2706.71621621622">
                <text:p>2706.7162162162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598.69014084507">
                <text:p>2598.69014084507</text:p>
              </table:table-cell>
              <table:table-cell office:value-type="float" office:value="2696.95172413793">
                <text:p>2696.95172413793</text:p>
              </table:table-cell>
              <table:table-cell office:value-type="float" office:value="2678.69798657718">
                <text:p>2678.697986577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82.3850931677">
                <text:p>2582.3850931677</text:p>
              </table:table-cell>
              <table:table-cell office:value-type="float" office:value="2645.46527777778">
                <text:p>2645.46527777778</text:p>
              </table:table-cell>
              <table:table-cell office:value-type="float" office:value="2652.26380368098">
                <text:p>2652.2638036809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699.54304635762">
                <text:p>2699.54304635762</text:p>
              </table:table-cell>
              <table:table-cell office:value-type="float" office:value="2652.90728476821">
                <text:p>2652.90728476821</text:p>
              </table:table-cell>
              <table:table-cell office:value-type="float" office:value="2641.39130434783">
                <text:p>2641.39130434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24.64084507042">
                <text:p>2624.64084507042</text:p>
              </table:table-cell>
              <table:table-cell office:value-type="float" office:value="2687.94838709677">
                <text:p>2687.94838709677</text:p>
              </table:table-cell>
              <table:table-cell office:value-type="float" office:value="2691.06369426752">
                <text:p>2691.063694267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609.90540540541">
                <text:p>2609.90540540541</text:p>
              </table:table-cell>
              <table:table-cell office:value-type="float" office:value="2735.12244897959">
                <text:p>2735.12244897959</text:p>
              </table:table-cell>
              <table:table-cell office:value-type="float" office:value="2656.10606060606">
                <text:p>2656.1060606060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134.58823529412">
                <text:p>2134.58823529412</text:p>
              </table:table-cell>
              <table:table-cell office:value-type="float" office:value="2203.91216216216">
                <text:p>2203.91216216216</text:p>
              </table:table-cell>
              <table:table-cell office:value-type="float" office:value="2300.88356164384">
                <text:p>2300.8835616438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94.37654320988">
                <text:p>1294.37654320988</text:p>
              </table:table-cell>
              <table:table-cell office:value-type="float" office:value="1331.2037037037">
                <text:p>1331.2037037037</text:p>
              </table:table-cell>
              <table:table-cell office:value-type="float" office:value="1385.77483443709">
                <text:p>1385.7748344370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350.46308724832">
                <text:p>1350.46308724832</text:p>
              </table:table-cell>
              <table:table-cell office:value-type="float" office:value="1284.44217687075">
                <text:p>1284.44217687075</text:p>
              </table:table-cell>
              <table:table-cell office:value-type="float" office:value="1274.52121212121">
                <text:p>1274.5212121212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312.24444444444">
                <text:p>1312.24444444444</text:p>
              </table:table-cell>
              <table:table-cell office:value-type="float" office:value="1290.1935483871">
                <text:p>1290.193548387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250">
                <text:p>1250</text:p>
              </table:table-cell>
              <table:table-cell office:value-type="float" office:value="1294.69784172662">
                <text:p>1294.69784172662</text:p>
              </table:table-cell>
              <table:table-cell office:value-type="float" office:value="1281.20138888889">
                <text:p>1281.2013888888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379.425">
                <text:p>1379.425</text:p>
              </table:table-cell>
              <table:table-cell office:value-type="float" office:value="1440.36496350365">
                <text:p>1440.36496350365</text:p>
              </table:table-cell>
              <table:table-cell office:value-type="float" office:value="1347.48717948718">
                <text:p>1347.487179487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34.7625">
                <text:p>1434.7625</text:p>
              </table:table-cell>
              <table:table-cell office:value-type="float" office:value="1537.82">
                <text:p>1537.82</text:p>
              </table:table-cell>
              <table:table-cell office:value-type="float" office:value="1533.01351351351">
                <text:p>1533.0135135135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6706.44881889764">
                <text:p>6706.44881889764</text:p>
              </table:table-cell>
              <table:table-cell office:value-type="float" office:value="7716.82692307692">
                <text:p>7716.82692307692</text:p>
              </table:table-cell>
              <table:table-cell office:value-type="float" office:value="7309.6347826087">
                <text:p>7309.634782608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704.97931034483">
                <text:p>3704.97931034483</text:p>
              </table:table-cell>
              <table:table-cell office:value-type="float" office:value="3303.05027932961">
                <text:p>3303.05027932961</text:p>
              </table:table-cell>
              <table:table-cell office:value-type="float" office:value="3541.47904191617">
                <text:p>3541.4790419161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859166.714285714">
                <text:p>859166.714285714</text:p>
              </table:table-cell>
              <table:table-cell office:value-type="float" office:value="18733">
                <text:p>18733</text:p>
              </table:table-cell>
              <table:table-cell office:value-type="float" office:value="1001993.33333333">
                <text:p>1001993.3333333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901.05371900826">
                <text:p>1901.05371900826</text:p>
              </table:table-cell>
              <table:table-cell office:value-type="float" office:value="6007679">
                <text:p>6007679</text:p>
              </table:table-cell>
              <table:table-cell office:value-type="float" office:value="1930.83947939262">
                <text:p>1930.8394793926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005.05">
                <text:p>2005.05</text:p>
              </table:table-cell>
              <table:table-cell office:value-type="float" office:value="1119.66666666667">
                <text:p>1119.66666666667</text:p>
              </table:table-cell>
              <table:table-cell office:value-type="float" office:value="1991.42398286938">
                <text:p>1991.4239828693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360.67418546366">
                <text:p>2360.67418546366</text:p>
              </table:table-cell>
              <table:table-cell office:value-type="float" office:value="1096">
                <text:p>1096</text:p>
              </table:table-cell>
              <table:table-cell office:value-type="float" office:value="2341.90298507463">
                <text:p>2341.9029850746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006.90476190476">
                <text:p>2006.90476190476</text:p>
              </table:table-cell>
              <table:table-cell office:value-type="float" office:value="1016">
                <text:p>1016</text:p>
              </table:table-cell>
              <table:table-cell office:value-type="float" office:value="2059.78048780488">
                <text:p>2059.7804878048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938.29227557411">
                <text:p>1938.29227557411</text:p>
              </table:table-cell>
              <table:table-cell office:value-type="float" office:value="1104">
                <text:p>1104</text:p>
              </table:table-cell>
              <table:table-cell office:value-type="float" office:value="2047.72587719298">
                <text:p>2047.725877192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949.53156146179">
                <text:p>1949.53156146179</text:p>
              </table:table-cell>
              <table:table-cell office:value-type="float" office:value="1187.66666666667">
                <text:p>1187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  <table:table-cell office:value-type="float" office:value="1052.71428571429">
                <text:p>1052.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  <table:table-cell office:value-type="float" office:value="931.166666666667">
                <text:p>931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NaN">
                <text:p>NaN</text:p>
              </table:table-cell>
              <table:table-cell office:value-type="float" office:value="2004.43315508021">
                <text:p>2004.43315508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  <table:table-cell office:value-type="float" office:value="2021.31019522777">
                <text:p>2021.3101952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2344.61055276382">
                <text:p>2344.61055276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NaN">
                <text:p>NaN</text:p>
              </table:table-cell>
              <table:table-cell office:value-type="float" office:value="2051.3517699115">
                <text:p>2051.3517699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NaN">
                <text:p>NaN</text:p>
              </table:table-cell>
              <table:table-cell office:value-type="float" office:value="1903.92339544513">
                <text:p>1903.92339544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1927.81492537313">
                <text:p>1927.814925373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3f5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36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a6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02cm" svg:y="0.316cm" chart:style-name="ch2">
          <text:p>Tempo de Execução dos Testes</text:p>
        </chart:title>
        <chart:legend chart:legend-position="end" svg:x="13.71cm" svg:y="3.703cm" style:legend-expansion="high" chart:style-name="ch3"/>
        <chart:plot-area chart:style-name="ch4" table:cell-range-address="Planilha4.A1:Planilha4.D4" chart:data-source-has-labels="both" svg:x="1.331cm" svg:y="1.275cm" svg:width="12.059cm" svg:height="6.564cm">
          <chart:coordinate-region svg:x="2.535cm" svg:y="1.474cm" svg:width="10.855cm" svg:height="5.718cm"/>
          <chart:axis chart:dimension="x" chart:name="primary-x" chart:style-name="ch5" chartooo:axis-type="auto">
            <chartooo:date-scale/>
            <chart:title svg:x="6.39cm" svg:y="8.019cm" chart:style-name="ch6">
              <text:p>Tipo de teste</text:p>
            </chart:title>
            <chart:categories table:cell-range-address="Planilha4.A2:Planilha4.A4"/>
          </chart:axis>
          <chart:axis chart:dimension="y" chart:name="primary-y" chart:style-name="ch7">
            <chart:title svg:x="0.451cm" svg:y="6.413cm" chart:style-name="ch8">
              <text:p>Tempo de execução (ms)</text:p>
            </chart:title>
            <chart:grid chart:style-name="ch9" chart:class="major"/>
          </chart:axis>
          <chart:series chart:style-name="ch10" chart:values-cell-range-address="Planilha4.B2:Planilha4.B4" chart:label-cell-address="Planilha4.B1:Planilha4.B1" chart:class="chart:bar">
            <chart:data-point chart:repeated="3"/>
          </chart:series>
          <chart:series chart:style-name="ch11" chart:values-cell-range-address="Planilha4.C2:Planilha4.C4" chart:label-cell-address="Planilha4.C1:Planilha4.C1" chart:class="chart:bar">
            <chart:data-point chart:repeated="3"/>
          </chart:series>
          <chart:series chart:style-name="ch12" chart:values-cell-range-address="Planilha4.D2:Planilha4.D4" chart:label-cell-address="Planilha4.D1:Planilha4.D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Planilha4.B1:Planilha4.B1</svg:desc>
                </draw:g>
              </table:table-cell>
              <table:table-cell office:value-type="string">
                <text:p>Cliente 02</text:p>
                <draw:g>
                  <svg:desc>Planilha4.C1:Planilha4.C1</svg:desc>
                </draw:g>
              </table:table-cell>
              <table:table-cell office:value-type="string">
                <text:p>Cliente 03</text:p>
                <draw:g>
                  <svg:desc>Planilha4.D1:Planilha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falhas</text:p>
                <draw:g>
                  <svg:desc>Planilha4.A2:Planilha4.A4</svg:desc>
                </draw:g>
              </table:table-cell>
              <table:table-cell office:value-type="float" office:value="40290">
                <text:p>40290</text:p>
                <draw:g>
                  <svg:desc>Planilha4.B2:Planilha4.B4</svg:desc>
                </draw:g>
              </table:table-cell>
              <table:table-cell office:value-type="float" office:value="40276">
                <text:p>40276</text:p>
                <draw:g>
                  <svg:desc>Planilha4.C2:Planilha4.C4</svg:desc>
                </draw:g>
              </table:table-cell>
              <table:table-cell office:value-type="float" office:value="40245">
                <text:p>40245</text:p>
                <draw:g>
                  <svg:desc>Planilha4.D2:Planilha4.D4</svg:desc>
                </draw:g>
              </table:table-cell>
            </table:table-row>
            <table:table-row>
              <table:table-cell office:value-type="string">
                <text:p>Falha host02</text:p>
              </table:table-cell>
              <table:table-cell office:value-type="float" office:value="40280">
                <text:p>40280</text:p>
              </table:table-cell>
              <table:table-cell office:value-type="float" office:value="71657">
                <text:p>71657</text:p>
              </table:table-cell>
              <table:table-cell office:value-type="float" office:value="65613">
                <text:p>65613</text:p>
              </table:table-cell>
            </table:table-row>
            <table:table-row>
              <table:table-cell office:value-type="string">
                <text:p>Falha host01</text:p>
              </table:table-cell>
              <table:table-cell office:value-type="float" office:value="68926">
                <text:p>68926</text:p>
              </table:table-cell>
              <table:table-cell office:value-type="float" office:value="68984">
                <text:p>68984</text:p>
              </table:table-cell>
              <table:table-cell office:value-type="float" office:value="69018">
                <text:p>69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3f5c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636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a6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95cm" svg:y="0.316cm" chart:style-name="ch2">
          <text:p>Latência Média</text:p>
        </chart:title>
        <chart:legend chart:legend-position="end" svg:x="13.71cm" svg:y="3.703cm" style:legend-expansion="high" chart:style-name="ch3"/>
        <chart:plot-area chart:style-name="ch4" table:cell-range-address="Planilha4.A6:Planilha4.D9" chart:data-source-has-labels="both" svg:x="1.331cm" svg:y="1.275cm" svg:width="12.059cm" svg:height="6.564cm">
          <chart:coordinate-region svg:x="2.535cm" svg:y="1.474cm" svg:width="10.855cm" svg:height="5.718cm"/>
          <chart:axis chart:dimension="x" chart:name="primary-x" chart:style-name="ch5" chartooo:axis-type="auto">
            <chartooo:date-scale/>
            <chart:title svg:x="6.337cm" svg:y="8.019cm" chart:style-name="ch6">
              <text:p>Tipo de Teste</text:p>
            </chart:title>
            <chart:categories table:cell-range-address="Planilha4.A7:Planilha4.A9"/>
          </chart:axis>
          <chart:axis chart:dimension="y" chart:name="primary-y" chart:style-name="ch7">
            <chart:title svg:x="0.451cm" svg:y="5.527cm" chart:style-name="ch8">
              <text:p>Latência (us)</text:p>
            </chart:title>
            <chart:grid chart:style-name="ch9" chart:class="major"/>
          </chart:axis>
          <chart:series chart:style-name="ch10" chart:values-cell-range-address="Planilha4.B7:Planilha4.B9" chart:label-cell-address="Planilha4.B6:Planilha4.B6" chart:class="chart:bar">
            <chart:data-point chart:repeated="2"/>
            <chart:data-point chart:style-name="ch11"/>
          </chart:series>
          <chart:series chart:style-name="ch12" chart:values-cell-range-address="Planilha4.C7:Planilha4.C9" chart:label-cell-address="Planilha4.C6:Planilha4.C6" chart:class="chart:bar">
            <chart:data-point chart:repeated="3"/>
          </chart:series>
          <chart:series chart:style-name="ch13" chart:values-cell-range-address="Planilha4.D7:Planilha4.D9" chart:label-cell-address="Planilha4.D6:Planilha4.D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e 01</text:p>
                <draw:g>
                  <svg:desc>Planilha4.B6:Planilha4.B6</svg:desc>
                </draw:g>
              </table:table-cell>
              <table:table-cell office:value-type="string">
                <text:p>Cliente 02</text:p>
                <draw:g>
                  <svg:desc>Planilha4.C6:Planilha4.C6</svg:desc>
                </draw:g>
              </table:table-cell>
              <table:table-cell office:value-type="string">
                <text:p>Cliente 03</text:p>
                <draw:g>
                  <svg:desc>Planilha4.D6:Planilha4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falhas</text:p>
                <draw:g>
                  <svg:desc>Planilha4.A7:Planilha4.A9</svg:desc>
                </draw:g>
              </table:table-cell>
              <table:table-cell office:value-type="float" office:value="195.405346334902">
                <text:p>195.405346334902</text:p>
                <draw:g>
                  <svg:desc>Planilha4.B7:Planilha4.B9</svg:desc>
                </draw:g>
              </table:table-cell>
              <table:table-cell office:value-type="float" office:value="185.673923800099">
                <text:p>185.673923800099</text:p>
                <draw:g>
                  <svg:desc>Planilha4.C7:Planilha4.C9</svg:desc>
                </draw:g>
              </table:table-cell>
              <table:table-cell office:value-type="float" office:value="198.12343828086">
                <text:p>198.12343828086</text:p>
                <draw:g>
                  <svg:desc>Planilha4.D7:Planilha4.D9</svg:desc>
                </draw:g>
              </table:table-cell>
            </table:table-row>
            <table:table-row>
              <table:table-cell office:value-type="string">
                <text:p>Falha host02</text:p>
              </table:table-cell>
              <table:table-cell office:value-type="float" office:value="340.850057860803">
                <text:p>340.850057860803</text:p>
              </table:table-cell>
              <table:table-cell office:value-type="float" office:value="6771.07077889863">
                <text:p>6771.07077889863</text:p>
              </table:table-cell>
              <table:table-cell office:value-type="float" office:value="6811.53026227303">
                <text:p>6811.53026227303</text:p>
              </table:table-cell>
            </table:table-row>
            <table:table-row>
              <table:table-cell office:value-type="string">
                <text:p>Falha host01</text:p>
              </table:table-cell>
              <table:table-cell office:value-type="float" office:value="5844.51382872376">
                <text:p>5844.51382872376</text:p>
              </table:table-cell>
              <table:table-cell office:value-type="float" office:value="5863.51025512756">
                <text:p>5863.51025512756</text:p>
              </table:table-cell>
              <table:table-cell office:value-type="float" office:value="5818.43946932007">
                <text:p>5818.439469320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